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style:font-name="Liberation Serif" fo:font-size="12pt" officeooo:rsid="0111a231" officeooo:paragraph-rsid="0111a231" style:font-size-asian="10.5pt" style:font-size-complex="12pt"/>
    </style:style>
    <style:style style:name="P28" style:family="paragraph" style:parent-style-name="Standard">
      <style:text-properties officeooo:paragraph-rsid="015afb60"/>
    </style:style>
    <style:style style:name="P29" style:family="paragraph" style:parent-style-name="Text_20_body">
      <style:text-properties officeooo:rsid="001a4a19" officeooo:paragraph-rsid="001a4a19"/>
    </style:style>
    <style:style style:name="P30" style:family="paragraph" style:parent-style-name="Text_20_body">
      <style:text-properties officeooo:rsid="001a4a19" officeooo:paragraph-rsid="016b839a"/>
    </style:style>
    <style:style style:name="P31" style:family="paragraph" style:parent-style-name="Text_20_body">
      <style:text-properties fo:font-style="italic" officeooo:rsid="001a4a19" officeooo:paragraph-rsid="001a4a19" style:font-style-asian="italic" style:font-style-complex="italic"/>
    </style:style>
    <style:style style:name="P32" style:family="paragraph" style:parent-style-name="Text_20_body">
      <style:text-properties fo:font-style="italic" officeooo:rsid="004223a8" officeooo:paragraph-rsid="004223a8" style:font-style-asian="italic" style:font-style-complex="italic"/>
    </style:style>
    <style:style style:name="P33" style:family="paragraph" style:parent-style-name="Text_20_body">
      <style:text-properties fo:font-style="italic" officeooo:rsid="0073817b" officeooo:paragraph-rsid="0073817b" style:font-style-asian="italic" style:font-style-complex="italic"/>
    </style:style>
    <style:style style:name="P34" style:family="paragraph" style:parent-style-name="Text_20_body">
      <style:text-properties fo:font-style="italic" officeooo:rsid="0077e2b5" officeooo:paragraph-rsid="00b8b926" style:font-style-asian="italic" style:font-style-complex="italic"/>
    </style:style>
    <style:style style:name="P35" style:family="paragraph" style:parent-style-name="Text_20_body">
      <style:text-properties fo:font-style="italic" officeooo:rsid="0098ef9b" officeooo:paragraph-rsid="00993621" style:font-style-asian="italic" style:font-style-complex="italic"/>
    </style:style>
    <style:style style:name="P36" style:family="paragraph" style:parent-style-name="Text_20_body">
      <style:text-properties fo:font-style="italic" officeooo:rsid="015736d4" officeooo:paragraph-rsid="015736d4" style:font-style-asian="italic" style:font-style-complex="italic"/>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1" style:family="paragraph" style:parent-style-name="Text_20_body">
      <style:text-properties fo:font-style="italic" officeooo:paragraph-rsid="014670bd"/>
    </style:style>
    <style:style style:name="P42"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3" style:family="paragraph" style:parent-style-name="Text_20_body">
      <style:text-properties officeooo:rsid="001c7e54" officeooo:paragraph-rsid="001c7e54"/>
    </style:style>
    <style:style style:name="P44" style:family="paragraph" style:parent-style-name="Text_20_body">
      <style:text-properties officeooo:rsid="001f596a" officeooo:paragraph-rsid="001f596a"/>
    </style:style>
    <style:style style:name="P4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7"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4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4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2" style:family="paragraph" style:parent-style-name="Text_20_body">
      <style:text-properties fo:font-style="normal" officeooo:rsid="008397dd" officeooo:paragraph-rsid="008397dd" style:font-style-asian="normal" style:font-style-complex="normal"/>
    </style:style>
    <style:style style:name="P53" style:family="paragraph" style:parent-style-name="Text_20_body">
      <style:text-properties fo:font-style="normal" officeooo:rsid="00f03c35" officeooo:paragraph-rsid="00f03c35" style:font-style-asian="normal" style:font-style-complex="normal"/>
    </style:style>
    <style:style style:name="P54" style:family="paragraph" style:parent-style-name="Text_20_body">
      <style:text-properties fo:font-style="normal" officeooo:rsid="004223a8" officeooo:paragraph-rsid="004223a8" style:font-style-asian="normal" style:font-style-complex="normal"/>
    </style:style>
    <style:style style:name="P55" style:family="paragraph" style:parent-style-name="Text_20_body">
      <style:text-properties fo:font-style="normal" officeooo:rsid="00e731c3" officeooo:paragraph-rsid="00e731c3" style:font-style-asian="normal" style:font-style-complex="normal"/>
    </style:style>
    <style:style style:name="P56" style:family="paragraph" style:parent-style-name="Text_20_body">
      <style:text-properties fo:font-style="normal" officeooo:rsid="008dad1e" officeooo:paragraph-rsid="00d7aebc" style:font-style-asian="normal" style:font-style-complex="normal"/>
    </style:style>
    <style:style style:name="P57" style:family="paragraph" style:parent-style-name="Text_20_body">
      <style:text-properties fo:font-style="normal" officeooo:rsid="01386224" officeooo:paragraph-rsid="01386224" style:font-style-asian="normal" style:font-style-complex="normal"/>
    </style:style>
    <style:style style:name="P58" style:family="paragraph" style:parent-style-name="Text_20_body">
      <style:text-properties fo:font-style="normal" officeooo:rsid="015736d4" officeooo:paragraph-rsid="015736d4" style:font-style-asian="normal" style:font-style-complex="normal"/>
    </style:style>
    <style:style style:name="P59" style:family="paragraph" style:parent-style-name="Text_20_body">
      <style:text-properties officeooo:rsid="0028bbd3" officeooo:paragraph-rsid="0028bbd3"/>
    </style:style>
    <style:style style:name="P60" style:family="paragraph" style:parent-style-name="Text_20_body">
      <style:text-properties officeooo:rsid="00230fde" officeooo:paragraph-rsid="00230fde"/>
    </style:style>
    <style:style style:name="P61" style:family="paragraph" style:parent-style-name="Text_20_body">
      <style:text-properties officeooo:rsid="002dd297" officeooo:paragraph-rsid="00a4a497"/>
    </style:style>
    <style:style style:name="P62" style:family="paragraph" style:parent-style-name="Text_20_body">
      <style:text-properties officeooo:rsid="002f1486" officeooo:paragraph-rsid="002f1486"/>
    </style:style>
    <style:style style:name="P63" style:family="paragraph" style:parent-style-name="Text_20_body">
      <style:text-properties officeooo:rsid="002f1486" officeooo:paragraph-rsid="00a4a497"/>
    </style:style>
    <style:style style:name="P64" style:family="paragraph" style:parent-style-name="Text_20_body">
      <style:text-properties officeooo:rsid="0039efe5" officeooo:paragraph-rsid="0039efe5"/>
    </style:style>
    <style:style style:name="P65" style:family="paragraph" style:parent-style-name="Text_20_body">
      <style:text-properties officeooo:rsid="003e0fa5" officeooo:paragraph-rsid="003e0fa5"/>
    </style:style>
    <style:style style:name="P66" style:family="paragraph" style:parent-style-name="Text_20_body">
      <style:text-properties officeooo:rsid="003e0fa5" officeooo:paragraph-rsid="0045b1b7"/>
    </style:style>
    <style:style style:name="P67" style:family="paragraph" style:parent-style-name="Text_20_body">
      <style:text-properties officeooo:rsid="0043d059" officeooo:paragraph-rsid="0043d059"/>
    </style:style>
    <style:style style:name="P68" style:family="paragraph" style:parent-style-name="Text_20_body">
      <style:text-properties officeooo:rsid="00473082" officeooo:paragraph-rsid="00473082"/>
    </style:style>
    <style:style style:name="P69" style:family="paragraph" style:parent-style-name="Text_20_body">
      <style:text-properties officeooo:rsid="0048f213" officeooo:paragraph-rsid="0048f213"/>
    </style:style>
    <style:style style:name="P70" style:family="paragraph" style:parent-style-name="Text_20_body">
      <style:text-properties officeooo:rsid="004ab8a3" officeooo:paragraph-rsid="004ab8a3"/>
    </style:style>
    <style:style style:name="P71" style:family="paragraph" style:parent-style-name="Text_20_body">
      <style:text-properties officeooo:rsid="004e0ec9" officeooo:paragraph-rsid="004e0ec9"/>
    </style:style>
    <style:style style:name="P72" style:family="paragraph" style:parent-style-name="Text_20_body">
      <style:text-properties officeooo:rsid="004e8020" officeooo:paragraph-rsid="004e8020"/>
    </style:style>
    <style:style style:name="P73" style:family="paragraph" style:parent-style-name="Text_20_body">
      <style:text-properties officeooo:rsid="00504951" officeooo:paragraph-rsid="00504951"/>
    </style:style>
    <style:style style:name="P74" style:family="paragraph" style:parent-style-name="Text_20_body">
      <style:text-properties officeooo:rsid="0050cfbe" officeooo:paragraph-rsid="0050cfbe"/>
    </style:style>
    <style:style style:name="P75" style:family="paragraph" style:parent-style-name="Text_20_body">
      <style:text-properties officeooo:rsid="0052b244" officeooo:paragraph-rsid="0052b244"/>
    </style:style>
    <style:style style:name="P76" style:family="paragraph" style:parent-style-name="Text_20_body">
      <style:text-properties officeooo:rsid="0053fe80" officeooo:paragraph-rsid="0053fe80"/>
    </style:style>
    <style:style style:name="P77" style:family="paragraph" style:parent-style-name="Text_20_body">
      <style:text-properties officeooo:rsid="0053fe80" officeooo:paragraph-rsid="00b450a5"/>
    </style:style>
    <style:style style:name="P78" style:family="paragraph" style:parent-style-name="Text_20_body">
      <style:text-properties officeooo:rsid="00550663" officeooo:paragraph-rsid="00550663"/>
    </style:style>
    <style:style style:name="P79" style:family="paragraph" style:parent-style-name="Text_20_body">
      <style:text-properties officeooo:rsid="00558d4e" officeooo:paragraph-rsid="00558d4e"/>
    </style:style>
    <style:style style:name="P80" style:family="paragraph" style:parent-style-name="Text_20_body">
      <style:text-properties officeooo:rsid="00558d4e" officeooo:paragraph-rsid="00569461"/>
    </style:style>
    <style:style style:name="P81" style:family="paragraph" style:parent-style-name="Text_20_body">
      <style:text-properties officeooo:paragraph-rsid="00569461"/>
    </style:style>
    <style:style style:name="P82" style:family="paragraph" style:parent-style-name="Text_20_body">
      <style:text-properties officeooo:rsid="0057e7f2" officeooo:paragraph-rsid="0057e7f2"/>
    </style:style>
    <style:style style:name="P83" style:family="paragraph" style:parent-style-name="Text_20_body">
      <style:text-properties officeooo:rsid="0058efe0" officeooo:paragraph-rsid="0058efe0"/>
    </style:style>
    <style:style style:name="P84" style:family="paragraph" style:parent-style-name="Text_20_body">
      <style:text-properties officeooo:rsid="0059099b" officeooo:paragraph-rsid="0059099b"/>
    </style:style>
    <style:style style:name="P85" style:family="paragraph" style:parent-style-name="Text_20_body">
      <style:text-properties officeooo:rsid="005a1270" officeooo:paragraph-rsid="005a1270"/>
    </style:style>
    <style:style style:name="P86" style:family="paragraph" style:parent-style-name="Text_20_body">
      <style:text-properties officeooo:rsid="005c8414" officeooo:paragraph-rsid="00b4eafd"/>
    </style:style>
    <style:style style:name="P87" style:family="paragraph" style:parent-style-name="Text_20_body">
      <style:text-properties officeooo:rsid="005e2183" officeooo:paragraph-rsid="00b4eafd"/>
    </style:style>
    <style:style style:name="P88" style:family="paragraph" style:parent-style-name="Text_20_body">
      <style:text-properties officeooo:rsid="005f9336" officeooo:paragraph-rsid="00b4eafd"/>
    </style:style>
    <style:style style:name="P89" style:family="paragraph" style:parent-style-name="Text_20_body">
      <style:text-properties officeooo:rsid="005fd37e" officeooo:paragraph-rsid="00b4eafd"/>
    </style:style>
    <style:style style:name="P90" style:family="paragraph" style:parent-style-name="Text_20_body">
      <style:text-properties officeooo:rsid="0060fcf1" officeooo:paragraph-rsid="00b4eafd"/>
    </style:style>
    <style:style style:name="P91" style:family="paragraph" style:parent-style-name="Text_20_body">
      <style:text-properties officeooo:rsid="006374e0" officeooo:paragraph-rsid="00b4eafd"/>
    </style:style>
    <style:style style:name="P92" style:family="paragraph" style:parent-style-name="Text_20_body">
      <style:text-properties officeooo:rsid="006394ec" officeooo:paragraph-rsid="006394ec"/>
    </style:style>
    <style:style style:name="P93" style:family="paragraph" style:parent-style-name="Text_20_body">
      <style:text-properties officeooo:rsid="00653d71" officeooo:paragraph-rsid="00b4eafd"/>
    </style:style>
    <style:style style:name="P94" style:family="paragraph" style:parent-style-name="Text_20_body">
      <style:text-properties officeooo:rsid="00664101" officeooo:paragraph-rsid="00664101"/>
    </style:style>
    <style:style style:name="P95" style:family="paragraph" style:parent-style-name="Text_20_body">
      <style:text-properties officeooo:rsid="00664101" officeooo:paragraph-rsid="01601e23"/>
    </style:style>
    <style:style style:name="P96" style:family="paragraph" style:parent-style-name="Text_20_body">
      <style:text-properties officeooo:rsid="00666f54" officeooo:paragraph-rsid="00666f54"/>
    </style:style>
    <style:style style:name="P97" style:family="paragraph" style:parent-style-name="Text_20_body">
      <style:text-properties officeooo:rsid="00666f54" officeooo:paragraph-rsid="01601e23"/>
    </style:style>
    <style:style style:name="P98" style:family="paragraph" style:parent-style-name="Text_20_body">
      <style:text-properties fo:font-weight="bold" officeooo:rsid="00666f54" officeooo:paragraph-rsid="00666f54" style:font-weight-asian="bold" style:font-weight-complex="bold"/>
    </style:style>
    <style:style style:name="P99" style:family="paragraph" style:parent-style-name="Text_20_body">
      <style:text-properties fo:font-weight="bold" officeooo:rsid="00666f54" officeooo:paragraph-rsid="01601e23" style:font-weight-asian="bold" style:font-weight-complex="bold"/>
    </style:style>
    <style:style style:name="P100" style:family="paragraph" style:parent-style-name="Text_20_body">
      <style:text-properties fo:font-weight="bold" officeooo:rsid="00693b96" officeooo:paragraph-rsid="00693b96" style:font-weight-asian="bold" style:font-weight-complex="bold"/>
    </style:style>
    <style:style style:name="P101" style:family="paragraph" style:parent-style-name="Text_20_body">
      <style:text-properties fo:font-weight="bold" officeooo:rsid="00ce0564" officeooo:paragraph-rsid="00ce0564" style:font-weight-asian="bold" style:font-weight-complex="bold"/>
    </style:style>
    <style:style style:name="P102" style:family="paragraph" style:parent-style-name="Text_20_body">
      <style:text-properties officeooo:rsid="00698e74" officeooo:paragraph-rsid="00b450a5"/>
    </style:style>
    <style:style style:name="P103" style:family="paragraph" style:parent-style-name="Text_20_body">
      <style:text-properties officeooo:rsid="006b40b8" officeooo:paragraph-rsid="006b40b8"/>
    </style:style>
    <style:style style:name="P104" style:family="paragraph" style:parent-style-name="Text_20_body">
      <style:text-properties officeooo:rsid="006b40b8" officeooo:paragraph-rsid="006e3819"/>
    </style:style>
    <style:style style:name="P105" style:family="paragraph" style:parent-style-name="Text_20_body">
      <style:text-properties officeooo:rsid="006f0be8" officeooo:paragraph-rsid="00b4eafd"/>
    </style:style>
    <style:style style:name="P106" style:family="paragraph" style:parent-style-name="Text_20_body">
      <style:text-properties officeooo:rsid="006fa277" officeooo:paragraph-rsid="00d7aebc"/>
    </style:style>
    <style:style style:name="P107" style:family="paragraph" style:parent-style-name="Text_20_body">
      <style:text-properties officeooo:rsid="0073817b" officeooo:paragraph-rsid="0073817b"/>
    </style:style>
    <style:style style:name="P108" style:family="paragraph" style:parent-style-name="Text_20_body">
      <style:text-properties officeooo:rsid="0075e014" officeooo:paragraph-rsid="0075e014"/>
    </style:style>
    <style:style style:name="P109" style:family="paragraph" style:parent-style-name="Text_20_body">
      <style:text-properties officeooo:rsid="0075e014" officeooo:paragraph-rsid="00b6fdac"/>
    </style:style>
    <style:style style:name="P110" style:family="paragraph" style:parent-style-name="Text_20_body">
      <style:text-properties officeooo:rsid="00773729" officeooo:paragraph-rsid="00a4a497"/>
    </style:style>
    <style:style style:name="P111" style:family="paragraph" style:parent-style-name="Text_20_body">
      <style:text-properties officeooo:rsid="0077e2b5" officeooo:paragraph-rsid="00a4a497"/>
    </style:style>
    <style:style style:name="P112" style:family="paragraph" style:parent-style-name="Text_20_body">
      <style:text-properties officeooo:rsid="0077e2b5" officeooo:paragraph-rsid="00b8b926"/>
    </style:style>
    <style:style style:name="P113" style:family="paragraph" style:parent-style-name="Text_20_body">
      <style:text-properties officeooo:rsid="008397dd" officeooo:paragraph-rsid="008397dd"/>
    </style:style>
    <style:style style:name="P114" style:family="paragraph" style:parent-style-name="Text_20_body">
      <style:text-properties officeooo:rsid="0085ffc3" officeooo:paragraph-rsid="00b6fdac"/>
    </style:style>
    <style:style style:name="P115" style:family="paragraph" style:parent-style-name="Text_20_body">
      <style:text-properties officeooo:rsid="008be7a1" officeooo:paragraph-rsid="008be7a1"/>
    </style:style>
    <style:style style:name="P116" style:family="paragraph" style:parent-style-name="Text_20_body">
      <style:text-properties officeooo:rsid="008cbcba" officeooo:paragraph-rsid="008cbcba"/>
    </style:style>
    <style:style style:name="P117" style:family="paragraph" style:parent-style-name="Text_20_body">
      <style:text-properties officeooo:rsid="008d96dc" officeooo:paragraph-rsid="00d7aebc"/>
    </style:style>
    <style:style style:name="P118" style:family="paragraph" style:parent-style-name="Text_20_body">
      <style:text-properties officeooo:rsid="008dad1e" officeooo:paragraph-rsid="00d7aebc"/>
    </style:style>
    <style:style style:name="P119" style:family="paragraph" style:parent-style-name="Text_20_body">
      <style:text-properties officeooo:rsid="0090f809" officeooo:paragraph-rsid="00d7aebc"/>
    </style:style>
    <style:style style:name="P120" style:family="paragraph" style:parent-style-name="Text_20_body">
      <style:text-properties officeooo:rsid="009118fd" officeooo:paragraph-rsid="009118fd"/>
    </style:style>
    <style:style style:name="P121" style:family="paragraph" style:parent-style-name="Text_20_body">
      <style:text-properties officeooo:rsid="0091caf7" officeooo:paragraph-rsid="0091caf7"/>
    </style:style>
    <style:style style:name="P122" style:family="paragraph" style:parent-style-name="Text_20_body">
      <style:text-properties officeooo:rsid="00927514" officeooo:paragraph-rsid="00927514"/>
    </style:style>
    <style:style style:name="P123" style:family="paragraph" style:parent-style-name="Text_20_body">
      <style:text-properties officeooo:rsid="0093a842" officeooo:paragraph-rsid="0093a842"/>
    </style:style>
    <style:style style:name="P124" style:family="paragraph" style:parent-style-name="Text_20_body">
      <style:text-properties officeooo:rsid="0096821e" officeooo:paragraph-rsid="0096821e"/>
    </style:style>
    <style:style style:name="P125" style:family="paragraph" style:parent-style-name="Text_20_body">
      <style:text-properties officeooo:rsid="0096821e" officeooo:paragraph-rsid="00981577"/>
    </style:style>
    <style:style style:name="P126" style:family="paragraph" style:parent-style-name="Text_20_body">
      <style:text-properties officeooo:rsid="00981577" officeooo:paragraph-rsid="00981577"/>
    </style:style>
    <style:style style:name="P127" style:family="paragraph" style:parent-style-name="Text_20_body">
      <style:text-properties officeooo:rsid="0098ef9b" officeooo:paragraph-rsid="0098ef9b"/>
    </style:style>
    <style:style style:name="P128" style:family="paragraph" style:parent-style-name="Text_20_body">
      <style:text-properties officeooo:rsid="0099d1a2" officeooo:paragraph-rsid="0099d1a2"/>
    </style:style>
    <style:style style:name="P129" style:family="paragraph" style:parent-style-name="Text_20_body">
      <style:text-properties officeooo:rsid="0099d1a2" officeooo:paragraph-rsid="00a4a497"/>
    </style:style>
    <style:style style:name="P130" style:family="paragraph" style:parent-style-name="Text_20_body">
      <style:text-properties officeooo:rsid="009a362e" officeooo:paragraph-rsid="009a362e"/>
    </style:style>
    <style:style style:name="P131" style:family="paragraph" style:parent-style-name="Text_20_body">
      <style:text-properties officeooo:rsid="009bd942" officeooo:paragraph-rsid="009bd942"/>
    </style:style>
    <style:style style:name="P132" style:family="paragraph" style:parent-style-name="Text_20_body">
      <style:text-properties officeooo:rsid="009d25d2" officeooo:paragraph-rsid="009d25d2"/>
    </style:style>
    <style:style style:name="P133" style:family="paragraph" style:parent-style-name="Text_20_body">
      <style:text-properties officeooo:rsid="009dd8d4" officeooo:paragraph-rsid="00a4a497"/>
    </style:style>
    <style:style style:name="P134" style:family="paragraph" style:parent-style-name="Text_20_body">
      <style:text-properties officeooo:rsid="009e1be7" officeooo:paragraph-rsid="00a4a497"/>
    </style:style>
    <style:style style:name="P135" style:family="paragraph" style:parent-style-name="Text_20_body">
      <style:text-properties officeooo:rsid="00a13599" officeooo:paragraph-rsid="00a4a497"/>
    </style:style>
    <style:style style:name="P136" style:family="paragraph" style:parent-style-name="Text_20_body">
      <style:text-properties officeooo:rsid="00a96e14" officeooo:paragraph-rsid="00a96e14"/>
    </style:style>
    <style:style style:name="P137" style:family="paragraph" style:parent-style-name="Text_20_body">
      <style:text-properties officeooo:rsid="00aa5612" officeooo:paragraph-rsid="00aa5612"/>
    </style:style>
    <style:style style:name="P138" style:family="paragraph" style:parent-style-name="Text_20_body">
      <style:text-properties officeooo:rsid="00ba6c9c" officeooo:paragraph-rsid="00ba6c9c"/>
    </style:style>
    <style:style style:name="P139" style:family="paragraph" style:parent-style-name="Text_20_body">
      <style:text-properties officeooo:rsid="00baef1e" officeooo:paragraph-rsid="00baef1e"/>
    </style:style>
    <style:style style:name="P140" style:family="paragraph" style:parent-style-name="Text_20_body">
      <style:text-properties officeooo:rsid="00bc4111" officeooo:paragraph-rsid="00bc4111"/>
    </style:style>
    <style:style style:name="P141" style:family="paragraph" style:parent-style-name="Text_20_body">
      <style:text-properties officeooo:rsid="00bd867c" officeooo:paragraph-rsid="00bd867c"/>
    </style:style>
    <style:style style:name="P142" style:family="paragraph" style:parent-style-name="Text_20_body">
      <style:text-properties officeooo:rsid="00bd8f04" officeooo:paragraph-rsid="00bd8f04"/>
    </style:style>
    <style:style style:name="P143" style:family="paragraph" style:parent-style-name="Text_20_body">
      <style:text-properties officeooo:paragraph-rsid="00b9b323"/>
    </style:style>
    <style:style style:name="P144" style:family="paragraph" style:parent-style-name="Text_20_body">
      <style:text-properties officeooo:rsid="00bf3f7e" officeooo:paragraph-rsid="00bf3f7e"/>
    </style:style>
    <style:style style:name="P145" style:family="paragraph" style:parent-style-name="Text_20_body">
      <style:text-properties officeooo:rsid="00c0ecf1" officeooo:paragraph-rsid="00c0ecf1"/>
    </style:style>
    <style:style style:name="P146" style:family="paragraph" style:parent-style-name="Text_20_body">
      <style:text-properties officeooo:rsid="00c13d78" officeooo:paragraph-rsid="00c13d78"/>
    </style:style>
    <style:style style:name="P147" style:family="paragraph" style:parent-style-name="Text_20_body">
      <style:text-properties officeooo:rsid="00c322e0" officeooo:paragraph-rsid="00c322e0"/>
    </style:style>
    <style:style style:name="P148" style:family="paragraph" style:parent-style-name="Text_20_body">
      <style:text-properties officeooo:rsid="00c7a1d9" officeooo:paragraph-rsid="00c7a1d9"/>
    </style:style>
    <style:style style:name="P149" style:family="paragraph" style:parent-style-name="Text_20_body">
      <style:text-properties officeooo:paragraph-rsid="00c7a1d9"/>
    </style:style>
    <style:style style:name="P150" style:family="paragraph" style:parent-style-name="Text_20_body">
      <style:text-properties officeooo:rsid="00c7b16d" officeooo:paragraph-rsid="00c7b16d"/>
    </style:style>
    <style:style style:name="P151" style:family="paragraph" style:parent-style-name="Text_20_body">
      <style:text-properties officeooo:rsid="00c7ef3a" officeooo:paragraph-rsid="00c7ef3a"/>
    </style:style>
    <style:style style:name="P152" style:family="paragraph" style:parent-style-name="Text_20_body">
      <style:text-properties officeooo:rsid="00c99246" officeooo:paragraph-rsid="00c99246"/>
    </style:style>
    <style:style style:name="P153" style:family="paragraph" style:parent-style-name="Text_20_body">
      <style:text-properties officeooo:rsid="00ce0564" officeooo:paragraph-rsid="00ce0564"/>
    </style:style>
    <style:style style:name="P154" style:family="paragraph" style:parent-style-name="Text_20_body">
      <style:text-properties officeooo:rsid="00cf4d23" officeooo:paragraph-rsid="00cf4d23"/>
    </style:style>
    <style:style style:name="P155" style:family="paragraph" style:parent-style-name="Text_20_body">
      <style:text-properties officeooo:rsid="00d001b0" officeooo:paragraph-rsid="00d001b0"/>
    </style:style>
    <style:style style:name="P156" style:family="paragraph" style:parent-style-name="Text_20_body">
      <style:text-properties officeooo:rsid="00d20ae8" officeooo:paragraph-rsid="00d7aebc"/>
    </style:style>
    <style:style style:name="P157" style:family="paragraph" style:parent-style-name="Text_20_body">
      <style:text-properties officeooo:rsid="00d49fea" officeooo:paragraph-rsid="00d49fea"/>
    </style:style>
    <style:style style:name="P158" style:family="paragraph" style:parent-style-name="Text_20_body">
      <style:text-properties officeooo:rsid="00d53ab4" officeooo:paragraph-rsid="00d53ab4"/>
    </style:style>
    <style:style style:name="P159" style:family="paragraph" style:parent-style-name="Text_20_body">
      <style:text-properties officeooo:rsid="00d622a1" officeooo:paragraph-rsid="00d622a1"/>
    </style:style>
    <style:style style:name="P160" style:family="paragraph" style:parent-style-name="Text_20_body">
      <style:text-properties officeooo:rsid="00d7aebc" officeooo:paragraph-rsid="00d7aebc"/>
    </style:style>
    <style:style style:name="P161" style:family="paragraph" style:parent-style-name="Text_20_body">
      <style:text-properties officeooo:rsid="00d90b75" officeooo:paragraph-rsid="00d90b75"/>
    </style:style>
    <style:style style:name="P162" style:family="paragraph" style:parent-style-name="Text_20_body">
      <style:text-properties officeooo:rsid="00da2c96" officeooo:paragraph-rsid="00da2c96"/>
    </style:style>
    <style:style style:name="P163" style:family="paragraph" style:parent-style-name="Text_20_body">
      <style:text-properties officeooo:rsid="00dbdc3c" officeooo:paragraph-rsid="00dbdc3c"/>
    </style:style>
    <style:style style:name="P164" style:family="paragraph" style:parent-style-name="Text_20_body">
      <style:text-properties officeooo:rsid="00dc0463" officeooo:paragraph-rsid="00dc0463"/>
    </style:style>
    <style:style style:name="P165" style:family="paragraph" style:parent-style-name="Text_20_body">
      <style:text-properties officeooo:rsid="00dfc046" officeooo:paragraph-rsid="00dfc046"/>
    </style:style>
    <style:style style:name="P166" style:family="paragraph" style:parent-style-name="Text_20_body">
      <style:text-properties officeooo:rsid="00e0c88e" officeooo:paragraph-rsid="00e0c88e"/>
    </style:style>
    <style:style style:name="P167" style:family="paragraph" style:parent-style-name="Text_20_body">
      <style:text-properties officeooo:rsid="00e0f05a" officeooo:paragraph-rsid="00e0f05a"/>
    </style:style>
    <style:style style:name="P168" style:family="paragraph" style:parent-style-name="Text_20_body">
      <style:text-properties officeooo:rsid="00e3044c" officeooo:paragraph-rsid="00e3044c"/>
    </style:style>
    <style:style style:name="P169" style:family="paragraph" style:parent-style-name="Text_20_body">
      <style:text-properties officeooo:rsid="00e3cc6d" officeooo:paragraph-rsid="00e3cc6d"/>
    </style:style>
    <style:style style:name="P170" style:family="paragraph" style:parent-style-name="Text_20_body">
      <style:text-properties officeooo:rsid="00e74a0c" officeooo:paragraph-rsid="00e74a0c"/>
    </style:style>
    <style:style style:name="P171" style:family="paragraph" style:parent-style-name="Text_20_body">
      <style:text-properties officeooo:rsid="00e7b3fa" officeooo:paragraph-rsid="00e7b3fa"/>
    </style:style>
    <style:style style:name="P172" style:family="paragraph" style:parent-style-name="Text_20_body">
      <style:text-properties officeooo:rsid="00e96172" officeooo:paragraph-rsid="00e96172"/>
    </style:style>
    <style:style style:name="P173" style:family="paragraph" style:parent-style-name="Text_20_body">
      <style:text-properties officeooo:rsid="00ea95df" officeooo:paragraph-rsid="00ea95df"/>
    </style:style>
    <style:style style:name="P174" style:family="paragraph" style:parent-style-name="Text_20_body">
      <style:text-properties officeooo:rsid="00f03c35" officeooo:paragraph-rsid="00f03c35"/>
    </style:style>
    <style:style style:name="P17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6" style:family="paragraph" style:parent-style-name="Text_20_body">
      <style:text-properties fo:font-weight="normal" officeooo:rsid="006b40b8" officeooo:paragraph-rsid="006b40b8" style:font-weight-asian="normal" style:font-weight-complex="normal"/>
    </style:style>
    <style:style style:name="P177" style:family="paragraph" style:parent-style-name="Text_20_body">
      <style:text-properties fo:font-weight="normal" officeooo:rsid="00693b96" officeooo:paragraph-rsid="00693b96" style:font-weight-asian="normal" style:font-weight-complex="normal"/>
    </style:style>
    <style:style style:name="P178" style:family="paragraph" style:parent-style-name="Text_20_body">
      <style:text-properties fo:font-weight="normal" officeooo:rsid="00d20ae8" officeooo:paragraph-rsid="00d7aebc" style:font-weight-asian="normal" style:font-weight-complex="normal"/>
    </style:style>
    <style:style style:name="P179" style:family="paragraph" style:parent-style-name="Text_20_body">
      <style:text-properties fo:font-weight="normal" officeooo:rsid="00fdda5b" officeooo:paragraph-rsid="00fdda5b" style:font-weight-asian="normal" style:font-weight-complex="normal"/>
    </style:style>
    <style:style style:name="P180" style:family="paragraph" style:parent-style-name="Text_20_body">
      <style:text-properties fo:font-weight="normal" officeooo:rsid="00feca01" officeooo:paragraph-rsid="00feca01" style:font-weight-asian="normal" style:font-weight-complex="normal"/>
    </style:style>
    <style:style style:name="P181" style:family="paragraph" style:parent-style-name="Text_20_body">
      <style:text-properties fo:font-weight="normal" officeooo:rsid="01601e23" officeooo:paragraph-rsid="016271de" style:font-weight-asian="normal" style:font-weight-complex="normal"/>
    </style:style>
    <style:style style:name="P182" style:family="paragraph" style:parent-style-name="Text_20_body">
      <style:text-properties officeooo:rsid="00f67afd" officeooo:paragraph-rsid="00f67afd"/>
    </style:style>
    <style:style style:name="P183" style:family="paragraph" style:parent-style-name="Text_20_body">
      <style:text-properties officeooo:rsid="00fd44d2" officeooo:paragraph-rsid="00fd44d2"/>
    </style:style>
    <style:style style:name="P184" style:family="paragraph" style:parent-style-name="Text_20_body">
      <style:text-properties officeooo:rsid="00fdda5b" officeooo:paragraph-rsid="00fdda5b"/>
    </style:style>
    <style:style style:name="P185" style:family="paragraph" style:parent-style-name="Text_20_body">
      <style:text-properties officeooo:rsid="00feca01" officeooo:paragraph-rsid="00feca01"/>
    </style:style>
    <style:style style:name="P186" style:family="paragraph" style:parent-style-name="Text_20_body">
      <style:text-properties officeooo:rsid="0100587f" officeooo:paragraph-rsid="0100587f"/>
    </style:style>
    <style:style style:name="P187" style:family="paragraph" style:parent-style-name="Text_20_body">
      <style:text-properties officeooo:rsid="0101e9b5" officeooo:paragraph-rsid="0101e9b5"/>
    </style:style>
    <style:style style:name="P188" style:family="paragraph" style:parent-style-name="Text_20_body">
      <style:text-properties officeooo:rsid="010363b9" officeooo:paragraph-rsid="010363b9"/>
    </style:style>
    <style:style style:name="P189" style:family="paragraph" style:parent-style-name="Text_20_body">
      <style:text-properties officeooo:rsid="01073ac9" officeooo:paragraph-rsid="01073ac9"/>
    </style:style>
    <style:style style:name="P190" style:family="paragraph" style:parent-style-name="Text_20_body">
      <style:text-properties officeooo:rsid="01073ac9" officeooo:paragraph-rsid="010776de"/>
    </style:style>
    <style:style style:name="P191" style:family="paragraph" style:parent-style-name="Text_20_body">
      <style:text-properties officeooo:paragraph-rsid="010e242d"/>
    </style:style>
    <style:style style:name="P192" style:family="paragraph" style:parent-style-name="Text_20_body">
      <style:text-properties officeooo:rsid="010e242d" officeooo:paragraph-rsid="010e242d"/>
    </style:style>
    <style:style style:name="P193" style:family="paragraph" style:parent-style-name="Text_20_body">
      <style:text-properties officeooo:rsid="01107191" officeooo:paragraph-rsid="01107191"/>
    </style:style>
    <style:style style:name="P194" style:family="paragraph" style:parent-style-name="Text_20_body">
      <style:text-properties officeooo:rsid="0114aa55" officeooo:paragraph-rsid="0114aa55"/>
    </style:style>
    <style:style style:name="P195" style:family="paragraph" style:parent-style-name="Text_20_body">
      <style:text-properties officeooo:rsid="0115bdaa" officeooo:paragraph-rsid="0115bdaa"/>
    </style:style>
    <style:style style:name="P196" style:family="paragraph" style:parent-style-name="Text_20_body">
      <style:text-properties officeooo:rsid="0118b107" officeooo:paragraph-rsid="0118b107"/>
    </style:style>
    <style:style style:name="P197" style:family="paragraph" style:parent-style-name="Text_20_body">
      <style:text-properties officeooo:rsid="011e6e01" officeooo:paragraph-rsid="011e6e01"/>
    </style:style>
    <style:style style:name="P198" style:family="paragraph" style:parent-style-name="Text_20_body">
      <style:text-properties officeooo:rsid="0120071d" officeooo:paragraph-rsid="0120071d"/>
    </style:style>
    <style:style style:name="P199" style:family="paragraph" style:parent-style-name="Text_20_body">
      <style:text-properties officeooo:rsid="01231a8a" officeooo:paragraph-rsid="01231a8a"/>
    </style:style>
    <style:style style:name="P200" style:family="paragraph" style:parent-style-name="Text_20_body">
      <style:text-properties officeooo:rsid="01248e09" officeooo:paragraph-rsid="01248e09"/>
    </style:style>
    <style:style style:name="P201" style:family="paragraph" style:parent-style-name="Text_20_body">
      <style:text-properties officeooo:rsid="01255ceb" officeooo:paragraph-rsid="0114aa55"/>
    </style:style>
    <style:style style:name="P202" style:family="paragraph" style:parent-style-name="Text_20_body">
      <style:text-properties officeooo:rsid="01267312" officeooo:paragraph-rsid="01267312"/>
    </style:style>
    <style:style style:name="P203" style:family="paragraph" style:parent-style-name="Text_20_body">
      <style:text-properties officeooo:rsid="01293070" officeooo:paragraph-rsid="01293070"/>
    </style:style>
    <style:style style:name="P204" style:family="paragraph" style:parent-style-name="Text_20_body">
      <style:text-properties officeooo:rsid="01298b5c" officeooo:paragraph-rsid="01298b5c"/>
    </style:style>
    <style:style style:name="P205" style:family="paragraph" style:parent-style-name="Text_20_body">
      <style:text-properties officeooo:rsid="012a2440" officeooo:paragraph-rsid="012a2440"/>
    </style:style>
    <style:style style:name="P206" style:family="paragraph" style:parent-style-name="Text_20_body">
      <style:text-properties officeooo:rsid="012be080" officeooo:paragraph-rsid="012be080"/>
    </style:style>
    <style:style style:name="P207" style:family="paragraph" style:parent-style-name="Text_20_body">
      <style:text-properties officeooo:rsid="012be080" officeooo:paragraph-rsid="012d8443"/>
    </style:style>
    <style:style style:name="P208" style:family="paragraph" style:parent-style-name="Text_20_body">
      <style:text-properties officeooo:rsid="012c005e" officeooo:paragraph-rsid="012c005e"/>
    </style:style>
    <style:style style:name="P209" style:family="paragraph" style:parent-style-name="Text_20_body">
      <style:text-properties officeooo:rsid="00677c60" officeooo:paragraph-rsid="012e0b0f"/>
    </style:style>
    <style:style style:name="P210" style:family="paragraph" style:parent-style-name="Text_20_body">
      <style:text-properties officeooo:rsid="0136b1d1" officeooo:paragraph-rsid="0136b1d1"/>
    </style:style>
    <style:style style:name="P211" style:family="paragraph" style:parent-style-name="Text_20_body">
      <style:text-properties officeooo:rsid="01376442" officeooo:paragraph-rsid="01376442"/>
    </style:style>
    <style:style style:name="P212" style:family="paragraph" style:parent-style-name="Text_20_body">
      <style:text-properties officeooo:rsid="013a3c46" officeooo:paragraph-rsid="013a3c46"/>
    </style:style>
    <style:style style:name="P213" style:family="paragraph" style:parent-style-name="Text_20_body">
      <style:text-properties officeooo:paragraph-rsid="014670bd"/>
    </style:style>
    <style:style style:name="P214" style:family="paragraph" style:parent-style-name="Text_20_body">
      <style:text-properties officeooo:rsid="014670bd" officeooo:paragraph-rsid="014670bd"/>
    </style:style>
    <style:style style:name="P215" style:family="paragraph" style:parent-style-name="Text_20_body">
      <style:text-properties officeooo:rsid="0146a25e" officeooo:paragraph-rsid="0146a25e"/>
    </style:style>
    <style:style style:name="P216" style:family="paragraph" style:parent-style-name="Text_20_body">
      <style:text-properties officeooo:rsid="01481de2" officeooo:paragraph-rsid="01481de2"/>
    </style:style>
    <style:style style:name="P217" style:family="paragraph" style:parent-style-name="Text_20_body">
      <style:text-properties officeooo:rsid="01481de2" officeooo:paragraph-rsid="0148b9a6"/>
    </style:style>
    <style:style style:name="P218" style:family="paragraph" style:parent-style-name="Text_20_body">
      <style:text-properties officeooo:rsid="0148b9a6" officeooo:paragraph-rsid="0148b9a6"/>
    </style:style>
    <style:style style:name="P219" style:family="paragraph" style:parent-style-name="Text_20_body">
      <style:text-properties officeooo:paragraph-rsid="0148b9a6"/>
    </style:style>
    <style:style style:name="P220" style:family="paragraph" style:parent-style-name="Text_20_body">
      <style:text-properties officeooo:rsid="014c7ca2" officeooo:paragraph-rsid="014c7ca2"/>
    </style:style>
    <style:style style:name="P221" style:family="paragraph" style:parent-style-name="Text_20_body">
      <style:text-properties officeooo:rsid="014e1472" officeooo:paragraph-rsid="014e1472"/>
    </style:style>
    <style:style style:name="P222" style:family="paragraph" style:parent-style-name="Text_20_body">
      <style:text-properties officeooo:rsid="0151a14c" officeooo:paragraph-rsid="0151a14c"/>
    </style:style>
    <style:style style:name="P223" style:family="paragraph" style:parent-style-name="Text_20_body">
      <style:text-properties officeooo:rsid="01560da5" officeooo:paragraph-rsid="01560da5"/>
    </style:style>
    <style:style style:name="P224" style:family="paragraph" style:parent-style-name="Text_20_body">
      <style:text-properties officeooo:rsid="0156df70" officeooo:paragraph-rsid="0156df70"/>
    </style:style>
    <style:style style:name="P225" style:family="paragraph" style:parent-style-name="Text_20_body">
      <style:text-properties officeooo:rsid="015736d4" officeooo:paragraph-rsid="015736d4"/>
    </style:style>
    <style:style style:name="P226" style:family="paragraph" style:parent-style-name="Text_20_body">
      <style:text-properties officeooo:rsid="015df6b7" officeooo:paragraph-rsid="015df6b7"/>
    </style:style>
    <style:style style:name="P227" style:family="paragraph" style:parent-style-name="Text_20_body">
      <style:text-properties officeooo:rsid="016271de" officeooo:paragraph-rsid="016271de"/>
    </style:style>
    <style:style style:name="P228" style:family="paragraph" style:parent-style-name="Text_20_body">
      <style:text-properties officeooo:rsid="016271de" officeooo:paragraph-rsid="0163ec2d"/>
    </style:style>
    <style:style style:name="P229" style:family="paragraph" style:parent-style-name="Text_20_body">
      <style:text-properties officeooo:rsid="016697c2" officeooo:paragraph-rsid="016697c2"/>
    </style:style>
    <style:style style:name="P230" style:family="paragraph" style:parent-style-name="Text_20_body">
      <style:text-properties officeooo:paragraph-rsid="016b839a"/>
    </style:style>
    <style:style style:name="P231" style:family="paragraph" style:parent-style-name="Text_20_body">
      <style:text-properties officeooo:rsid="016b839a" officeooo:paragraph-rsid="016b839a"/>
    </style:style>
    <style:style style:name="P232" style:family="paragraph" style:parent-style-name="Text_20_body">
      <style:text-properties officeooo:rsid="016d5f7e" officeooo:paragraph-rsid="016d5f7e"/>
    </style:style>
    <style:style style:name="P233" style:family="paragraph" style:parent-style-name="Text_20_body">
      <style:text-properties officeooo:rsid="017744f5" officeooo:paragraph-rsid="017744f5"/>
    </style:style>
    <style:style style:name="P234" style:family="paragraph" style:parent-style-name="Text_20_body">
      <style:text-properties officeooo:rsid="0177cc48" officeooo:paragraph-rsid="0177cc48"/>
    </style:style>
    <style:style style:name="P235" style:family="paragraph" style:parent-style-name="Preformatted_20_Text">
      <style:text-properties officeooo:paragraph-rsid="002f1486"/>
    </style:style>
    <style:style style:name="P236" style:family="paragraph" style:parent-style-name="Preformatted_20_Text">
      <style:text-properties officeooo:rsid="002f1486" officeooo:paragraph-rsid="002f1486"/>
    </style:style>
    <style:style style:name="P237" style:family="paragraph" style:parent-style-name="Preformatted_20_Text">
      <style:text-properties officeooo:rsid="002f1486" officeooo:paragraph-rsid="00346180"/>
    </style:style>
    <style:style style:name="P238" style:family="paragraph" style:parent-style-name="Preformatted_20_Text">
      <style:text-properties officeooo:rsid="003068bb" officeooo:paragraph-rsid="003068bb"/>
    </style:style>
    <style:style style:name="P239" style:family="paragraph" style:parent-style-name="Preformatted_20_Text">
      <style:text-properties officeooo:paragraph-rsid="003481a1"/>
    </style:style>
    <style:style style:name="P240" style:family="paragraph" style:parent-style-name="Preformatted_20_Text">
      <style:text-properties officeooo:rsid="0039efe5" officeooo:paragraph-rsid="0039efe5"/>
    </style:style>
    <style:style style:name="P241" style:family="paragraph" style:parent-style-name="Preformatted_20_Text">
      <style:text-properties officeooo:rsid="003e0fa5" officeooo:paragraph-rsid="003e0fa5"/>
    </style:style>
    <style:style style:name="P242" style:family="paragraph" style:parent-style-name="Preformatted_20_Text">
      <style:text-properties officeooo:paragraph-rsid="0043f816"/>
    </style:style>
    <style:style style:name="P243" style:family="paragraph" style:parent-style-name="Preformatted_20_Text">
      <style:text-properties officeooo:rsid="0047e6b9" officeooo:paragraph-rsid="0047e6b9"/>
    </style:style>
    <style:style style:name="P244" style:family="paragraph" style:parent-style-name="Preformatted_20_Text">
      <style:text-properties officeooo:paragraph-rsid="00550663"/>
    </style:style>
    <style:style style:name="P245" style:family="paragraph" style:parent-style-name="Preformatted_20_Text">
      <style:text-properties officeooo:paragraph-rsid="00558d4e"/>
    </style:style>
    <style:style style:name="P246" style:family="paragraph" style:parent-style-name="Preformatted_20_Text">
      <style:text-properties officeooo:rsid="0058efe0" officeooo:paragraph-rsid="0058efe0"/>
    </style:style>
    <style:style style:name="P247" style:family="paragraph" style:parent-style-name="Preformatted_20_Text">
      <style:text-properties officeooo:rsid="006f0be8" officeooo:paragraph-rsid="00b4eafd"/>
    </style:style>
    <style:style style:name="P248" style:family="paragraph" style:parent-style-name="Preformatted_20_Text">
      <style:text-properties officeooo:paragraph-rsid="0075e014"/>
    </style:style>
    <style:style style:name="P249" style:family="paragraph" style:parent-style-name="Preformatted_20_Text">
      <style:text-properties officeooo:rsid="0075e014" officeooo:paragraph-rsid="0075e014"/>
    </style:style>
    <style:style style:name="P250" style:family="paragraph" style:parent-style-name="Preformatted_20_Text">
      <style:text-properties officeooo:rsid="0075e014" officeooo:paragraph-rsid="00b6fdac"/>
    </style:style>
    <style:style style:name="P251" style:family="paragraph" style:parent-style-name="Preformatted_20_Text">
      <style:text-properties officeooo:rsid="0088db1a" officeooo:paragraph-rsid="00b6fdac"/>
    </style:style>
    <style:style style:name="P252" style:family="paragraph" style:parent-style-name="Preformatted_20_Text">
      <style:text-properties officeooo:paragraph-rsid="0093a842"/>
    </style:style>
    <style:style style:name="P253" style:family="paragraph" style:parent-style-name="Preformatted_20_Text">
      <style:text-properties officeooo:paragraph-rsid="00981577"/>
    </style:style>
    <style:style style:name="P254" style:family="paragraph" style:parent-style-name="Preformatted_20_Text">
      <style:text-properties officeooo:rsid="009a362e" officeooo:paragraph-rsid="009a362e"/>
    </style:style>
    <style:style style:name="P255" style:family="paragraph" style:parent-style-name="Preformatted_20_Text">
      <style:text-properties officeooo:rsid="009a362e" officeooo:paragraph-rsid="009bd942"/>
    </style:style>
    <style:style style:name="P256" style:family="paragraph" style:parent-style-name="Preformatted_20_Text">
      <style:text-properties officeooo:paragraph-rsid="009a362e"/>
    </style:style>
    <style:style style:name="P257" style:family="paragraph" style:parent-style-name="Preformatted_20_Text">
      <style:text-properties officeooo:paragraph-rsid="009bd942"/>
    </style:style>
    <style:style style:name="P258" style:family="paragraph" style:parent-style-name="Preformatted_20_Text">
      <style:text-properties officeooo:rsid="009bd942" officeooo:paragraph-rsid="009bd942"/>
    </style:style>
    <style:style style:name="P259" style:family="paragraph" style:parent-style-name="Preformatted_20_Text">
      <style:text-properties officeooo:rsid="009dd8d4"/>
    </style:style>
    <style:style style:name="P260" style:family="paragraph" style:parent-style-name="Preformatted_20_Text">
      <style:text-properties officeooo:rsid="009dd8d4" officeooo:paragraph-rsid="00a4a497"/>
    </style:style>
    <style:style style:name="P261" style:family="paragraph" style:parent-style-name="Preformatted_20_Text">
      <style:text-properties officeooo:rsid="009e1be7" officeooo:paragraph-rsid="00a4a497"/>
    </style:style>
    <style:style style:name="P262" style:family="paragraph" style:parent-style-name="Preformatted_20_Text">
      <style:text-properties officeooo:paragraph-rsid="00a4a497"/>
    </style:style>
    <style:style style:name="P263" style:family="paragraph" style:parent-style-name="Preformatted_20_Text">
      <style:text-properties officeooo:paragraph-rsid="00abdc30"/>
    </style:style>
    <style:style style:name="P264" style:family="paragraph" style:parent-style-name="Preformatted_20_Text">
      <style:text-properties officeooo:paragraph-rsid="00b3ad7e"/>
    </style:style>
    <style:style style:name="P265" style:family="paragraph" style:parent-style-name="Preformatted_20_Text">
      <style:text-properties officeooo:paragraph-rsid="00b450a5"/>
    </style:style>
    <style:style style:name="P266" style:family="paragraph" style:parent-style-name="Preformatted_20_Text">
      <style:text-properties officeooo:paragraph-rsid="00b4eafd"/>
    </style:style>
    <style:style style:name="P267" style:family="paragraph" style:parent-style-name="Preformatted_20_Text">
      <style:text-properties officeooo:paragraph-rsid="00b6fdac"/>
    </style:style>
    <style:style style:name="P268" style:family="paragraph" style:parent-style-name="Preformatted_20_Text">
      <style:text-properties officeooo:paragraph-rsid="00b8b926"/>
    </style:style>
    <style:style style:name="P269" style:family="paragraph" style:parent-style-name="Preformatted_20_Text">
      <style:text-properties officeooo:rsid="00927514" officeooo:paragraph-rsid="00bc4111"/>
    </style:style>
    <style:style style:name="P270" style:family="paragraph" style:parent-style-name="Preformatted_20_Text">
      <style:text-properties officeooo:paragraph-rsid="00c7b16d"/>
    </style:style>
    <style:style style:name="P271" style:family="paragraph" style:parent-style-name="Preformatted_20_Text">
      <style:text-properties officeooo:rsid="00c7ef3a" officeooo:paragraph-rsid="00c7ef3a"/>
    </style:style>
    <style:style style:name="P272" style:family="paragraph" style:parent-style-name="Preformatted_20_Text">
      <style:text-properties officeooo:paragraph-rsid="0058efe0"/>
    </style:style>
    <style:style style:name="P273" style:family="paragraph" style:parent-style-name="Preformatted_20_Text">
      <style:text-properties officeooo:paragraph-rsid="00cce49a"/>
    </style:style>
    <style:style style:name="P274" style:family="paragraph" style:parent-style-name="Preformatted_20_Text">
      <style:text-properties officeooo:paragraph-rsid="00d0f00c"/>
    </style:style>
    <style:style style:name="P275" style:family="paragraph" style:parent-style-name="Preformatted_20_Text">
      <style:text-properties officeooo:paragraph-rsid="00d7aebc"/>
    </style:style>
    <style:style style:name="P276" style:family="paragraph" style:parent-style-name="Preformatted_20_Text">
      <style:text-properties officeooo:rsid="00dfc046" officeooo:paragraph-rsid="00e0c88e"/>
    </style:style>
    <style:style style:name="P277" style:family="paragraph" style:parent-style-name="Preformatted_20_Text">
      <style:text-properties officeooo:paragraph-rsid="00e521f1"/>
    </style:style>
    <style:style style:name="P278" style:family="paragraph" style:parent-style-name="Preformatted_20_Text">
      <style:text-properties fo:font-style="italic" officeooo:paragraph-rsid="002f1486" style:font-style-asian="italic" style:font-style-complex="italic"/>
    </style:style>
    <style:style style:name="P279" style:family="paragraph" style:parent-style-name="Preformatted_20_Text">
      <style:text-properties style:font-name="Liberation Serif"/>
    </style:style>
    <style:style style:name="P280" style:family="paragraph" style:parent-style-name="Preformatted_20_Text">
      <style:text-properties officeooo:rsid="00abdc30" officeooo:paragraph-rsid="00abdc30"/>
    </style:style>
    <style:style style:name="P281" style:family="paragraph" style:parent-style-name="Preformatted_20_Text">
      <style:text-properties style:text-underline-style="none" officeooo:rsid="00874cd7" officeooo:paragraph-rsid="00b6fdac"/>
    </style:style>
    <style:style style:name="P282" style:family="paragraph" style:parent-style-name="Preformatted_20_Text">
      <style:text-properties fo:font-weight="normal" officeooo:rsid="0088db1a" style:font-weight-asian="normal" style:font-weight-complex="normal"/>
    </style:style>
    <style:style style:name="P283" style:family="paragraph" style:parent-style-name="Preformatted_20_Text">
      <style:text-properties fo:font-weight="normal" officeooo:rsid="0088db1a" officeooo:paragraph-rsid="00b6fdac" style:font-weight-asian="normal" style:font-weight-complex="normal"/>
    </style:style>
    <style:style style:name="P284" style:family="paragraph" style:parent-style-name="Preformatted_20_Text">
      <style:text-properties officeooo:rsid="00f8a84d" officeooo:paragraph-rsid="00f8a84d"/>
    </style:style>
    <style:style style:name="P285" style:family="paragraph" style:parent-style-name="Preformatted_20_Text">
      <style:text-properties officeooo:paragraph-rsid="00f8a84d"/>
    </style:style>
    <style:style style:name="P286" style:family="paragraph" style:parent-style-name="Preformatted_20_Text">
      <style:text-properties officeooo:paragraph-rsid="0101e9b5"/>
    </style:style>
    <style:style style:name="P287" style:family="paragraph" style:parent-style-name="Preformatted_20_Text">
      <style:text-properties officeooo:paragraph-rsid="010c7b1d"/>
    </style:style>
    <style:style style:name="P288" style:family="paragraph" style:parent-style-name="Preformatted_20_Text">
      <style:text-properties officeooo:paragraph-rsid="0111a231"/>
    </style:style>
    <style:style style:name="P289" style:family="paragraph" style:parent-style-name="Preformatted_20_Text">
      <style:text-properties officeooo:rsid="0111a231" officeooo:paragraph-rsid="0111a231"/>
    </style:style>
    <style:style style:name="P290" style:family="paragraph" style:parent-style-name="Preformatted_20_Text">
      <style:text-properties officeooo:paragraph-rsid="012d8443"/>
    </style:style>
    <style:style style:name="P291" style:family="paragraph" style:parent-style-name="Preformatted_20_Text">
      <style:text-properties officeooo:paragraph-rsid="012e0b0f"/>
    </style:style>
    <style:style style:name="P292" style:family="paragraph" style:parent-style-name="Preformatted_20_Text">
      <style:text-properties officeooo:paragraph-rsid="01393e59"/>
    </style:style>
    <style:style style:name="P293" style:family="paragraph" style:parent-style-name="Preformatted_20_Text">
      <style:text-properties officeooo:rsid="01393e59" officeooo:paragraph-rsid="01393e59"/>
    </style:style>
    <style:style style:name="P294" style:family="paragraph" style:parent-style-name="Preformatted_20_Text">
      <style:text-properties officeooo:rsid="014670bd" officeooo:paragraph-rsid="014670bd"/>
    </style:style>
    <style:style style:name="P295" style:family="paragraph" style:parent-style-name="Preformatted_20_Text">
      <style:text-properties officeooo:paragraph-rsid="01481de2"/>
    </style:style>
    <style:style style:name="P296" style:family="paragraph" style:parent-style-name="Preformatted_20_Text">
      <style:text-properties officeooo:rsid="0148b9a6" officeooo:paragraph-rsid="0148b9a6"/>
    </style:style>
    <style:style style:name="P297" style:family="paragraph" style:parent-style-name="Preformatted_20_Text">
      <style:text-properties officeooo:paragraph-rsid="0148b9a6"/>
    </style:style>
    <style:style style:name="P298" style:family="paragraph" style:parent-style-name="Preformatted_20_Text">
      <style:text-properties officeooo:rsid="014f48e8" officeooo:paragraph-rsid="014f48e8"/>
    </style:style>
    <style:style style:name="P299" style:family="paragraph" style:parent-style-name="Preformatted_20_Text">
      <style:text-properties officeooo:paragraph-rsid="014f48e8"/>
    </style:style>
    <style:style style:name="P300" style:family="paragraph" style:parent-style-name="Preformatted_20_Text">
      <style:text-properties officeooo:paragraph-rsid="0151a14c"/>
    </style:style>
    <style:style style:name="P301" style:family="paragraph" style:parent-style-name="Preformatted_20_Text">
      <style:text-properties fo:font-style="normal" officeooo:rsid="015736d4" officeooo:paragraph-rsid="015736d4" style:font-style-asian="normal" style:font-style-complex="normal"/>
    </style:style>
    <style:style style:name="P302" style:family="paragraph" style:parent-style-name="Preformatted_20_Text">
      <style:text-properties officeooo:paragraph-rsid="0158a1df"/>
    </style:style>
    <style:style style:name="P303" style:family="paragraph" style:parent-style-name="Preformatted_20_Text">
      <style:text-properties officeooo:rsid="015afb60" officeooo:paragraph-rsid="015afb60"/>
    </style:style>
    <style:style style:name="P304" style:family="paragraph" style:parent-style-name="Preformatted_20_Text">
      <style:text-properties officeooo:rsid="012d8443" officeooo:paragraph-rsid="012d8443"/>
    </style:style>
    <style:style style:name="P305" style:family="paragraph" style:parent-style-name="Preformatted_20_Text">
      <style:text-properties officeooo:paragraph-rsid="01601e23"/>
    </style:style>
    <style:style style:name="P306" style:family="paragraph" style:parent-style-name="Preformatted_20_Text">
      <style:text-properties officeooo:rsid="00666f54" officeooo:paragraph-rsid="01601e23"/>
    </style:style>
    <style:style style:name="P307" style:family="paragraph" style:parent-style-name="Preformatted_20_Text">
      <style:text-properties officeooo:rsid="00666f54" officeooo:paragraph-rsid="01619da3"/>
    </style:style>
    <style:style style:name="P308" style:family="paragraph" style:parent-style-name="Preformatted_20_Text">
      <style:text-properties officeooo:paragraph-rsid="0163ec2d"/>
    </style:style>
    <style:style style:name="P309" style:family="paragraph" style:parent-style-name="Preformatted_20_Text">
      <style:text-properties officeooo:rsid="0163ec2d" officeooo:paragraph-rsid="0163ec2d"/>
    </style:style>
    <style:style style:name="P310" style:family="paragraph" style:parent-style-name="Preformatted_20_Text">
      <style:paragraph-properties fo:text-align="start" style:justify-single-word="false"/>
      <style:text-properties officeooo:paragraph-rsid="0158a1df"/>
    </style:style>
    <style:style style:name="P311" style:family="paragraph" style:parent-style-name="Heading">
      <style:text-properties officeooo:paragraph-rsid="003e0b0d"/>
    </style:style>
    <style:style style:name="P312" style:family="paragraph" style:parent-style-name="Heading">
      <style:text-properties officeooo:paragraph-rsid="003e0fa5"/>
    </style:style>
    <style:style style:name="P313" style:family="paragraph" style:parent-style-name="Heading">
      <style:text-properties officeooo:paragraph-rsid="00473082"/>
    </style:style>
    <style:style style:name="P314" style:family="paragraph" style:parent-style-name="Heading">
      <style:text-properties officeooo:paragraph-rsid="004e8020"/>
    </style:style>
    <style:style style:name="P315" style:family="paragraph" style:parent-style-name="Heading">
      <style:text-properties officeooo:paragraph-rsid="00504951"/>
    </style:style>
    <style:style style:name="P316" style:family="paragraph" style:parent-style-name="Heading">
      <style:text-properties officeooo:paragraph-rsid="00550663"/>
    </style:style>
    <style:style style:name="P317" style:family="paragraph" style:parent-style-name="Heading">
      <style:text-properties officeooo:paragraph-rsid="00664101"/>
    </style:style>
    <style:style style:name="P318" style:family="paragraph" style:parent-style-name="Heading">
      <style:text-properties officeooo:rsid="0047e6b9" officeooo:paragraph-rsid="00b450a5"/>
    </style:style>
    <style:style style:name="P319" style:family="paragraph" style:parent-style-name="Heading">
      <style:text-properties officeooo:rsid="00558d4e" officeooo:paragraph-rsid="006b40b8"/>
    </style:style>
    <style:style style:name="P320" style:family="paragraph" style:parent-style-name="Heading">
      <style:text-properties officeooo:paragraph-rsid="006b40b8"/>
    </style:style>
    <style:style style:name="P321" style:family="paragraph" style:parent-style-name="Heading">
      <style:text-properties officeooo:rsid="006b40b8" officeooo:paragraph-rsid="00b4eafd"/>
    </style:style>
    <style:style style:name="P322" style:family="paragraph" style:parent-style-name="Heading">
      <style:text-properties officeooo:rsid="0073817b" officeooo:paragraph-rsid="0073817b"/>
    </style:style>
    <style:style style:name="P323" style:family="paragraph" style:parent-style-name="Heading">
      <style:text-properties officeooo:rsid="0073817b" officeooo:paragraph-rsid="00a4a497"/>
    </style:style>
    <style:style style:name="P324" style:family="paragraph" style:parent-style-name="Heading">
      <style:text-properties officeooo:paragraph-rsid="0073817b"/>
    </style:style>
    <style:style style:name="P325" style:family="paragraph" style:parent-style-name="Heading">
      <style:text-properties officeooo:rsid="0077e2b5" officeooo:paragraph-rsid="00b8b926"/>
    </style:style>
    <style:style style:name="P326" style:family="paragraph" style:parent-style-name="Heading">
      <style:text-properties officeooo:paragraph-rsid="00ac691d"/>
    </style:style>
    <style:style style:name="P327" style:family="paragraph" style:parent-style-name="Heading">
      <style:text-properties officeooo:paragraph-rsid="00b450a5"/>
    </style:style>
    <style:style style:name="P328" style:family="paragraph" style:parent-style-name="Heading">
      <style:text-properties officeooo:paragraph-rsid="00b4eafd"/>
    </style:style>
    <style:style style:name="P329" style:family="paragraph" style:parent-style-name="Heading">
      <style:text-properties officeooo:paragraph-rsid="00b6fdac"/>
    </style:style>
    <style:style style:name="P330" style:family="paragraph" style:parent-style-name="Heading">
      <style:text-properties officeooo:rsid="009dd8d4" officeooo:paragraph-rsid="00b6fdac"/>
    </style:style>
    <style:style style:name="P331" style:family="paragraph" style:parent-style-name="Heading">
      <style:text-properties officeooo:paragraph-rsid="00b8b926"/>
    </style:style>
    <style:style style:name="P332" style:family="paragraph" style:parent-style-name="Heading">
      <style:text-properties officeooo:paragraph-rsid="00b9b323"/>
    </style:style>
    <style:style style:name="P333" style:family="paragraph" style:parent-style-name="Heading">
      <style:text-properties officeooo:paragraph-rsid="00d7aebc"/>
    </style:style>
    <style:style style:name="P334" style:family="paragraph" style:parent-style-name="Heading">
      <style:text-properties fo:font-style="normal" officeooo:rsid="003cabba" officeooo:paragraph-rsid="003e0b0d" style:font-style-asian="normal" style:font-style-complex="normal"/>
    </style:style>
    <style:style style:name="P335" style:family="paragraph" style:parent-style-name="Heading">
      <style:text-properties officeooo:rsid="003cabba" officeooo:paragraph-rsid="003e0b0d"/>
    </style:style>
    <style:style style:name="P336" style:family="paragraph" style:parent-style-name="Heading">
      <style:text-properties fo:font-weight="normal" officeooo:rsid="00693b96" officeooo:paragraph-rsid="00b6fdac" style:font-weight-asian="normal" style:font-weight-complex="normal"/>
    </style:style>
    <style:style style:name="P337" style:family="paragraph" style:parent-style-name="Heading">
      <style:text-properties fo:font-weight="normal" officeooo:rsid="0088db1a" officeooo:paragraph-rsid="00b6fdac" style:font-weight-asian="normal" style:font-weight-complex="normal"/>
    </style:style>
    <style:style style:name="P338" style:family="paragraph" style:parent-style-name="Heading">
      <style:text-properties fo:font-weight="normal" officeooo:rsid="0088db1a" officeooo:paragraph-rsid="00d7aebc" style:font-weight-asian="normal" style:font-weight-complex="normal"/>
    </style:style>
    <style:style style:name="P339" style:family="paragraph" style:parent-style-name="Heading">
      <style:text-properties officeooo:rsid="011e6e01" officeooo:paragraph-rsid="011e6e01"/>
    </style:style>
    <style:style style:name="P340" style:family="paragraph" style:parent-style-name="Heading">
      <style:text-properties officeooo:paragraph-rsid="012e0b0f"/>
    </style:style>
    <style:style style:name="P341" style:family="paragraph" style:parent-style-name="Heading">
      <style:text-properties officeooo:paragraph-rsid="01560da5"/>
    </style:style>
    <style:style style:name="P342" style:family="paragraph" style:parent-style-name="Heading">
      <style:text-properties officeooo:rsid="01248791" officeooo:paragraph-rsid="01248791"/>
    </style:style>
    <style:style style:name="P343" style:family="paragraph" style:parent-style-name="Heading">
      <style:text-properties officeooo:paragraph-rsid="01601e23"/>
    </style:style>
    <style:style style:name="P344" style:family="paragraph" style:parent-style-name="Heading">
      <style:text-properties officeooo:paragraph-rsid="016b839a"/>
    </style:style>
    <style:style style:name="P345" style:family="paragraph" style:parent-style-name="Standard" style:list-style-name="L2">
      <style:text-properties officeooo:rsid="001a4a19" officeooo:paragraph-rsid="009118fd"/>
    </style:style>
    <style:style style:name="P346" style:family="paragraph" style:parent-style-name="Standard" style:list-style-name="L2">
      <style:text-properties officeooo:rsid="001a4a19" officeooo:paragraph-rsid="001a4a19"/>
    </style:style>
    <style:style style:name="P347" style:family="paragraph" style:parent-style-name="Standard" style:list-style-name="L3">
      <style:text-properties officeooo:rsid="00959559" officeooo:paragraph-rsid="00959559"/>
    </style:style>
    <style:style style:name="P34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349"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350" style:family="paragraph" style:parent-style-name="Heading">
      <style:text-properties officeooo:paragraph-rsid="00550663"/>
    </style:style>
    <style:style style:name="P35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352" style:family="paragraph" style:parent-style-name="Text_20_body" style:list-style-name="L4">
      <style:text-properties officeooo:rsid="001f596a" officeooo:paragraph-rsid="001f596a"/>
    </style:style>
    <style:style style:name="P353" style:family="paragraph" style:parent-style-name="Text_20_body" style:list-style-name="L4">
      <style:text-properties officeooo:rsid="00993621" officeooo:paragraph-rsid="00993621"/>
    </style:style>
    <style:style style:name="P354" style:family="paragraph" style:parent-style-name="Text_20_body" style:list-style-name="L5">
      <style:text-properties officeooo:rsid="0045b1b7" officeooo:paragraph-rsid="0045b1b7"/>
    </style:style>
    <style:style style:name="P355" style:family="paragraph" style:parent-style-name="Text_20_body" style:list-style-name="L6">
      <style:text-properties officeooo:paragraph-rsid="014670bd"/>
    </style:style>
    <style:style style:name="P356"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357" style:family="paragraph" style:parent-style-name="Text_20_body" style:list-style-name="L7">
      <style:text-properties officeooo:rsid="00da2c96" officeooo:paragraph-rsid="00da2c96"/>
    </style:style>
    <style:style style:name="P358" style:family="paragraph" style:parent-style-name="Text_20_body">
      <style:text-properties officeooo:rsid="005a1270" officeooo:paragraph-rsid="005a1270"/>
    </style:style>
    <style:style style:name="P359" style:family="paragraph" style:parent-style-name="Text_20_body">
      <style:text-properties officeooo:rsid="017b41cb" officeooo:paragraph-rsid="017b41cb"/>
    </style:style>
    <style:style style:name="P360" style:family="paragraph" style:parent-style-name="Text_20_body">
      <style:text-properties officeooo:rsid="017b9c7e" officeooo:paragraph-rsid="017b9c7e"/>
    </style:style>
    <style:style style:name="P361" style:family="paragraph" style:parent-style-name="Text_20_body">
      <style:text-properties officeooo:rsid="017dd1f5" officeooo:paragraph-rsid="017dd1f5"/>
    </style:style>
    <style:style style:name="P362" style:family="paragraph" style:parent-style-name="Text_20_body">
      <style:text-properties officeooo:rsid="00653d71" officeooo:paragraph-rsid="01814254"/>
    </style:style>
    <style:style style:name="P363" style:family="paragraph" style:parent-style-name="Text_20_body">
      <style:text-properties officeooo:rsid="012be080" officeooo:paragraph-rsid="01319093"/>
    </style:style>
    <style:style style:name="P364" style:family="paragraph" style:parent-style-name="Text_20_body">
      <style:text-properties officeooo:rsid="01864d6f" officeooo:paragraph-rsid="01864d6f"/>
    </style:style>
    <style:style style:name="P365" style:family="paragraph" style:parent-style-name="Text_20_body">
      <style:text-properties officeooo:paragraph-rsid="00feca01"/>
    </style:style>
    <style:style style:name="P366" style:family="paragraph" style:parent-style-name="Text_20_body">
      <style:text-properties officeooo:paragraph-rsid="01298b5c"/>
    </style:style>
    <style:style style:name="P367" style:family="paragraph" style:parent-style-name="Text_20_body">
      <style:text-properties officeooo:rsid="012a2440" officeooo:paragraph-rsid="012a2440"/>
    </style:style>
    <style:style style:name="P368" style:family="paragraph" style:parent-style-name="Text_20_body">
      <style:text-properties officeooo:rsid="013a3c46" officeooo:paragraph-rsid="0192d88c"/>
    </style:style>
    <style:style style:name="P369" style:family="paragraph" style:parent-style-name="Text_20_body">
      <style:text-properties officeooo:rsid="018d6617" officeooo:paragraph-rsid="018d6617"/>
    </style:style>
    <style:style style:name="P370" style:family="paragraph" style:parent-style-name="Text_20_body">
      <style:text-properties officeooo:rsid="013c0412" officeooo:paragraph-rsid="013c0412"/>
    </style:style>
    <style:style style:name="P371" style:family="paragraph" style:parent-style-name="Text_20_body">
      <style:text-properties officeooo:rsid="019252a9" officeooo:paragraph-rsid="019252a9"/>
    </style:style>
    <style:style style:name="P372" style:family="paragraph" style:parent-style-name="Text_20_body">
      <style:text-properties officeooo:rsid="0192d88c" officeooo:paragraph-rsid="0192d88c"/>
    </style:style>
    <style:style style:name="P373" style:family="paragraph" style:parent-style-name="Text_20_body">
      <style:text-properties fo:font-size="10pt" officeooo:rsid="0192d88c" officeooo:paragraph-rsid="0192d88c" style:font-size-asian="10pt" style:font-size-complex="10pt"/>
    </style:style>
    <style:style style:name="P374" style:family="paragraph" style:parent-style-name="Text_20_body">
      <style:text-properties officeooo:rsid="01947b64" officeooo:paragraph-rsid="01947b64"/>
    </style:style>
    <style:style style:name="P375" style:family="paragraph" style:parent-style-name="Text_20_body">
      <style:text-properties fo:font-style="italic" officeooo:rsid="01947b64" officeooo:paragraph-rsid="01947b64" style:font-style-asian="italic" style:font-style-complex="italic"/>
    </style:style>
    <style:style style:name="P376" style:family="paragraph" style:parent-style-name="Text_20_body">
      <style:text-properties officeooo:rsid="01984fef" officeooo:paragraph-rsid="01984fef"/>
    </style:style>
    <style:style style:name="P377" style:family="paragraph" style:parent-style-name="Text_20_body">
      <style:text-properties officeooo:rsid="00c13d78" officeooo:paragraph-rsid="00c13d78"/>
    </style:style>
    <style:style style:name="P378" style:family="paragraph" style:parent-style-name="Text_20_body">
      <style:text-properties officeooo:paragraph-rsid="01984fef"/>
    </style:style>
    <style:style style:name="P379" style:family="paragraph" style:parent-style-name="Text_20_body">
      <style:text-properties officeooo:rsid="019bf70e" officeooo:paragraph-rsid="019bf70e"/>
    </style:style>
    <style:style style:name="P380" style:family="paragraph" style:parent-style-name="Text_20_body">
      <style:text-properties officeooo:paragraph-rsid="004e0ec9"/>
    </style:style>
    <style:style style:name="P381" style:family="paragraph" style:parent-style-name="Text_20_body">
      <style:text-properties officeooo:rsid="006b40b8" officeooo:paragraph-rsid="006b40b8"/>
    </style:style>
    <style:style style:name="P382" style:family="paragraph" style:parent-style-name="Text_20_body">
      <style:text-properties officeooo:rsid="019f8b05" officeooo:paragraph-rsid="019f8b05"/>
    </style:style>
    <style:style style:name="P383" style:family="paragraph" style:parent-style-name="Text_20_body">
      <style:text-properties officeooo:paragraph-rsid="01a0c307"/>
    </style:style>
    <style:style style:name="P384" style:family="paragraph" style:parent-style-name="Text_20_body">
      <style:text-properties officeooo:rsid="014a8a70" officeooo:paragraph-rsid="014a8a70"/>
    </style:style>
    <style:style style:name="P385" style:family="paragraph" style:parent-style-name="Text_20_body">
      <style:text-properties officeooo:rsid="01a37b2a" officeooo:paragraph-rsid="01a37b2a"/>
    </style:style>
    <style:style style:name="P386" style:family="paragraph" style:parent-style-name="Text_20_body">
      <style:text-properties style:font-name="Liberation Mono" fo:font-size="10pt" officeooo:rsid="01a6c715" officeooo:paragraph-rsid="01a6c715" style:font-size-asian="10pt" style:font-size-complex="10pt"/>
    </style:style>
    <style:style style:name="P387" style:family="paragraph" style:parent-style-name="Text_20_body">
      <style:text-properties style:font-name="Liberation Mono" fo:font-size="10pt" officeooo:rsid="01b944d8" officeooo:paragraph-rsid="01b944d8" style:font-size-asian="10pt" style:font-size-complex="10pt"/>
    </style:style>
    <style:style style:name="P388" style:family="paragraph" style:parent-style-name="Text_20_body">
      <style:text-properties style:font-name="Liberation Mono" fo:font-size="10pt" officeooo:rsid="01be9309" officeooo:paragraph-rsid="01be9309" style:font-size-asian="10pt" style:font-size-complex="10pt"/>
    </style:style>
    <style:style style:name="P389" style:family="paragraph" style:parent-style-name="Text_20_body">
      <style:text-properties officeooo:rsid="01a6e1c9" officeooo:paragraph-rsid="01a6e1c9"/>
    </style:style>
    <style:style style:name="P390" style:family="paragraph" style:parent-style-name="Text_20_body">
      <style:text-properties officeooo:rsid="016271de" officeooo:paragraph-rsid="016271de"/>
    </style:style>
    <style:style style:name="P391" style:family="paragraph" style:parent-style-name="Text_20_body">
      <style:text-properties officeooo:paragraph-rsid="0156df70"/>
    </style:style>
    <style:style style:name="P392" style:family="paragraph" style:parent-style-name="Text_20_body">
      <style:text-properties officeooo:rsid="01b99f81" officeooo:paragraph-rsid="01b99f81"/>
    </style:style>
    <style:style style:name="P393" style:family="paragraph" style:parent-style-name="Text_20_body">
      <style:text-properties officeooo:rsid="01bb3c7f" officeooo:paragraph-rsid="01bb3c7f"/>
    </style:style>
    <style:style style:name="P394" style:family="paragraph" style:parent-style-name="Text_20_body">
      <style:text-properties officeooo:rsid="01be9309" officeooo:paragraph-rsid="01be9309"/>
    </style:style>
    <style:style style:name="P395" style:family="paragraph" style:parent-style-name="Text_20_body">
      <style:text-properties officeooo:rsid="01c05287" officeooo:paragraph-rsid="01c05287"/>
    </style:style>
    <style:style style:name="P396" style:family="paragraph" style:parent-style-name="Heading_20_2">
      <style:text-properties officeooo:rsid="00ba6c9c" officeooo:paragraph-rsid="00ba6c9c"/>
    </style:style>
    <style:style style:name="P397" style:family="paragraph" style:parent-style-name="Heading_20_2">
      <style:text-properties fo:font-weight="normal" style:font-weight-asian="normal" style:font-weight-complex="normal"/>
    </style:style>
    <style:style style:name="P398" style:family="paragraph" style:parent-style-name="Heading_20_2">
      <style:text-properties officeooo:rsid="00f67afd" officeooo:paragraph-rsid="00f67afd"/>
    </style:style>
    <style:style style:name="P399" style:family="paragraph" style:parent-style-name="Heading_20_2">
      <style:text-properties officeooo:rsid="009dd8d4" officeooo:paragraph-rsid="00a4a497"/>
    </style:style>
    <style:style style:name="P400" style:family="paragraph" style:parent-style-name="Heading_20_2">
      <style:text-properties officeooo:paragraph-rsid="00a4a497"/>
    </style:style>
    <style:style style:name="P401" style:family="paragraph" style:parent-style-name="Heading_20_2">
      <style:text-properties officeooo:rsid="0077e2b5" officeooo:paragraph-rsid="00a4a497"/>
    </style:style>
    <style:style style:name="P402" style:family="paragraph" style:parent-style-name="Heading_20_2">
      <style:text-properties officeooo:rsid="00993621" officeooo:paragraph-rsid="00993621"/>
    </style:style>
    <style:style style:name="P403" style:family="paragraph" style:parent-style-name="Heading_20_1" style:list-style-name=""/>
    <style:style style:name="P404" style:family="paragraph" style:parent-style-name="Heading_20_1">
      <style:paragraph-properties fo:break-before="page"/>
    </style:style>
    <style:style style:name="P405" style:family="paragraph" style:parent-style-name="Heading_20_3">
      <style:text-properties fo:font-weight="normal" officeooo:rsid="008397dd" officeooo:paragraph-rsid="008397dd" style:font-weight-asian="normal" style:font-weight-complex="normal"/>
    </style:style>
    <style:style style:name="P406" style:family="paragraph" style:parent-style-name="Heading_20_3">
      <style:text-properties officeooo:rsid="0077e2b5" officeooo:paragraph-rsid="00b8b926"/>
    </style:style>
    <style:style style:name="P407" style:family="paragraph" style:parent-style-name="Heading_20_3">
      <style:text-properties officeooo:rsid="00b6fdac" officeooo:paragraph-rsid="00b6fdac"/>
    </style:style>
    <style:style style:name="P408" style:family="paragraph" style:parent-style-name="Heading_20_3">
      <style:text-properties officeooo:rsid="00b6fdac" officeooo:paragraph-rsid="00d7aebc"/>
    </style:style>
    <style:style style:name="P409" style:family="paragraph" style:parent-style-name="Heading_20_3">
      <style:text-properties officeooo:rsid="0075e014" officeooo:paragraph-rsid="00b6fdac"/>
    </style:style>
    <style:style style:name="P410" style:family="paragraph" style:parent-style-name="Heading_20_3">
      <style:text-properties officeooo:rsid="0073817b" officeooo:paragraph-rsid="0073817b"/>
    </style:style>
    <style:style style:name="P411" style:family="paragraph" style:parent-style-name="Heading_20_3">
      <style:text-properties officeooo:rsid="00f03c35" officeooo:paragraph-rsid="00f03c35"/>
    </style:style>
    <style:style style:name="P412" style:family="paragraph" style:parent-style-name="Heading_20_3">
      <style:text-properties officeooo:rsid="00b9b323" officeooo:paragraph-rsid="00b9b323"/>
    </style:style>
    <style:style style:name="P413" style:family="paragraph" style:parent-style-name="Heading_20_3">
      <style:text-properties officeooo:paragraph-rsid="003e0b0d"/>
    </style:style>
    <style:style style:name="P414" style:family="paragraph" style:parent-style-name="Heading_20_3">
      <style:text-properties officeooo:rsid="003e0b0d" officeooo:paragraph-rsid="003e0b0d"/>
    </style:style>
    <style:style style:name="P415" style:family="paragraph" style:parent-style-name="Heading_20_3">
      <style:text-properties officeooo:rsid="003e0b0d" officeooo:paragraph-rsid="00b450a5"/>
    </style:style>
    <style:style style:name="P416" style:family="paragraph" style:parent-style-name="Heading_20_3">
      <style:text-properties officeooo:rsid="003e0b0d" officeooo:paragraph-rsid="00473082"/>
    </style:style>
    <style:style style:name="P417" style:family="paragraph" style:parent-style-name="Heading_20_3">
      <style:text-properties officeooo:rsid="004e8020" officeooo:paragraph-rsid="004e8020"/>
    </style:style>
    <style:style style:name="P418" style:family="paragraph" style:parent-style-name="Heading_20_3">
      <style:text-properties officeooo:rsid="003e0fa5" officeooo:paragraph-rsid="003e0fa5"/>
    </style:style>
    <style:style style:name="P419" style:family="paragraph" style:parent-style-name="Heading_20_3">
      <style:text-properties officeooo:rsid="00ac691d" officeooo:paragraph-rsid="00ac691d"/>
    </style:style>
    <style:style style:name="P420" style:family="paragraph" style:parent-style-name="Heading_20_3">
      <style:text-properties officeooo:rsid="00698e74" officeooo:paragraph-rsid="00b450a5"/>
    </style:style>
    <style:style style:name="P421" style:family="paragraph" style:parent-style-name="Heading_20_3">
      <style:text-properties officeooo:rsid="01481de2" officeooo:paragraph-rsid="01481de2"/>
    </style:style>
    <style:style style:name="P422" style:family="paragraph" style:parent-style-name="Heading_20_3">
      <style:text-properties officeooo:rsid="00550663" officeooo:paragraph-rsid="00550663"/>
    </style:style>
    <style:style style:name="P423" style:family="paragraph" style:parent-style-name="Heading_20_3">
      <style:text-properties officeooo:rsid="006f0be8" officeooo:paragraph-rsid="00b4eafd"/>
    </style:style>
    <style:style style:name="P424" style:family="paragraph" style:parent-style-name="Heading_20_3">
      <style:text-properties officeooo:rsid="0060fcf1" officeooo:paragraph-rsid="00b4eafd"/>
    </style:style>
    <style:style style:name="P425" style:family="paragraph" style:parent-style-name="Heading_20_3">
      <style:text-properties officeooo:rsid="005f9336" officeooo:paragraph-rsid="00b4eafd"/>
    </style:style>
    <style:style style:name="P426" style:family="paragraph" style:parent-style-name="Heading_20_3">
      <style:text-properties officeooo:rsid="00653d71" officeooo:paragraph-rsid="00b4eafd"/>
    </style:style>
    <style:style style:name="P427" style:family="paragraph" style:parent-style-name="Heading_20_3">
      <style:text-properties officeooo:rsid="005c8414" officeooo:paragraph-rsid="00b4eafd"/>
    </style:style>
    <style:style style:name="P428" style:family="paragraph" style:parent-style-name="Heading_20_3">
      <style:text-properties officeooo:rsid="006b40b8" officeooo:paragraph-rsid="006b40b8"/>
    </style:style>
    <style:style style:name="P429" style:family="paragraph" style:parent-style-name="Heading_20_3">
      <style:text-properties officeooo:rsid="00558d4e" officeooo:paragraph-rsid="00558d4e"/>
    </style:style>
    <style:style style:name="P430" style:family="paragraph" style:parent-style-name="Heading_20_3">
      <style:text-properties officeooo:rsid="005a1270" officeooo:paragraph-rsid="005a1270"/>
    </style:style>
    <style:style style:name="P431" style:family="paragraph" style:parent-style-name="Heading_20_3">
      <style:text-properties officeooo:paragraph-rsid="00653d71"/>
    </style:style>
    <style:style style:name="P432" style:family="paragraph" style:parent-style-name="Heading_20_3">
      <style:text-properties officeooo:paragraph-rsid="0100587f"/>
    </style:style>
    <style:style style:name="P433" style:family="paragraph" style:parent-style-name="Heading_20_3">
      <style:text-properties officeooo:rsid="006fa277" officeooo:paragraph-rsid="00d7aebc"/>
    </style:style>
    <style:style style:name="P434" style:family="paragraph" style:parent-style-name="Heading_20_3">
      <style:text-properties officeooo:rsid="012be080" officeooo:paragraph-rsid="012be080"/>
    </style:style>
    <style:style style:name="P435" style:family="paragraph" style:parent-style-name="Heading_20_3">
      <style:text-properties officeooo:rsid="00afc7ef" officeooo:paragraph-rsid="014c7ca2"/>
    </style:style>
    <style:style style:name="P436" style:family="paragraph" style:parent-style-name="Heading_20_3">
      <style:text-properties officeooo:rsid="00afc7ef" officeooo:paragraph-rsid="01601e23"/>
    </style:style>
    <style:style style:name="P437" style:family="paragraph" style:parent-style-name="Heading_20_3">
      <style:text-properties officeooo:rsid="00733e67" officeooo:paragraph-rsid="012e0b0f"/>
    </style:style>
    <style:style style:name="P438" style:family="paragraph" style:parent-style-name="Heading_20_3">
      <style:text-properties officeooo:rsid="01267312" officeooo:paragraph-rsid="01267312"/>
    </style:style>
    <style:style style:name="P439" style:family="paragraph" style:parent-style-name="Heading_20_3">
      <style:text-properties officeooo:rsid="0085ffc3" officeooo:paragraph-rsid="00b6fdac"/>
    </style:style>
    <style:style style:name="P440" style:family="paragraph" style:parent-style-name="Heading_20_3">
      <style:text-properties officeooo:paragraph-rsid="01248791"/>
    </style:style>
    <style:style style:name="P441" style:family="paragraph" style:parent-style-name="Heading_20_3">
      <style:text-properties officeooo:paragraph-rsid="00733e67"/>
    </style:style>
    <style:style style:name="P442" style:family="paragraph" style:parent-style-name="Heading_20_3">
      <style:text-properties fo:font-style="normal" officeooo:rsid="01073ac9" officeooo:paragraph-rsid="01073ac9" style:font-style-asian="normal" style:font-style-complex="normal"/>
    </style:style>
    <style:style style:name="P443" style:family="paragraph" style:parent-style-name="Heading_20_3">
      <style:text-properties officeooo:paragraph-rsid="00b9b323"/>
    </style:style>
    <style:style style:name="P444" style:family="paragraph" style:parent-style-name="Heading_20_3">
      <style:text-properties officeooo:rsid="008d96dc" officeooo:paragraph-rsid="00d7aebc"/>
    </style:style>
    <style:style style:name="P445" style:family="paragraph" style:parent-style-name="Heading_20_3">
      <style:text-properties officeooo:paragraph-rsid="017ec6bd"/>
    </style:style>
    <style:style style:name="P446" style:family="paragraph" style:parent-style-name="Heading_20_3">
      <style:text-properties officeooo:rsid="01bb3c7f" officeooo:paragraph-rsid="01bb3c7f"/>
    </style:style>
    <style:style style:name="P447" style:family="paragraph" style:parent-style-name="Preformatted_20_Text">
      <style:text-properties officeooo:paragraph-rsid="017ce741"/>
    </style:style>
    <style:style style:name="P448" style:family="paragraph" style:parent-style-name="Preformatted_20_Text">
      <style:text-properties officeooo:paragraph-rsid="01832bff"/>
    </style:style>
    <style:style style:name="P449" style:family="paragraph" style:parent-style-name="Preformatted_20_Text">
      <style:text-properties officeooo:rsid="01883b21" officeooo:paragraph-rsid="01883b21"/>
    </style:style>
    <style:style style:name="P450" style:family="paragraph" style:parent-style-name="Preformatted_20_Text">
      <style:text-properties officeooo:rsid="0189f995" officeooo:paragraph-rsid="0189f995"/>
    </style:style>
    <style:style style:name="P451" style:family="paragraph" style:parent-style-name="Preformatted_20_Text">
      <style:text-properties officeooo:paragraph-rsid="018e9d62"/>
    </style:style>
    <style:style style:name="P452" style:family="paragraph" style:parent-style-name="Preformatted_20_Text">
      <style:text-properties officeooo:paragraph-rsid="0192090e"/>
    </style:style>
    <style:style style:name="P453" style:family="paragraph" style:parent-style-name="Preformatted_20_Text">
      <style:text-properties officeooo:rsid="0192090e" officeooo:paragraph-rsid="0192090e"/>
    </style:style>
    <style:style style:name="P454" style:family="paragraph" style:parent-style-name="Preformatted_20_Text">
      <style:text-properties officeooo:rsid="019252a9" officeooo:paragraph-rsid="019252a9"/>
    </style:style>
    <style:style style:name="P455" style:family="paragraph" style:parent-style-name="Preformatted_20_Text">
      <style:text-properties officeooo:rsid="01947b64" officeooo:paragraph-rsid="01947b64"/>
    </style:style>
    <style:style style:name="P456" style:family="paragraph" style:parent-style-name="Preformatted_20_Text">
      <style:text-properties officeooo:paragraph-rsid="019f8b05"/>
    </style:style>
    <style:style style:name="P457" style:family="paragraph" style:parent-style-name="Preformatted_20_Text">
      <style:text-properties officeooo:rsid="007f9437" officeooo:paragraph-rsid="007f9437"/>
    </style:style>
    <style:style style:name="P458" style:family="paragraph" style:parent-style-name="Preformatted_20_Text">
      <style:text-properties officeooo:paragraph-rsid="007f9437"/>
    </style:style>
    <style:style style:name="P459" style:family="paragraph" style:parent-style-name="Preformatted_20_Text">
      <style:text-properties officeooo:paragraph-rsid="0058efe0"/>
    </style:style>
    <style:style style:name="P460" style:family="paragraph" style:parent-style-name="Preformatted_20_Text">
      <style:text-properties officeooo:paragraph-rsid="01abedff"/>
    </style:style>
    <style:style style:name="P461" style:family="paragraph" style:parent-style-name="Preformatted_20_Text">
      <style:text-properties officeooo:rsid="01bb3c7f" officeooo:paragraph-rsid="01bb3c7f"/>
    </style:style>
    <style:style style:name="P462" style:family="paragraph" style:parent-style-name="Preformatted_20_Text">
      <style:text-properties officeooo:paragraph-rsid="01bb3c7f"/>
    </style:style>
    <style:style style:name="P463" style:family="paragraph" style:parent-style-name="Preformatted_20_Text">
      <style:text-properties officeooo:rsid="01bed22a" officeooo:paragraph-rsid="01bed22a"/>
    </style:style>
    <style:style style:name="P464" style:family="paragraph" style:parent-style-name="Preformatted_20_Text">
      <style:text-properties officeooo:paragraph-rsid="01c05287"/>
    </style:style>
    <style:style style:name="P465" style:family="paragraph" style:parent-style-name="Preformatted_20_Text">
      <style:text-properties officeooo:paragraph-rsid="01c1607e"/>
    </style:style>
    <style:style style:name="P466" style:family="paragraph" style:parent-style-name="Preformatted_20_Text">
      <style:text-properties officeooo:paragraph-rsid="01c679bb"/>
    </style:style>
    <style:style style:name="P467" style:family="paragraph" style:parent-style-name="Preformatted_20_Text">
      <style:text-properties officeooo:rsid="01c78f87" officeooo:paragraph-rsid="01c78f87"/>
    </style:style>
    <style:style style:name="P468" style:family="paragraph" style:parent-style-name="Table_20_Contents">
      <style:text-properties officeooo:rsid="01bcf6ce" officeooo:paragraph-rsid="01bcf6ce"/>
    </style:style>
    <style:style style:name="P469" style:family="paragraph" style:parent-style-name="Table_20_Contents">
      <style:paragraph-properties fo:text-align="center" style:justify-single-word="false"/>
      <style:text-properties officeooo:rsid="01bcf6ce" officeooo:paragraph-rsid="01bcf6ce"/>
    </style:style>
    <style:style style:name="P470" style:family="paragraph" style:parent-style-name="Table_20_Contents">
      <style:paragraph-properties fo:text-align="center" style:justify-single-word="false"/>
    </style:style>
    <style:style style:name="P47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officeooo:rsid="01606fa9" style:font-style-asian="italic" style:font-style-complex="italic"/>
    </style:style>
    <style:style style:name="T15" style:family="text">
      <style:text-properties fo:font-style="italic" officeooo:rsid="016271de" style:font-style-asian="italic" style:font-style-complex="italic"/>
    </style:style>
    <style:style style:name="T16" style:family="text">
      <style:text-properties fo:font-style="italic" officeooo:rsid="016fbea2" style:font-style-asian="italic" style:font-style-complex="italic"/>
    </style:style>
    <style:style style:name="T17" style:family="text">
      <style:text-properties fo:font-style="italic" officeooo:rsid="0170de5c" style:font-style-asian="italic" style:font-style-complex="italic"/>
    </style:style>
    <style:style style:name="T18" style:family="text">
      <style:text-properties fo:font-style="italic" officeooo:rsid="01741a9d" style:font-style-asian="italic" style:font-style-complex="italic"/>
    </style:style>
    <style:style style:name="T19" style:family="text">
      <style:text-properties fo:font-style="italic" officeooo:rsid="01748726" style:font-style-asian="italic" style:font-style-complex="italic"/>
    </style:style>
    <style:style style:name="T20" style:family="text">
      <style:text-properties fo:font-style="italic" officeooo:rsid="01762613" style:font-style-asian="italic" style:font-style-complex="italic"/>
    </style:style>
    <style:style style:name="T21" style:family="text">
      <style:text-properties fo:font-style="italic" officeooo:rsid="01814254" style:font-style-asian="italic" style:font-style-complex="italic"/>
    </style:style>
    <style:style style:name="T22" style:family="text">
      <style:text-properties fo:font-style="italic" officeooo:rsid="01832bff" style:font-style-asian="italic" style:font-style-complex="italic"/>
    </style:style>
    <style:style style:name="T23" style:family="text">
      <style:text-properties fo:font-style="italic" officeooo:rsid="014f48e8" style:font-style-asian="italic" style:font-style-complex="italic"/>
    </style:style>
    <style:style style:name="T24" style:family="text">
      <style:text-properties fo:font-style="italic" officeooo:rsid="011962b6" style:font-style-asian="italic" style:font-style-complex="italic"/>
    </style:style>
    <style:style style:name="T25" style:family="text">
      <style:text-properties fo:font-style="italic" officeooo:rsid="018820c4" style:font-style-asian="italic" style:font-style-complex="italic"/>
    </style:style>
    <style:style style:name="T26" style:family="text">
      <style:text-properties fo:font-style="italic" officeooo:rsid="018948fb" style:font-style-asian="italic" style:font-style-complex="italic"/>
    </style:style>
    <style:style style:name="T27" style:family="text">
      <style:text-properties fo:font-style="italic" officeooo:rsid="019c3328" style:font-style-asian="italic" style:font-style-complex="italic"/>
    </style:style>
    <style:style style:name="T28" style:family="text">
      <style:text-properties fo:font-style="italic" officeooo:rsid="019e3113" style:font-style-asian="italic" style:font-style-complex="italic"/>
    </style:style>
    <style:style style:name="T29" style:family="text">
      <style:text-properties fo:font-style="italic" officeooo:rsid="01a6c715" style:font-style-asian="italic" style:font-style-complex="italic"/>
    </style:style>
    <style:style style:name="T30" style:family="text">
      <style:text-properties fo:font-style="italic" officeooo:rsid="01a8bdd5" style:font-style-asian="italic" style:font-style-complex="italic"/>
    </style:style>
    <style:style style:name="T31" style:family="text">
      <style:text-properties fo:font-style="italic" officeooo:rsid="01b7d8ef"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7f9437" style:font-style-asian="italic" style:font-weight-asian="bold" style:font-style-complex="italic" style:font-weight-complex="bold"/>
    </style:style>
    <style:style style:name="T34" style:family="text">
      <style:text-properties fo:font-style="italic" fo:font-weight="bold" officeooo:rsid="00855305" style:font-style-asian="italic" style:font-weight-asian="bold" style:font-style-complex="italic" style:font-weight-complex="bold"/>
    </style:style>
    <style:style style:name="T35" style:family="text">
      <style:text-properties fo:font-style="italic" fo:font-weight="bold" officeooo:rsid="00a13599" style:font-style-asian="italic" style:font-weight-asian="bold" style:font-style-complex="italic" style:font-weight-complex="bold"/>
    </style:style>
    <style:style style:name="T36" style:family="text">
      <style:text-properties fo:font-style="italic" fo:font-weight="bold" officeooo:rsid="017cfc2e"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96821e" style:font-style-asian="italic" style:font-weight-asian="normal" style:font-style-complex="italic" style:font-weight-complex="normal"/>
    </style:style>
    <style:style style:name="T39" style:family="text">
      <style:text-properties fo:font-style="italic" fo:font-weight="normal" officeooo:rsid="00a13599" style:font-style-asian="italic" style:font-weight-asian="normal" style:font-style-complex="italic" style:font-weight-complex="normal"/>
    </style:style>
    <style:style style:name="T40" style:family="text">
      <style:text-properties fo:font-style="italic" fo:font-weight="normal" officeooo:rsid="016dffa2" style:font-style-asian="italic" style:font-weight-asian="normal" style:font-style-complex="italic" style:font-weight-complex="normal"/>
    </style:style>
    <style:style style:name="T41" style:family="text">
      <style:text-properties fo:font-style="italic" fo:font-weight="normal" officeooo:rsid="015afb60" style:font-style-asian="italic" style:font-weight-asian="normal" style:font-style-complex="italic" style:font-weight-complex="normal"/>
    </style:style>
    <style:style style:name="T42" style:family="text">
      <style:text-properties fo:font-style="italic" fo:font-weight="normal" officeooo:rsid="01814254" style:font-style-asian="italic" style:font-weight-asian="normal" style:font-style-complex="italic" style:font-weight-complex="normal"/>
    </style:style>
    <style:style style:name="T43" style:family="text">
      <style:text-properties fo:font-style="italic" fo:font-weight="normal" officeooo:rsid="0098ef9b" style:font-style-asian="italic" style:font-weight-asian="normal" style:font-style-complex="italic"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2a9c1f" style:font-weight-asian="normal" style:font-weight-complex="normal"/>
    </style:style>
    <style:style style:name="T46" style:family="text">
      <style:text-properties fo:font-weight="normal" officeooo:rsid="006728eb" style:font-weight-asian="normal" style:font-weight-complex="normal"/>
    </style:style>
    <style:style style:name="T47" style:family="text">
      <style:text-properties fo:font-weight="normal" officeooo:rsid="00959559" style:font-weight-asian="normal" style:font-weight-complex="normal"/>
    </style:style>
    <style:style style:name="T48" style:family="text">
      <style:text-properties fo:font-weight="normal" officeooo:rsid="00993621" style:font-weight-asian="normal" style:font-weight-complex="normal"/>
    </style:style>
    <style:style style:name="T49" style:family="text">
      <style:text-properties fo:font-weight="normal" officeooo:rsid="00b3ad7e" style:font-weight-asian="normal" style:font-weight-complex="normal"/>
    </style:style>
    <style:style style:name="T50" style:family="text">
      <style:text-properties fo:font-weight="normal" officeooo:rsid="00e7b3fa" style:font-weight-asian="normal" style:font-weight-complex="normal"/>
    </style:style>
    <style:style style:name="T51" style:family="text">
      <style:text-properties fo:font-weight="normal" officeooo:rsid="00f8a84d" style:font-weight-asian="normal" style:font-weight-complex="normal"/>
    </style:style>
    <style:style style:name="T52" style:family="text">
      <style:text-properties fo:font-weight="normal" officeooo:rsid="00fa1fc4" style:font-weight-asian="normal" style:font-weight-complex="normal"/>
    </style:style>
    <style:style style:name="T53" style:family="text">
      <style:text-properties fo:font-weight="normal" officeooo:rsid="0108b46a" style:font-weight-asian="normal" style:font-weight-complex="normal"/>
    </style:style>
    <style:style style:name="T54" style:family="text">
      <style:text-properties fo:font-weight="normal" officeooo:rsid="010fbfa9" style:font-weight-asian="normal" style:font-weight-complex="normal"/>
    </style:style>
    <style:style style:name="T55" style:family="text">
      <style:text-properties fo:font-weight="normal" officeooo:rsid="014a8a70" style:font-weight-asian="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2a9c1f" style:font-style-asian="normal" style:font-style-complex="normal"/>
    </style:style>
    <style:style style:name="T58" style:family="text">
      <style:text-properties fo:font-style="normal" officeooo:rsid="006e9076" style:font-style-asian="normal" style:font-style-complex="normal"/>
    </style:style>
    <style:style style:name="T59" style:family="text">
      <style:text-properties fo:font-style="normal" officeooo:rsid="00755109" style:font-style-asian="normal" style:font-style-complex="normal"/>
    </style:style>
    <style:style style:name="T60" style:family="text">
      <style:text-properties fo:font-style="normal" officeooo:rsid="0077e2b5" style:font-style-asian="normal" style:font-style-complex="normal"/>
    </style:style>
    <style:style style:name="T61" style:family="text">
      <style:text-properties fo:font-style="normal" officeooo:rsid="007f9437" style:font-style-asian="normal" style:font-style-complex="normal"/>
    </style:style>
    <style:style style:name="T62" style:family="text">
      <style:text-properties fo:font-style="normal" officeooo:rsid="00855305" style:font-style-asian="normal" style:font-style-complex="normal"/>
    </style:style>
    <style:style style:name="T63" style:family="text">
      <style:text-properties fo:font-style="normal" officeooo:rsid="00959559" style:font-style-asian="normal" style:font-style-complex="normal"/>
    </style:style>
    <style:style style:name="T64" style:family="text">
      <style:text-properties fo:font-style="normal" officeooo:rsid="00c4b1dc" style:font-style-asian="normal" style:font-style-complex="normal"/>
    </style:style>
    <style:style style:name="T65" style:family="text">
      <style:text-properties fo:font-style="normal" officeooo:rsid="00c56989" style:font-style-asian="normal" style:font-style-complex="normal"/>
    </style:style>
    <style:style style:name="T66" style:family="text">
      <style:text-properties fo:font-style="normal" officeooo:rsid="00d06681" style:font-style-asian="normal" style:font-style-complex="normal"/>
    </style:style>
    <style:style style:name="T67" style:family="text">
      <style:text-properties fo:font-style="normal" officeooo:rsid="00e3cc6d" style:font-style-asian="normal" style:font-style-complex="normal"/>
    </style:style>
    <style:style style:name="T68" style:family="text">
      <style:text-properties fo:font-style="normal" officeooo:rsid="00f1130d" style:font-style-asian="normal" style:font-style-complex="normal"/>
    </style:style>
    <style:style style:name="T69" style:family="text">
      <style:text-properties fo:font-style="normal" officeooo:rsid="00fa1fc4" style:font-style-asian="normal" style:font-style-complex="normal"/>
    </style:style>
    <style:style style:name="T70" style:family="text">
      <style:text-properties fo:font-style="normal" officeooo:rsid="0101e9b5" style:font-style-asian="normal" style:font-style-complex="normal"/>
    </style:style>
    <style:style style:name="T71" style:family="text">
      <style:text-properties fo:font-style="normal" officeooo:rsid="0107ec7c" style:font-style-asian="normal" style:font-style-complex="normal"/>
    </style:style>
    <style:style style:name="T72" style:family="text">
      <style:text-properties fo:font-style="normal" officeooo:rsid="01386224" style:font-style-asian="normal" style:font-style-complex="normal"/>
    </style:style>
    <style:style style:name="T73" style:family="text">
      <style:text-properties fo:font-style="normal" officeooo:rsid="01446f4f" style:font-style-asian="normal" style:font-style-complex="normal"/>
    </style:style>
    <style:style style:name="T74" style:family="text">
      <style:text-properties fo:font-style="normal" officeooo:rsid="0151a14c" style:font-style-asian="normal" style:font-style-complex="normal"/>
    </style:style>
    <style:style style:name="T75" style:family="text">
      <style:text-properties fo:font-style="normal" officeooo:rsid="01606fa9" style:font-style-asian="normal" style:font-style-complex="normal"/>
    </style:style>
    <style:style style:name="T76" style:family="text">
      <style:text-properties fo:font-style="normal" officeooo:rsid="0170de5c" style:font-style-asian="normal" style:font-style-complex="normal"/>
    </style:style>
    <style:style style:name="T77" style:family="text">
      <style:text-properties fo:font-style="normal" officeooo:rsid="01748726" style:font-style-asian="normal" style:font-style-complex="normal"/>
    </style:style>
    <style:style style:name="T78" style:family="text">
      <style:text-properties fo:font-style="normal" officeooo:rsid="01762613" style:font-style-asian="normal" style:font-style-complex="normal"/>
    </style:style>
    <style:style style:name="T79" style:family="text">
      <style:text-properties fo:font-style="normal" officeooo:rsid="01832bff" style:font-style-asian="normal" style:font-style-complex="normal"/>
    </style:style>
    <style:style style:name="T80" style:family="text">
      <style:text-properties fo:font-style="normal" officeooo:rsid="0189f995" style:font-style-asian="normal" style:font-style-complex="normal"/>
    </style:style>
    <style:style style:name="T81" style:family="text">
      <style:text-properties fo:font-style="normal" officeooo:rsid="01947b64" style:font-style-asian="normal" style:font-style-complex="normal"/>
    </style:style>
    <style:style style:name="T82" style:family="text">
      <style:text-properties fo:font-style="normal" officeooo:rsid="019c3328" style:font-style-asian="normal" style:font-style-complex="normal"/>
    </style:style>
    <style:style style:name="T83" style:family="text">
      <style:text-properties fo:font-style="normal" officeooo:rsid="019e3113" style:font-style-asian="normal" style:font-style-complex="normal"/>
    </style:style>
    <style:style style:name="T84" style:family="text">
      <style:text-properties fo:font-style="normal" officeooo:rsid="01a6c715" style:font-style-asian="normal" style:font-style-complex="normal"/>
    </style:style>
    <style:style style:name="T85" style:family="text">
      <style:text-properties fo:font-style="normal" officeooo:rsid="01a8bdd5" style:font-style-asian="normal" style:font-style-complex="normal"/>
    </style:style>
    <style:style style:name="T86" style:family="text">
      <style:text-properties fo:font-style="normal" officeooo:rsid="01b7d8ef" style:font-style-asian="normal" style:font-style-complex="normal"/>
    </style:style>
    <style:style style:name="T87" style:family="text">
      <style:text-properties fo:font-style="normal" officeooo:rsid="01b8960e"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2a9c1f" style:font-style-asian="normal" style:font-weight-asian="normal" style:font-style-complex="normal" style:font-weight-complex="normal"/>
    </style:style>
    <style:style style:name="T90" style:family="text">
      <style:text-properties fo:font-style="normal" fo:font-weight="normal" officeooo:rsid="0031f245" style:font-style-asian="normal" style:font-weight-asian="normal" style:font-style-complex="normal" style:font-weight-complex="normal"/>
    </style:style>
    <style:style style:name="T91" style:family="text">
      <style:text-properties fo:font-style="normal" fo:font-weight="normal" officeooo:rsid="003478e0" style:font-style-asian="normal" style:font-weight-asian="normal" style:font-style-complex="normal" style:font-weight-complex="normal"/>
    </style:style>
    <style:style style:name="T92" style:family="text">
      <style:text-properties fo:font-style="normal" fo:font-weight="normal" officeooo:rsid="00504951" style:font-style-asian="normal" style:font-weight-asian="normal" style:font-style-complex="normal" style:font-weight-complex="normal"/>
    </style:style>
    <style:style style:name="T93" style:family="text">
      <style:text-properties fo:font-style="normal" fo:font-weight="normal" officeooo:rsid="00755109" style:font-style-asian="normal" style:font-weight-asian="normal" style:font-style-complex="normal" style:font-weight-complex="normal"/>
    </style:style>
    <style:style style:name="T94" style:family="text">
      <style:text-properties fo:font-style="normal" fo:font-weight="normal" officeooo:rsid="007f9437" style:font-style-asian="normal" style:font-weight-asian="normal" style:font-style-complex="normal" style:font-weight-complex="normal"/>
    </style:style>
    <style:style style:name="T95" style:family="text">
      <style:text-properties fo:font-style="normal" fo:font-weight="normal" officeooo:rsid="00855305" style:font-style-asian="normal" style:font-weight-asian="normal" style:font-style-complex="normal" style:font-weight-complex="normal"/>
    </style:style>
    <style:style style:name="T96" style:family="text">
      <style:text-properties fo:font-style="normal" fo:font-weight="normal" officeooo:rsid="00959559" style:font-style-asian="normal" style:font-weight-asian="normal" style:font-style-complex="normal" style:font-weight-complex="normal"/>
    </style:style>
    <style:style style:name="T97" style:family="text">
      <style:text-properties fo:font-style="normal" fo:font-weight="normal" officeooo:rsid="0096821e" style:font-style-asian="normal" style:font-weight-asian="normal" style:font-style-complex="normal" style:font-weight-complex="normal"/>
    </style:style>
    <style:style style:name="T98" style:family="text">
      <style:text-properties fo:font-style="normal" fo:font-weight="normal" officeooo:rsid="0098ef9b" style:font-style-asian="normal" style:font-weight-asian="normal" style:font-style-complex="normal" style:font-weight-complex="normal"/>
    </style:style>
    <style:style style:name="T99" style:family="text">
      <style:text-properties fo:font-style="normal" fo:font-weight="normal" officeooo:rsid="009a362e" style:font-style-asian="normal" style:font-weight-asian="normal" style:font-style-complex="normal" style:font-weight-complex="normal"/>
    </style:style>
    <style:style style:name="T100" style:family="text">
      <style:text-properties fo:font-style="normal" fo:font-weight="normal" officeooo:rsid="00a13599" style:font-style-asian="normal" style:font-weight-asian="normal" style:font-style-complex="normal" style:font-weight-complex="normal"/>
    </style:style>
    <style:style style:name="T101" style:family="text">
      <style:text-properties fo:font-style="normal" fo:font-weight="normal" officeooo:rsid="010fbfa9" style:font-style-asian="normal" style:font-weight-asian="normal" style:font-style-complex="normal" style:font-weight-complex="normal"/>
    </style:style>
    <style:style style:name="T102" style:family="text">
      <style:text-properties fo:font-style="normal" fo:font-weight="normal" officeooo:rsid="0125f43e" style:font-style-asian="normal" style:font-weight-asian="normal" style:font-style-complex="normal" style:font-weight-complex="normal"/>
    </style:style>
    <style:style style:name="T103" style:family="text">
      <style:text-properties fo:font-style="normal" fo:font-weight="normal" officeooo:rsid="0130ce0d" style:font-style-asian="normal" style:font-weight-asian="normal" style:font-style-complex="normal" style:font-weight-complex="normal"/>
    </style:style>
    <style:style style:name="T104" style:family="text">
      <style:text-properties fo:font-style="normal" fo:font-weight="normal" officeooo:rsid="016b839a" style:font-style-asian="normal" style:font-weight-asian="normal" style:font-style-complex="normal" style:font-weight-complex="normal"/>
    </style:style>
    <style:style style:name="T105" style:family="text">
      <style:text-properties fo:font-style="normal" fo:font-weight="normal" officeooo:rsid="016d286d" style:font-style-asian="normal" style:font-weight-asian="normal" style:font-style-complex="normal" style:font-weight-complex="normal"/>
    </style:style>
    <style:style style:name="T106" style:family="text">
      <style:text-properties fo:font-style="normal" fo:font-weight="normal" officeooo:rsid="016d5f7e" style:font-style-asian="normal" style:font-weight-asian="normal" style:font-style-complex="normal" style:font-weight-complex="normal"/>
    </style:style>
    <style:style style:name="T107" style:family="text">
      <style:text-properties fo:font-style="normal" fo:font-weight="normal" officeooo:rsid="01741a9d" style:font-style-asian="normal" style:font-weight-asian="normal" style:font-style-complex="normal" style:font-weight-complex="normal"/>
    </style:style>
    <style:style style:name="T108" style:family="text">
      <style:text-properties fo:font-style="normal" fo:font-weight="normal" officeooo:rsid="017cfc2e" style:font-style-asian="normal" style:font-weight-asian="normal" style:font-style-complex="normal" style:font-weight-complex="normal"/>
    </style:style>
    <style:style style:name="T109" style:family="text">
      <style:text-properties fo:font-style="normal" fo:font-weight="normal" officeooo:rsid="017dd1f5" style:font-style-asian="normal" style:font-weight-asian="normal" style:font-style-complex="normal" style:font-weight-complex="normal"/>
    </style:style>
    <style:style style:name="T110" style:family="text">
      <style:text-properties fo:font-style="normal" fo:font-weight="normal" officeooo:rsid="01814254" style:font-style-asian="normal" style:font-weight-asian="normal" style:font-style-complex="normal" style:font-weight-complex="normal"/>
    </style:style>
    <style:style style:name="T111" style:family="text">
      <style:text-properties fo:font-style="normal" fo:font-weight="normal" officeooo:rsid="018a7c53" style:font-style-asian="normal" style:font-weight-asian="normal" style:font-style-complex="normal" style:font-weight-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755109" style:font-style-asian="normal" style:font-weight-asian="bold" style:font-style-complex="normal" style:font-weight-complex="bold"/>
    </style:style>
    <style:style style:name="T114" style:family="text">
      <style:text-properties officeooo:rsid="001e30f4"/>
    </style:style>
    <style:style style:name="T115" style:family="text">
      <style:text-properties officeooo:rsid="002378ef"/>
    </style:style>
    <style:style style:name="T116" style:family="text">
      <style:text-properties officeooo:rsid="0025604c"/>
    </style:style>
    <style:style style:name="T117" style:family="text">
      <style:text-properties officeooo:rsid="002a13ff"/>
    </style:style>
    <style:style style:name="T118" style:family="text">
      <style:text-properties officeooo:rsid="002a9c1f"/>
    </style:style>
    <style:style style:name="T119" style:family="text">
      <style:text-properties officeooo:rsid="002aba47"/>
    </style:style>
    <style:style style:name="T120" style:family="text">
      <style:text-properties officeooo:rsid="002f1486"/>
    </style:style>
    <style:style style:name="T121" style:family="text">
      <style:text-properties officeooo:rsid="0033058e"/>
    </style:style>
    <style:style style:name="T122" style:family="text">
      <style:text-properties officeooo:rsid="00346180"/>
    </style:style>
    <style:style style:name="T123" style:family="text">
      <style:text-properties officeooo:rsid="0035435f"/>
    </style:style>
    <style:style style:name="T124" style:family="text">
      <style:text-properties officeooo:rsid="00386bd6"/>
    </style:style>
    <style:style style:name="T125" style:family="text">
      <style:text-properties officeooo:rsid="003b4026"/>
    </style:style>
    <style:style style:name="T126" style:family="text">
      <style:text-properties officeooo:rsid="003cabba"/>
    </style:style>
    <style:style style:name="T127" style:family="text">
      <style:text-properties style:font-name="Liberation Mono"/>
    </style:style>
    <style:style style:name="T128" style:family="text">
      <style:text-properties style:font-name="Liberation Mono" fo:font-size="10pt" style:font-size-asian="10pt" style:font-size-complex="10pt"/>
    </style:style>
    <style:style style:name="T129" style:family="text">
      <style:text-properties style:font-name="Liberation Mono" fo:font-size="10pt" officeooo:rsid="00b3ad7e" style:font-size-asian="10pt" style:font-size-complex="10pt"/>
    </style:style>
    <style:style style:name="T130" style:family="text">
      <style:text-properties style:font-name="Liberation Mono" fo:font-size="10pt" officeooo:rsid="00c322e0" style:font-size-asian="10pt" style:font-size-complex="10pt"/>
    </style:style>
    <style:style style:name="T131" style:family="text">
      <style:text-properties style:font-name="Liberation Mono" fo:font-size="10pt" officeooo:rsid="00c6e205" style:font-size-asian="10pt" style:font-size-complex="10pt"/>
    </style:style>
    <style:style style:name="T132" style:family="text">
      <style:text-properties style:font-name="Liberation Mono" fo:font-size="10pt" officeooo:rsid="00c99246" style:font-size-asian="10pt" style:font-size-complex="10pt"/>
    </style:style>
    <style:style style:name="T133" style:family="text">
      <style:text-properties style:font-name="Liberation Mono" fo:font-size="10pt" officeooo:rsid="00558d4e" style:font-size-asian="10pt" style:font-size-complex="10pt"/>
    </style:style>
    <style:style style:name="T134" style:family="text">
      <style:text-properties style:font-name="Liberation Mono" fo:font-size="10pt" officeooo:rsid="00e521f1" style:font-size-asian="10pt" style:font-size-complex="10pt"/>
    </style:style>
    <style:style style:name="T135" style:family="text">
      <style:text-properties style:font-name="Liberation Mono" fo:font-size="10pt" officeooo:rsid="00ed816b" style:font-size-asian="10pt" style:font-size-complex="10pt"/>
    </style:style>
    <style:style style:name="T136" style:family="text">
      <style:text-properties style:font-name="Liberation Mono" fo:font-size="10pt" officeooo:rsid="010c7b1d" style:font-size-asian="10pt" style:font-size-complex="10pt"/>
    </style:style>
    <style:style style:name="T137" style:family="text">
      <style:text-properties style:font-name="Liberation Mono" fo:font-size="10pt" officeooo:rsid="0148b9a6" style:font-size-asian="10pt" style:font-size-complex="10pt"/>
    </style:style>
    <style:style style:name="T138" style:family="text">
      <style:text-properties style:font-name="Liberation Mono" fo:font-size="10pt" officeooo:rsid="00203c5b" style:font-size-asian="10pt" style:font-size-complex="10pt"/>
    </style:style>
    <style:style style:name="T139" style:family="text">
      <style:text-properties style:font-name="Liberation Mono" fo:font-size="10pt" officeooo:rsid="016ebdff" style:font-size-asian="10pt" style:font-size-complex="10pt"/>
    </style:style>
    <style:style style:name="T140" style:family="text">
      <style:text-properties style:font-name="Liberation Mono" fo:font-size="10pt" officeooo:rsid="01762613" style:font-size-asian="10pt" style:font-size-complex="10pt"/>
    </style:style>
    <style:style style:name="T141" style:family="text">
      <style:text-properties style:font-name="Liberation Mono" fo:font-size="10pt" fo:font-weight="bold" style:font-size-asian="10pt" style:font-weight-asian="bold" style:font-size-complex="10pt" style:font-weight-complex="bold"/>
    </style:style>
    <style:style style:name="T142" style:family="text">
      <style:text-properties style:font-name="Liberation Mono" fo:font-size="10pt" fo:font-weight="bold" officeooo:rsid="003cabba" style:font-size-asian="10pt" style:font-weight-asian="bold" style:font-size-complex="10pt" style:font-weight-complex="bold"/>
    </style:style>
    <style:style style:name="T143" style:family="text">
      <style:text-properties style:font-name="Liberation Mono" fo:font-size="10pt" fo:font-weight="bold" officeooo:rsid="013518d4" style:font-size-asian="10pt" style:font-weight-asian="bold" style:font-size-complex="10pt" style:font-weight-complex="bold"/>
    </style:style>
    <style:style style:name="T144" style:family="text">
      <style:text-properties style:font-name="Liberation Mono" fo:font-size="10pt" fo:font-weight="bold" officeooo:rsid="014e1472" style:font-size-asian="10pt" style:font-weight-asian="bold" style:font-size-complex="10pt" style:font-weight-complex="bold"/>
    </style:style>
    <style:style style:name="T145" style:family="text">
      <style:text-properties style:font-name="Liberation Mono" fo:font-size="10pt" fo:font-weight="bold" officeooo:rsid="00203c5b" style:font-size-asian="10pt" style:font-weight-asian="bold" style:font-size-complex="10pt" style:font-weight-complex="bold"/>
    </style:style>
    <style:style style:name="T146" style:family="text">
      <style:text-properties style:font-name="Liberation Mono" fo:font-size="10pt" fo:font-weight="bold" officeooo:rsid="002dd297" style:font-size-asian="10pt" style:font-weight-asian="bold" style:font-size-complex="10pt" style:font-weight-complex="bold"/>
    </style:style>
    <style:style style:name="T147" style:family="text">
      <style:text-properties style:font-name="Liberation Mono" fo:font-size="10pt" fo:font-weight="bold" officeooo:rsid="016ebdff" style:font-size-asian="10pt" style:font-weight-asian="bold" style:font-size-complex="10pt" style:font-weight-complex="bold"/>
    </style:style>
    <style:style style:name="T148" style:family="text">
      <style:text-properties style:font-name="Liberation Mono" fo:font-size="10pt" fo:font-style="normal" style:font-size-asian="10pt" style:font-style-asian="normal" style:font-size-complex="10pt" style:font-style-complex="normal"/>
    </style:style>
    <style:style style:name="T149" style:family="text">
      <style:text-properties style:font-name="Liberation Mono" fo:font-size="10pt" fo:font-weight="normal" style:font-size-asian="10pt" style:font-weight-asian="normal" style:font-size-complex="10pt" style:font-weight-complex="normal"/>
    </style:style>
    <style:style style:name="T150" style:family="text">
      <style:text-properties style:font-name="Liberation Mono" fo:font-size="10pt" fo:font-weight="normal" officeooo:rsid="006728eb" style:font-size-asian="10pt" style:font-weight-asian="normal" style:font-size-complex="10pt" style:font-weight-complex="normal"/>
    </style:style>
    <style:style style:name="T151" style:family="text">
      <style:text-properties style:font-name="Liberation Mono" fo:font-size="10pt" fo:font-style="italic" style:font-size-asian="10pt" style:font-style-asian="italic" style:font-size-complex="10pt" style:font-style-complex="italic"/>
    </style:style>
    <style:style style:name="T152" style:family="text">
      <style:text-properties fo:font-size="10pt" style:font-size-asian="10pt" style:font-size-complex="10pt"/>
    </style:style>
    <style:style style:name="T153" style:family="text">
      <style:text-properties officeooo:rsid="003e0b0d"/>
    </style:style>
    <style:style style:name="T154" style:family="text">
      <style:text-properties officeooo:rsid="003e0fa5"/>
    </style:style>
    <style:style style:name="T155" style:family="text">
      <style:text-properties officeooo:rsid="003fb4da"/>
    </style:style>
    <style:style style:name="T156" style:family="text">
      <style:text-properties officeooo:rsid="00473082"/>
    </style:style>
    <style:style style:name="T157" style:family="text">
      <style:text-properties officeooo:rsid="0048b20e"/>
    </style:style>
    <style:style style:name="T158" style:family="text">
      <style:text-properties officeooo:rsid="004c981f"/>
    </style:style>
    <style:style style:name="T159" style:family="text">
      <style:text-properties officeooo:rsid="00536ab7"/>
    </style:style>
    <style:style style:name="T160" style:family="text">
      <style:text-properties officeooo:rsid="00558d4e"/>
    </style:style>
    <style:style style:name="T161" style:family="text">
      <style:text-properties officeooo:rsid="0059099b"/>
    </style:style>
    <style:style style:name="T162" style:family="text">
      <style:text-properties style:font-name="Liberation Serif" fo:font-size="12pt" style:font-size-asian="10.5pt" style:font-size-complex="12pt"/>
    </style:style>
    <style:style style:name="T163" style:family="text">
      <style:text-properties style:font-name="Liberation Serif" fo:font-size="12pt" officeooo:rsid="00981577" style:font-size-asian="10.5pt" style:font-size-complex="12pt"/>
    </style:style>
    <style:style style:name="T164" style:family="text">
      <style:text-properties style:font-name="Liberation Serif" fo:font-size="12pt" fo:font-style="italic" style:font-size-asian="10.5pt" style:font-style-asian="italic" style:font-size-complex="12pt" style:font-style-complex="italic"/>
    </style:style>
    <style:style style:name="T165" style:family="text">
      <style:text-properties style:font-name="Liberation Serif" fo:font-size="12pt" fo:font-style="normal" style:font-size-asian="10.5pt" style:font-style-asian="normal" style:font-size-complex="12pt" style:font-style-complex="normal"/>
    </style:style>
    <style:style style:name="T166" style:family="text">
      <style:text-properties style:font-name="Liberation Serif" fo:font-size="12pt" fo:font-weight="normal" officeooo:rsid="013518d4" style:font-size-asian="12pt" style:font-weight-asian="normal" style:font-size-complex="12pt" style:font-weight-complex="normal"/>
    </style:style>
    <style:style style:name="T167" style:family="text">
      <style:text-properties officeooo:rsid="005ef374"/>
    </style:style>
    <style:style style:name="T168" style:family="text">
      <style:text-properties officeooo:rsid="006299ea"/>
    </style:style>
    <style:style style:name="T169" style:family="text">
      <style:text-properties officeooo:rsid="006374e0"/>
    </style:style>
    <style:style style:name="T170" style:family="text">
      <style:text-properties officeooo:rsid="00653d71"/>
    </style:style>
    <style:style style:name="T171" style:family="text">
      <style:text-properties officeooo:rsid="00677c60"/>
    </style:style>
    <style:style style:name="T172" style:family="text">
      <style:text-properties officeooo:rsid="006910da"/>
    </style:style>
    <style:style style:name="T173" style:family="text">
      <style:text-properties officeooo:rsid="006c7ae9"/>
    </style:style>
    <style:style style:name="T174" style:family="text">
      <style:text-properties officeooo:rsid="006e3819"/>
    </style:style>
    <style:style style:name="T175" style:family="text">
      <style:text-properties officeooo:rsid="006f0be8"/>
    </style:style>
    <style:style style:name="T176" style:family="text">
      <style:text-properties officeooo:rsid="00733e67"/>
    </style:style>
    <style:style style:name="T177" style:family="text">
      <style:text-properties officeooo:rsid="0075e014"/>
    </style:style>
    <style:style style:name="T178" style:family="text">
      <style:text-properties officeooo:rsid="00773729"/>
    </style:style>
    <style:style style:name="T179" style:family="text">
      <style:text-properties officeooo:rsid="0077e2b5"/>
    </style:style>
    <style:style style:name="T180" style:family="text">
      <style:text-properties officeooo:rsid="0078e9f6"/>
    </style:style>
    <style:style style:name="T181" style:family="text">
      <style:text-properties officeooo:rsid="00795874"/>
    </style:style>
    <style:style style:name="T182" style:family="text">
      <style:text-properties officeooo:rsid="007b127b"/>
    </style:style>
    <style:style style:name="T183" style:family="text">
      <style:text-properties officeooo:rsid="007cfb80"/>
    </style:style>
    <style:style style:name="T184" style:family="text">
      <style:text-properties officeooo:rsid="007d6d36"/>
    </style:style>
    <style:style style:name="T185" style:family="text">
      <style:text-properties officeooo:rsid="007f1d01"/>
    </style:style>
    <style:style style:name="T186" style:family="text">
      <style:text-properties officeooo:rsid="007f9437"/>
    </style:style>
    <style:style style:name="T187" style:family="text">
      <style:text-properties officeooo:rsid="008115f6"/>
    </style:style>
    <style:style style:name="T188" style:family="text">
      <style:text-properties officeooo:rsid="00830df8"/>
    </style:style>
    <style:style style:name="T189" style:family="text">
      <style:text-properties officeooo:rsid="00874cd7"/>
    </style:style>
    <style:style style:name="T190" style:family="text">
      <style:text-properties style:text-underline-style="solid" style:text-underline-type="double" style:text-underline-width="auto" style:text-underline-color="font-color" officeooo:rsid="00874cd7"/>
    </style:style>
    <style:style style:name="T191" style:family="text">
      <style:text-properties officeooo:rsid="00898157"/>
    </style:style>
    <style:style style:name="T192" style:family="text">
      <style:text-properties officeooo:rsid="008be7a1"/>
    </style:style>
    <style:style style:name="T193" style:family="text">
      <style:text-properties officeooo:rsid="008cbcba"/>
    </style:style>
    <style:style style:name="T194" style:family="text">
      <style:text-properties officeooo:rsid="00959559"/>
    </style:style>
    <style:style style:name="T195" style:family="text">
      <style:text-properties officeooo:rsid="0096821e"/>
    </style:style>
    <style:style style:name="T196" style:family="text">
      <style:text-properties officeooo:rsid="0098ef9b"/>
    </style:style>
    <style:style style:name="T197" style:family="text">
      <style:text-properties officeooo:rsid="00993621"/>
    </style:style>
    <style:style style:name="T198" style:family="text">
      <style:text-properties officeooo:rsid="0099d1a2"/>
    </style:style>
    <style:style style:name="T199" style:family="text">
      <style:text-properties officeooo:rsid="009a362e"/>
    </style:style>
    <style:style style:name="T200" style:family="text">
      <style:text-properties style:font-name="Liberation Mono1" fo:font-size="9pt"/>
    </style:style>
    <style:style style:name="T201" style:family="text">
      <style:text-properties style:font-name="Liberation Mono1" fo:font-size="9pt" officeooo:rsid="00f03c35"/>
    </style:style>
    <style:style style:name="T202" style:family="text">
      <style:text-properties style:font-name="Liberation Mono1" fo:font-size="9pt" officeooo:rsid="00f16235"/>
    </style:style>
    <style:style style:name="T203" style:family="text">
      <style:text-properties style:font-name="Liberation Mono1" fo:font-size="9pt" officeooo:rsid="00f303f1"/>
    </style:style>
    <style:style style:name="T204" style:family="text">
      <style:text-properties style:font-name="Liberation Mono1" fo:font-size="9pt" officeooo:rsid="013ebbcd"/>
    </style:style>
    <style:style style:name="T205" style:family="text">
      <style:text-properties style:font-name="Liberation Mono1" fo:font-size="9pt" fo:font-style="italic"/>
    </style:style>
    <style:style style:name="T206" style:family="text">
      <style:text-properties officeooo:rsid="009bd942"/>
    </style:style>
    <style:style style:name="T207" style:family="text">
      <style:text-properties officeooo:rsid="009dd8d4"/>
    </style:style>
    <style:style style:name="T208" style:family="text">
      <style:text-properties officeooo:rsid="009e1be7"/>
    </style:style>
    <style:style style:name="T209" style:family="text">
      <style:text-properties officeooo:rsid="00a13599"/>
    </style:style>
    <style:style style:name="T210" style:family="text">
      <style:text-properties officeooo:rsid="00a1e122"/>
    </style:style>
    <style:style style:name="T211" style:family="text">
      <style:text-properties officeooo:rsid="00a4692b"/>
    </style:style>
    <style:style style:name="T212" style:family="text">
      <style:text-properties officeooo:rsid="00a4a497"/>
    </style:style>
    <style:style style:name="T213" style:family="text">
      <style:text-properties officeooo:rsid="00a673ae"/>
    </style:style>
    <style:style style:name="T214" style:family="text">
      <style:text-properties officeooo:rsid="00a96e14"/>
    </style:style>
    <style:style style:name="T215" style:family="text">
      <style:text-properties officeooo:rsid="00afc7ef"/>
    </style:style>
    <style:style style:name="T216" style:family="text">
      <style:text-properties officeooo:rsid="00b3ad7e"/>
    </style:style>
    <style:style style:name="T217" style:family="text">
      <style:text-properties officeooo:rsid="00ba6c9c"/>
    </style:style>
    <style:style style:name="T218" style:family="text">
      <style:text-properties officeooo:rsid="00baef1e"/>
    </style:style>
    <style:style style:name="T219" style:family="text">
      <style:text-properties officeooo:rsid="00bc4111"/>
    </style:style>
    <style:style style:name="T220" style:family="text">
      <style:text-properties officeooo:rsid="00c0ecf1"/>
    </style:style>
    <style:style style:name="T221" style:family="text">
      <style:text-properties officeooo:rsid="00c13d78"/>
    </style:style>
    <style:style style:name="T222" style:family="text">
      <style:text-properties officeooo:rsid="00c4b1dc"/>
    </style:style>
    <style:style style:name="T223" style:family="text">
      <style:text-properties officeooo:rsid="00c6e205"/>
    </style:style>
    <style:style style:name="T224" style:family="text">
      <style:text-properties officeooo:rsid="00c7a1d9"/>
    </style:style>
    <style:style style:name="T225" style:family="text">
      <style:text-properties officeooo:rsid="00c7b16d"/>
    </style:style>
    <style:style style:name="T226" style:family="text">
      <style:text-properties officeooo:rsid="00c7ef3a"/>
    </style:style>
    <style:style style:name="T227" style:family="text">
      <style:text-properties officeooo:rsid="00c98316"/>
    </style:style>
    <style:style style:name="T228" style:family="text">
      <style:text-properties officeooo:rsid="00c99246"/>
    </style:style>
    <style:style style:name="T229" style:family="text">
      <style:text-properties officeooo:rsid="00d20ae8"/>
    </style:style>
    <style:style style:name="T230" style:family="text">
      <style:text-properties officeooo:rsid="00db3c03"/>
    </style:style>
    <style:style style:name="T231" style:family="text">
      <style:text-properties officeooo:rsid="00dde339"/>
    </style:style>
    <style:style style:name="T232" style:family="text">
      <style:text-properties officeooo:rsid="00dfc046"/>
    </style:style>
    <style:style style:name="T233" style:family="text">
      <style:text-properties officeooo:rsid="00e0c88e"/>
    </style:style>
    <style:style style:name="T234" style:family="text">
      <style:text-properties officeooo:rsid="00e3cc6d"/>
    </style:style>
    <style:style style:name="T235" style:family="text">
      <style:text-properties officeooo:rsid="00e521f1"/>
    </style:style>
    <style:style style:name="T236" style:family="text">
      <style:text-properties officeooo:rsid="00e731c3"/>
    </style:style>
    <style:style style:name="T237" style:family="text">
      <style:text-properties officeooo:rsid="00e96172"/>
    </style:style>
    <style:style style:name="T238" style:family="text">
      <style:text-properties officeooo:rsid="00ed2a43"/>
    </style:style>
    <style:style style:name="T239" style:family="text">
      <style:text-properties officeooo:rsid="00ed816b"/>
    </style:style>
    <style:style style:name="T240" style:family="text">
      <style:text-properties style:text-position="super 58%" fo:font-style="italic" style:font-style-asian="italic" style:font-style-complex="italic"/>
    </style:style>
    <style:style style:name="T241" style:family="text">
      <style:text-properties style:text-position="super 58%" officeooo:rsid="015c457f"/>
    </style:style>
    <style:style style:name="T242" style:family="text">
      <style:text-properties style:text-position="0% 100%" fo:font-style="italic" style:font-style-asian="italic" style:font-style-complex="italic"/>
    </style:style>
    <style:style style:name="T243" style:family="text">
      <style:text-properties officeooo:rsid="00f8a84d"/>
    </style:style>
    <style:style style:name="T244" style:family="text">
      <style:text-properties officeooo:rsid="00fa1fc4"/>
    </style:style>
    <style:style style:name="T245" style:family="text">
      <style:text-properties officeooo:rsid="00fd44d2"/>
    </style:style>
    <style:style style:name="T246" style:family="text">
      <style:text-properties officeooo:rsid="00fea912"/>
    </style:style>
    <style:style style:name="T247" style:family="text">
      <style:text-properties officeooo:rsid="0100587f"/>
    </style:style>
    <style:style style:name="T248" style:family="text">
      <style:text-properties officeooo:rsid="0101e9b5"/>
    </style:style>
    <style:style style:name="T249" style:family="text">
      <style:text-properties officeooo:rsid="010363b9"/>
    </style:style>
    <style:style style:name="T250" style:family="text">
      <style:text-properties officeooo:rsid="0108b46a"/>
    </style:style>
    <style:style style:name="T251" style:family="text">
      <style:text-properties officeooo:rsid="010ade15"/>
    </style:style>
    <style:style style:name="T252" style:family="text">
      <style:text-properties officeooo:rsid="010c7b1d"/>
    </style:style>
    <style:style style:name="T253" style:family="text">
      <style:text-properties officeooo:rsid="010d242d"/>
    </style:style>
    <style:style style:name="T254" style:family="text">
      <style:text-properties officeooo:rsid="010fbfa9"/>
    </style:style>
    <style:style style:name="T255" style:family="text">
      <style:text-properties officeooo:rsid="0110149b"/>
    </style:style>
    <style:style style:name="T256" style:family="text">
      <style:text-properties officeooo:rsid="01107191"/>
    </style:style>
    <style:style style:name="T257" style:family="text">
      <style:text-properties officeooo:rsid="0111a231"/>
    </style:style>
    <style:style style:name="T258" style:family="text">
      <style:text-properties officeooo:rsid="011962b6"/>
    </style:style>
    <style:style style:name="T259" style:family="text">
      <style:text-properties officeooo:rsid="01248791"/>
    </style:style>
    <style:style style:name="T260" style:family="text">
      <style:text-properties officeooo:rsid="01280c0f"/>
    </style:style>
    <style:style style:name="T261" style:family="text">
      <style:text-properties officeooo:rsid="01298b5c"/>
    </style:style>
    <style:style style:name="T262" style:family="text">
      <style:text-properties officeooo:rsid="012a2440"/>
    </style:style>
    <style:style style:name="T263" style:family="text">
      <style:text-properties officeooo:rsid="012be080"/>
    </style:style>
    <style:style style:name="T264" style:family="text">
      <style:text-properties officeooo:rsid="012c005e"/>
    </style:style>
    <style:style style:name="T265" style:family="text">
      <style:text-properties officeooo:rsid="012d8443"/>
    </style:style>
    <style:style style:name="T266" style:family="text">
      <style:text-properties officeooo:rsid="012e0b0f"/>
    </style:style>
    <style:style style:name="T267" style:family="text">
      <style:text-properties officeooo:rsid="0130ce0d"/>
    </style:style>
    <style:style style:name="T26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6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70" style:family="text">
      <style:text-properties fo:color="#000000" style:font-name="Liberation Mono1" fo:font-size="9pt"/>
    </style:style>
    <style:style style:name="T271" style:family="text">
      <style:text-properties officeooo:rsid="01319093"/>
    </style:style>
    <style:style style:name="T272" style:family="text">
      <style:text-properties officeooo:rsid="013267bb"/>
    </style:style>
    <style:style style:name="T273" style:family="text">
      <style:text-properties officeooo:rsid="0133d17c"/>
    </style:style>
    <style:style style:name="T274" style:family="text">
      <style:text-properties officeooo:rsid="0136b1d1"/>
    </style:style>
    <style:style style:name="T275" style:family="text">
      <style:text-properties officeooo:rsid="01398202"/>
    </style:style>
    <style:style style:name="T276" style:family="text">
      <style:text-properties officeooo:rsid="013a3c46"/>
    </style:style>
    <style:style style:name="T277" style:family="text">
      <style:text-properties officeooo:rsid="013c0412"/>
    </style:style>
    <style:style style:name="T278" style:family="text">
      <style:text-properties officeooo:rsid="013db623"/>
    </style:style>
    <style:style style:name="T279" style:family="text">
      <style:text-properties officeooo:rsid="013ebbcd"/>
    </style:style>
    <style:style style:name="T280" style:family="text">
      <style:text-properties officeooo:rsid="01436dc9"/>
    </style:style>
    <style:style style:name="T281" style:family="text">
      <style:text-properties officeooo:rsid="01446f4f"/>
    </style:style>
    <style:style style:name="T282" style:family="text">
      <style:text-properties officeooo:rsid="01454f26"/>
    </style:style>
    <style:style style:name="T283" style:family="text">
      <style:text-properties officeooo:rsid="0146a25e"/>
    </style:style>
    <style:style style:name="T284" style:family="text">
      <style:text-properties officeooo:rsid="0148b9a6"/>
    </style:style>
    <style:style style:name="T285" style:family="text">
      <style:text-properties officeooo:rsid="014c7ca2"/>
    </style:style>
    <style:style style:name="T286" style:family="text">
      <style:text-properties officeooo:rsid="014e1472"/>
    </style:style>
    <style:style style:name="T287" style:family="text">
      <style:text-properties officeooo:rsid="014f48e8"/>
    </style:style>
    <style:style style:name="T288" style:family="text">
      <style:text-properties officeooo:rsid="0151a14c"/>
    </style:style>
    <style:style style:name="T289" style:family="text">
      <style:text-properties officeooo:rsid="015368bc"/>
    </style:style>
    <style:style style:name="T290" style:family="text">
      <style:text-properties officeooo:rsid="0155792b"/>
    </style:style>
    <style:style style:name="T291" style:family="text">
      <style:text-properties officeooo:rsid="0156df70"/>
    </style:style>
    <style:style style:name="T292" style:family="text">
      <style:text-properties officeooo:rsid="015a8b55"/>
    </style:style>
    <style:style style:name="T293" style:family="text">
      <style:text-properties officeooo:rsid="015afb60"/>
    </style:style>
    <style:style style:name="T294" style:family="text">
      <style:text-properties officeooo:rsid="015c457f"/>
    </style:style>
    <style:style style:name="T295" style:family="text">
      <style:text-properties officeooo:rsid="01601e23"/>
    </style:style>
    <style:style style:name="T296" style:family="text">
      <style:text-properties officeooo:rsid="01606fa9"/>
    </style:style>
    <style:style style:name="T297" style:family="text">
      <style:text-properties officeooo:rsid="016271de"/>
    </style:style>
    <style:style style:name="T298" style:family="text">
      <style:text-properties officeooo:rsid="0163ec2d"/>
    </style:style>
    <style:style style:name="T299" style:family="text">
      <style:text-properties officeooo:rsid="016697c2"/>
    </style:style>
    <style:style style:name="T300" style:family="text">
      <style:text-properties officeooo:rsid="016d5f7e"/>
    </style:style>
    <style:style style:name="T301" style:family="text">
      <style:text-properties officeooo:rsid="016dffa2"/>
    </style:style>
    <style:style style:name="T302" style:family="text">
      <style:text-properties style:font-name="FetteFraktur"/>
    </style:style>
    <style:style style:name="T303" style:family="text">
      <style:text-properties officeooo:rsid="016fbea2"/>
    </style:style>
    <style:style style:name="T304" style:family="text">
      <style:text-properties officeooo:rsid="01714135"/>
    </style:style>
    <style:style style:name="T305" style:family="text">
      <style:text-properties officeooo:rsid="01741a9d"/>
    </style:style>
    <style:style style:name="T306" style:family="text">
      <style:text-properties officeooo:rsid="01748726"/>
    </style:style>
    <style:style style:name="T307" style:family="text">
      <style:text-properties officeooo:rsid="0175ae42"/>
    </style:style>
    <style:style style:name="T308" style:family="text">
      <style:text-properties officeooo:rsid="01762613"/>
    </style:style>
    <style:style style:name="T309" style:family="text">
      <style:text-properties officeooo:rsid="017744f5"/>
    </style:style>
    <style:style style:name="T310" style:family="text">
      <style:text-properties officeooo:rsid="0178cc13"/>
    </style:style>
    <style:style style:name="T311" style:family="text">
      <style:text-properties officeooo:rsid="01796b64"/>
    </style:style>
    <style:style style:name="T312" style:family="text">
      <style:text-properties officeooo:rsid="017b41cb"/>
    </style:style>
    <style:style style:name="T313" style:family="text">
      <style:text-properties officeooo:rsid="017cfc2e"/>
    </style:style>
    <style:style style:name="T314" style:family="text">
      <style:text-properties officeooo:rsid="006394ec"/>
    </style:style>
    <style:style style:name="T315" style:family="text">
      <style:text-properties officeooo:rsid="017f87cc"/>
    </style:style>
    <style:style style:name="T316" style:family="text">
      <style:text-properties officeooo:rsid="01814254"/>
    </style:style>
    <style:style style:name="T317" style:family="text">
      <style:text-properties officeooo:rsid="01832bff"/>
    </style:style>
    <style:style style:name="T318" style:family="text">
      <style:text-properties officeooo:rsid="0184069d"/>
    </style:style>
    <style:style style:name="T319" style:family="text">
      <style:text-properties officeooo:rsid="01864d6f"/>
    </style:style>
    <style:style style:name="T320" style:family="text">
      <style:text-properties officeooo:rsid="018820c4"/>
    </style:style>
    <style:style style:name="T321" style:family="text">
      <style:text-properties style:font-name="Liberation Mono"/>
    </style:style>
    <style:style style:name="T322" style:family="text">
      <style:text-properties style:font-name="Liberation Mono" fo:font-size="10pt" style:font-size-asian="10pt" style:font-size-complex="10pt"/>
    </style:style>
    <style:style style:name="T323" style:family="text">
      <style:text-properties style:font-name="Liberation Mono" fo:font-size="10pt" officeooo:rsid="013db623" style:font-size-asian="10pt" style:font-size-complex="10pt"/>
    </style:style>
    <style:style style:name="T324" style:family="text">
      <style:text-properties style:font-name="Liberation Mono" fo:font-size="10pt" officeooo:rsid="01966cc0" style:font-size-asian="10pt" style:font-size-complex="10pt"/>
    </style:style>
    <style:style style:name="T325" style:family="text">
      <style:text-properties style:font-name="Liberation Mono" fo:font-size="10pt" officeooo:rsid="01984fef" style:font-size-asian="10pt" style:font-size-complex="10pt"/>
    </style:style>
    <style:style style:name="T326" style:family="text">
      <style:text-properties style:font-name="Liberation Mono" fo:font-size="10pt" officeooo:rsid="0199cbb0" style:font-size-asian="10pt" style:font-size-complex="10pt"/>
    </style:style>
    <style:style style:name="T327" style:family="text">
      <style:text-properties style:font-name="Liberation Mono" fo:font-size="10pt" officeooo:rsid="01a6c715" style:font-size-asian="10pt" style:font-size-complex="10pt"/>
    </style:style>
    <style:style style:name="T328" style:family="text">
      <style:text-properties style:font-name="Liberation Mono" fo:font-size="10pt" officeooo:rsid="01be9309" style:font-size-asian="10pt" style:font-size-complex="10pt"/>
    </style:style>
    <style:style style:name="T32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330" style:family="text">
      <style:text-properties officeooo:rsid="00feca01"/>
    </style:style>
    <style:style style:name="T331" style:family="text">
      <style:text-properties officeooo:rsid="01883b21"/>
    </style:style>
    <style:style style:name="T332" style:family="text">
      <style:text-properties officeooo:rsid="018948fb"/>
    </style:style>
    <style:style style:name="T333" style:family="text">
      <style:text-properties officeooo:rsid="0189f995"/>
    </style:style>
    <style:style style:name="T334" style:family="text">
      <style:text-properties officeooo:rsid="018a7c53"/>
    </style:style>
    <style:style style:name="T335" style:family="text">
      <style:text-properties officeooo:rsid="018c545a"/>
    </style:style>
    <style:style style:name="T336" style:family="text">
      <style:text-properties officeooo:rsid="018d6617"/>
    </style:style>
    <style:style style:name="T337" style:family="text">
      <style:text-properties officeooo:rsid="018e9d62"/>
    </style:style>
    <style:style style:name="T338" style:family="text">
      <style:text-properties officeooo:rsid="0192090e"/>
    </style:style>
    <style:style style:name="T339" style:family="text">
      <style:text-properties officeooo:rsid="019252a9"/>
    </style:style>
    <style:style style:name="T340" style:family="text">
      <style:text-properties officeooo:rsid="0192d88c"/>
    </style:style>
    <style:style style:name="T341" style:family="text">
      <style:text-properties style:font-name="Liberation Serif" fo:font-size="12pt" style:font-size-asian="12pt" style:font-size-complex="12pt"/>
    </style:style>
    <style:style style:name="T342" style:family="text">
      <style:text-properties style:font-name="Liberation Serif" fo:font-size="12pt" style:font-size-asian="10.5pt" style:font-size-complex="12pt"/>
    </style:style>
    <style:style style:name="T343" style:family="text">
      <style:text-properties style:font-name="Liberation Serif" fo:font-size="12pt" officeooo:rsid="01947b64" style:font-size-asian="10.5pt" style:font-size-complex="12pt"/>
    </style:style>
    <style:style style:name="T344" style:family="text">
      <style:text-properties style:font-name="Liberation Serif" fo:font-size="12pt" officeooo:rsid="01a6e1c9" style:font-size-asian="10.5pt" style:font-size-complex="12pt"/>
    </style:style>
    <style:style style:name="T345" style:family="text">
      <style:text-properties style:font-name="Liberation Serif" fo:font-size="12pt" officeooo:rsid="01b944d8" style:font-size-asian="10.5pt" style:font-size-complex="12pt"/>
    </style:style>
    <style:style style:name="T346" style:family="text">
      <style:text-properties officeooo:rsid="01947b64"/>
    </style:style>
    <style:style style:name="T347" style:family="text">
      <style:text-properties officeooo:rsid="01966cc0"/>
    </style:style>
    <style:style style:name="T348" style:family="text">
      <style:text-properties officeooo:rsid="01984fef"/>
    </style:style>
    <style:style style:name="T349" style:family="text">
      <style:text-properties officeooo:rsid="0199cbb0"/>
    </style:style>
    <style:style style:name="T350" style:family="text">
      <style:text-properties officeooo:rsid="019a6119"/>
    </style:style>
    <style:style style:name="T351" style:family="text">
      <style:text-properties officeooo:rsid="019b814f"/>
    </style:style>
    <style:style style:name="T352" style:family="text">
      <style:text-properties officeooo:rsid="004e0ec9"/>
    </style:style>
    <style:style style:name="T353" style:family="text">
      <style:text-properties officeooo:rsid="019e3113"/>
    </style:style>
    <style:style style:name="T354" style:family="text">
      <style:text-properties officeooo:rsid="019f8b05"/>
    </style:style>
    <style:style style:name="T355" style:family="text">
      <style:text-properties officeooo:rsid="01a0c307"/>
    </style:style>
    <style:style style:name="T356" style:family="text">
      <style:text-properties officeooo:rsid="01a6c715"/>
    </style:style>
    <style:style style:name="T357" style:family="text">
      <style:text-properties officeooo:rsid="0058efe0"/>
    </style:style>
    <style:style style:name="T358" style:family="text">
      <style:text-properties officeooo:rsid="01abedff"/>
    </style:style>
    <style:style style:name="T359" style:family="text">
      <style:text-properties officeooo:rsid="01b08d8e"/>
    </style:style>
    <style:style style:name="T360" style:family="text">
      <style:text-properties officeooo:rsid="01b7d8ef"/>
    </style:style>
    <style:style style:name="T361" style:family="text">
      <style:text-properties officeooo:rsid="01b99f81"/>
    </style:style>
    <style:style style:name="T362" style:family="text">
      <style:text-properties officeooo:rsid="01bcf6ce"/>
    </style:style>
    <style:style style:name="T363" style:family="text">
      <style:text-properties officeooo:rsid="01bd0e7e"/>
    </style:style>
    <style:style style:name="T364" style:family="text">
      <style:text-properties officeooo:rsid="01be9309"/>
    </style:style>
    <style:style style:name="T365" style:family="text">
      <style:text-properties officeooo:rsid="01bed22a"/>
    </style:style>
    <style:style style:name="T366" style:family="text">
      <style:text-properties officeooo:rsid="01c05287"/>
    </style:style>
    <style:style style:name="T367" style:family="text">
      <style:text-properties officeooo:rsid="01c1607e"/>
    </style:style>
    <style:style style:name="T368" style:family="text">
      <style:text-properties officeooo:rsid="01c2583f"/>
    </style:style>
    <style:style style:name="T369" style:family="text">
      <style:text-properties officeooo:rsid="01c78f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10">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0">This document is the <text:span text:style-name="T311">reference manual</text:span> for the QDL (pronounced “quiddle”) <text:span text:style-name="T32">Q</text:span><text:span text:style-name="T88">uick and </text:span><text:span text:style-name="T32">D</text:span><text:span text:style-name="T88">irty </text:span><text:span text:style-name="T32">L</text:span><text:span text:style-name="T8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344">Origin of the name</text:p>
      <text:p text:style-name="P50">“Quiddle” by itself has two meaning. </text:p>
      <text:list xml:id="list161048995" text:style-name="L1">
        <text:list-item>
          <text:p text:style-name="P351"><text:span text:style-name="T305">(</text:span><text:span text:style-name="T18">noun</text:span><text:span text:style-name="T305">)</text:span><text:span text:style-name="T18"> </text:span>A small or trifling thing</text:p>
        </text:list-item>
        <text:list-item>
          <text:p text:style-name="P351"><text:span text:style-name="T305">(</text:span><text:span text:style-name="T18">verb</text:span><text:span text:style-name="T305">)</text:span>Treating a serious topic in a trifling way.</text:p>
        </text:list-item>
      </text:list>
      <text:p text:style-name="P50">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34">As it were, scripting keeps the OAuth flow on course.</text:span></text:p>
      <text:p text:style-name="P231"><text:span text:style-name="T88">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05">productively</text:span><text:span text:style-name="T88"> in it. </text:span><text:span text:style-name="T105">Life is too short to learn another C++… <text:s/></text:span></text:p>
      <text:p text:style-name="P231"><text:span text:style-name="T88">The way this is done is that the major constructs for the language (loop</text:span><text:span text:style-name="T105">ing</text:span><text:span text:style-name="T88">, conditionals, encapsulation &amp;c.) are very bare-bones. This covers the dictum of aiming at the probabilities <text:s/></text:span><text:span text:style-name="T105">(what you are most likely to do) </text:span><text:span text:style-name="T88">not the possibilities </text:span><text:span text:style-name="T105">(what your wildest dreams envision)</text:span><text:span text:style-name="T88">. So you may need a loop and there is one – <text:s/></text:span><text:span text:style-name="T107">j</text:span><text:span text:style-name="T88">ust one – rather than having several with niggling syntax that covers every possible variation. If you need something more, than there are tools to cobble it together. </text:span></text:p>
      <text:p text:style-name="P230"><text:span text:style-name="T105">(A</text:span><text:span text:style-name="T104"> much more complete language was designed </text:span><text:span text:style-name="T111">and a specific subset implemented, </text:span><text:span text:style-name="T104">so if there is a hue and cry for something more, it would actually be pretty easy to add it. </text:span><text:span text:style-name="T105">In other words, backwards compatibility is built in for future extensions. </text:span><text:span text:style-name="T104"><text:s/></text:span><text:span text:style-name="T105">Just saying</text:span><text:span text:style-name="T91"> </text:span><text:span text:style-name="T105">it so we are clear.)</text:span></text:p>
      <text:p text:style-name="P29"><text:span text:style-name="T90">A bit of motivation </text:span><text:span text:style-name="T105">about aggregate variables since this strikes many people as offbeat</text:span><text:span text:style-name="T90">. </text:span><text:span text:style-name="T105">QDL works very well as a server-side policy language. </text:span><text:span text:style-name="T98">A very common situation is having to configure many rules for doing fairly simple tasks, </text:span><text:span text:style-name="T43">e.g.</text:span><text:span text:style-name="T98">, if a user has logged in through an institution, belongs to any of a few groups, has an affiliation with a third institution, then some subset of information should be returned. In large blocks</text:span></text:p>
      <text:p text:style-name="P35"><text:span text:style-name="T48">huge </text:span><text:span text:style-name="T44">rats nest of conditions </text:span><text:span text:style-name="T112"><text:s/></text:span></text:p>
      <text:p text:style-name="P35"><text:soft-page-break/><text:span text:style-name="T112"><text:s text:c="5"/>==&gt; <text:s/></text:span><text:span text:style-name="T44">do something </text:span><text:span text:style-name="T48">conceptually easy but </text:span><text:span text:style-name="T44">very repetitive to a large set of data</text:span></text:p>
      <text:p text:style-name="P5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59"><text:span text:style-name="T196">Scalar (aka p</text:span>rimitive, <text:span text:style-name="T196">simple)</text:span> types: null, boolean, <text:span text:style-name="T186">number, </text:span>string</text:p>
      <text:p text:style-name="P59"><text:span text:style-name="T117">V</text:span>ariable <text:span text:style-name="T117">types</text:span>: <text:span text:style-name="T305">scalar</text:span> or compound <text:span text:style-name="T117">(aka stem variables)</text:span></text:p>
      <text:p text:style-name="P59">Control structures: if..then...else, while loop, switch statement, <text:span text:style-name="T238">try...catch</text:span>.</text:p>
      <text:p text:style-name="P127">Encapsulation: module</text:p>
      <text:h text:style-name="Heading_20_1" text:outline-level="1"><text:bookmark-start text:name="__RefHeading___Toc478_3277173355"/>Basic syntactic concepts.<text:bookmark-end text:name="__RefHeading___Toc478_3277173355"/></text:h>
      <text:list xml:id="list731867053" text:style-name="L2">
        <text:list-item>
          <text:p text:style-name="P345">Weakly typed</text:p>
        </text:list-item>
        <text:list-item>
          <text:p text:style-name="P345"><text:span text:style-name="T197">Simple and s</text:span>tem variables</text:p>
        </text:list-item>
        <text:list-item>
          <text:p text:style-name="P346">A <text:span text:style-name="T305">very </text:span>full set of <text:span text:style-name="T197">logic/algebraic </text:span>operations</text:p>
        </text:list-item>
        <text:list-item>
          <text:p text:style-name="P346">A full but minimal set of control structures</text:p>
        </text:list-item>
      </text:list>
      <text:p text:style-name="P1"/>
      <text:h text:style-name="P396" text:outline-level="2"><text:bookmark-start text:name="__RefHeading___Toc724_3277173355"/>Constants and expressions<text:bookmark-end text:name="__RefHeading___Toc724_3277173355"/></text:h>
      <text:p text:style-name="P138">There are boolean, <text:span text:style-name="T254">number (</text:span>int<text:span text:style-name="T254">egers are </text:span><text:s/>(64 bit), decimal <text:s/><text:span text:style-name="T254">are </text:span>unlimited<text:span text:style-name="T25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38"/>
      <text:p text:style-name="P221">Note that in some cases, the dollar sign may be used for escaping disallowed characters. See <text:span text:style-name="T7">vencode</text:span> and <text:span text:style-name="T7">vdecode</text:span> for the particulars <text:span text:style-name="T306">as relates to working with, </text:span><text:span text:style-name="T19">e.g.</text:span><text:span text:style-name="T77">, JSON</text:span>.</text:p>
      <text:p text:style-name="P138">QDL supports the following standard algebraic operations:</text:p>
      <text:p text:style-name="Preformatted_20_Text">+ - * / % <text:span text:style-name="T218">^ </text:span></text:p>
      <text:p text:style-name="P138"/>
      <text:p text:style-name="P138"><text:span text:style-name="T239">Note that the operator % is integer division. So </text:span><text:span text:style-name="T135">42/9 = 4.666…</text:span><text:span text:style-name="T239"> and </text:span><text:span text:style-name="T135">42%9 = 4</text:span><text:span text:style-name="T239">. </text:span>It also supports the following logical operators</text:p>
      <text:p text:style-name="Preformatted_20_Text">&lt; &lt;= <text:span text:style-name="T300">=&lt; </text:span>&gt; &gt;= <text:span text:style-name="T300">=&gt;</text:span> &amp;&amp; || ! </text:p>
      <text:p text:style-name="P138"><text:line-break/>and the following increment and decrement operators, which may be used before or after variables. </text:p>
      <text:p text:style-name="Preformatted_20_Text">-- <text:span text:style-name="T217">++ </text:span></text:p>
      <text:p text:style-name="Text_20_body"/>
      <text:p text:style-name="P139"><text:soft-page-break/>The limited character set <text:span text:style-name="T281">for </text:span><text:span text:style-name="T12">symbols</text:span><text:span text:style-name="T73"> </text:span><text:span text:style-name="T56">is</text:span> intentional since this sidesteps running it on systems that may have character encoding issues <text:span text:style-name="T254">or more usually, working on a system where the supported terminal types are very limited</text:span>. <text:s/><text:span text:style-name="T281">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39">There is a specific <text:span text:style-name="T32">assignment operator</text:span><text:span text:style-name="T88">, denotes := which is used when setting a variable. This is a fine example:</text:span></text:p>
      <text:p text:style-name="Preformatted_20_Text">c := 4;</text:p>
      <text:p text:style-name="P140"><text:line-break/>As we will see later, you may also use this to assign a value to a stem variable by including the final period:</text:p>
      <text:p text:style-name="Preformatted_20_Text">a. := indices(3);</text:p>
      <text:p text:style-name="P225"><text:line-break/>You may chain these</text:p>
      <text:p text:style-name="Preformatted_20_Text">a := b := c := 1;</text:p>
      <text:p text:style-name="P225"><text:line-break/>will assign each variable a, b, and c to the value of 1.</text:p>
      <text:p text:style-name="P225">There are also shorthand assignment operators for each basic operation of <text:span text:style-name="T141">+ - * / % ^</text:span>. So i<text:span text:style-name="T56">f</text:span><text:span text:style-name="T7"> op</text:span><text:span text:style-name="T56"> is one of these operators then </text:span></text:p>
      <text:p text:style-name="P225"><text:span text:style-name="T56">A </text:span><text:span text:style-name="T7">op</text:span><text:span text:style-name="T56">= B</text:span></text:p>
      <text:p text:style-name="P58">is identical to <text:s/>issuing</text:p>
      <text:p text:style-name="P225"><text:span text:style-name="T56">A := A </text:span><text:span text:style-name="T7">op B</text:span></text:p>
      <text:p text:style-name="P36">Example:</text:p>
      <text:p text:style-name="Preformatted_20_Text"><text:s text:c="2"/>a := 3;</text:p>
      <text:p text:style-name="Preformatted_20_Text"><text:s text:c="2"/>a ^= 2</text:p>
      <text:p text:style-name="Preformatted_20_Text"><text:s text:c="2"/>a</text:p>
      <text:p text:style-name="Preformatted_20_Text">9</text:p>
      <text:p text:style-name="P232"><text:line-break/>This takes <text:span text:style-name="T7">a</text:span>, which is assigned the value of 3, squares it and assigns the new value of 9 to <text:span text:style-name="T7">a</text:span><text:span text:style-name="T56">.</text:span></text:p>
      <text:p text:style-name="P36">Another example.</text:p>
      <text:p text:style-name="P301"><text:s text:c="2"/>A := 'a'</text:p>
      <text:p text:style-name="P301"><text:s text:c="2"/>B := 'b'</text:p>
      <text:p text:style-name="P301"><text:s text:c="2"/>q := A += B += 'c'</text:p>
      <text:p text:style-name="P301"><text:s text:c="2"/>q</text:p>
      <text:p text:style-name="P301">abc</text:p>
      <text:p text:style-name="P301"><text:s text:c="2"/>A</text:p>
      <text:p text:style-name="P301">abc</text:p>
      <text:p text:style-name="P301"><text:s text:c="2"/>B</text:p>
      <text:p text:style-name="P301">bc</text:p>
      <text:p text:style-name="P301"/>
      <text:p text:style-name="P233">So in summary, here are all the supported assignment operators</text:p>
      <text:p text:style-name="Preformatted_20_Text"><text:soft-page-break/>:<text:span text:style-name="T309">= += -= *= /= %= ^=</text:span></text:p>
      <text:p text:style-name="P23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0"><text:span text:style-name="T219">As we have said, there </text:span>are <text:span text:style-name="T300">4</text:span> primitive or <text:span text:style-name="T32">scalar</text:span><text:span text:style-name="T88"> types: </text:span><text:span text:style-name="T106">null, </text:span><text:span text:style-name="T88">boolean, </text:span><text:span text:style-name="T101">number </text:span><text:span text:style-name="T88">and string. Booleans are either </text:span><text:span text:style-name="T112">true</text:span><text:span text:style-name="T88"> or </text:span><text:span text:style-name="T112">false,</text:span><text:span text:style-name="T88"> e.g.</text:span></text:p>
      <text:p text:style-name="Preformatted_20_Text">a := true;</text:p>
      <text:p text:style-name="P121"><text:span text:style-name="T254"><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252">231420460326946612381192.152285666 </text:p>
      <text:p text:style-name="Preformatted_20_Text"><text:s text:c="4"/>say(1/3);</text:p>
      <text:p text:style-name="Preformatted_20_Text">0.33333333333333333333333333333333333333333333333333</text:p>
      <text:p text:style-name="P123"><text:line-break/>The first result is exact because we specified the number of digits. In the second case, there is no exact decimal representation of 1/3, so it is truncated. </text:p>
      <text:p text:style-name="P121"><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2"><text:span text:style-name="T301">While QDL has very a limited character set for variables, all string are fully UTF-8. <text:s/></text:span>Since there are many time<text:span text:style-name="T301">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02"><text:s text:c="4"/>say('abc'+ '123');</text:p>
      <text:p text:style-name="P269">abc123</text:p>
      <text:p text:style-name="P148"><text:line-break/>Similarly, the “-” works on strings too and removes the right elements from the left:</text:p>
      <text:p text:style-name="Preformatted_20_Text"><text:s text:c="7"/>say('abcdeababghabijab' - 'ab');</text:p>
      <text:p text:style-name="Preformatted_20_Text">cdeghij</text:p>
      <text:p text:style-name="P168"><text:line-break/>Strings may be compared using == and !=, so</text:p>
      <text:p text:style-name="P310"><text:s text:c="4"/>'foo' == 'foo'</text:p>
      <text:p text:style-name="P168"><text:soft-page-break/><text:line-break/>would be <text:span text:style-name="T2">true</text:span><text:span text:style-name="T44">.</text:span></text:p>
      <text:p text:style-name="P43">Unlike many languages, there is no explicit type set forth for most languages and indeed, you may even change the type on the fly without penalty. For instance, this causes no error:</text:p>
      <text:p text:style-name="Preformatted_20_Text">my_<text:span text:style-name="T114">v</text:span>ar := 'Avast ye scurvy dogs!';</text:p>
      <text:p text:style-name="Preformatted_20_Text">my_<text:span text:style-name="T114">v</text:span>ar := 42;</text:p>
      <text:p text:style-name="P43"/>
      <text:p text:style-name="P43">Where in many languages this would raise an exception. This is the “dirty” part of the name: the onus is on the programmer to keep this straight. <text:span text:style-name="T114">Variables may contain the letters (upper or lower case), digits, underscore and dollar sign. Variables are case sensitive, so do be careful.</text:span></text:p>
      <text:h text:style-name="Heading_20_2" text:outline-level="2"><text:bookmark-start text:name="__RefHeading___Toc482_3277173355"/><text:span text:style-name="T1">Variables and </text:span>stem variables.<text:bookmark-end text:name="__RefHeading___Toc482_3277173355"/></text:h>
      <text:p text:style-name="P31"><text:span text:style-name="T57">A</text:span><text:span text:style-name="T118"> </text:span><text:span text:style-name="T2">Simple</text:span><text:span text:style-name="T56"> </text:span><text:span text:style-name="T57">variable, </text:span><text:span text:style-name="T63">also called a </text:span><text:span text:style-name="T3">scalar</text:span><text:span text:style-name="T56"> consists of primitive types, which are boolean, </text:span><text:span text:style-name="T61">number (both integer and decimal) </text:span><text:span text:style-name="T56"><text:s/>and strings. These look just like any other variable from most programming languages (the “:=” is the assignment operator). So for instance</text:span></text:p>
      <text:p text:style-name="Preformatted_20_Text">a := 'foo';</text:p>
      <text:p text:style-name="Preformatted_20_Text">my_<text:span text:style-name="T114">b</text:span>oolean := true;</text:p>
      <text:p text:style-name="Preformatted_20_Text">my_integer := 123;</text:p>
      <text:p text:style-name="P457">my_decimal := 432.3454;</text:p>
      <text:p text:style-name="P458"><text:span text:style-name="T186">b := 'Trăm năm trong cõi người ta, Chữ tài chữ mệnh khéo là ghét nhau.';</text:span></text:p>
      <text:p text:style-name="P45"><text:line-break/>are all valid simple variables. </text:p>
      <text:p text:style-name="P31"><text:span text:style-name="T89">A</text:span><text:span text:style-name="T45"> </text:span><text:span text:style-name="T44">Com</text:span><text:span text:style-name="T45">pound</text:span><text:span text:style-name="T88"> </text:span><text:span text:style-name="T89">variable</text:span><text:span text:style-name="T88"> is embodied in what is termed </text:span><text:span text:style-name="T2">stem variables</text:span><text:span text:style-name="T88">. These are of the form </text:span></text:p>
      <text:p text:style-name="Preformatted_20_Text"><text:span text:style-name="T118">head</text:span>.<text:span text:style-name="T118">tail</text:span></text:p>
      <text:p text:style-name="P2"><text:span text:style-name="T244"><text:line-break/>(Geeky stuff, the period is actually called the </text:span><text:span text:style-name="T10">aggregation operator</text:span><text:span text:style-name="T69">.) <text:s/>Remember</text:span><text:span text:style-name="T244"> that the variable is </text:span><text:span text:style-name="T3">head.</text:span><text:span text:style-name="T47"> <text:s/>(note the trailing period!!) and the tail – which may be complicated -- is just indexing. </text:span><text:span text:style-name="T51">This effectiv</text:span><text:span text:style-name="T52">e</text:span><text:span text:style-name="T51">ly means that a stem can be something as simple as a list or quite a complex data structure indeed. </text:span><text:span text:style-name="T47"><text:s/></text:span><text:span text:style-name="T54">As a matter of fact, any data structure an be modeled with a stem. </text:span><text:span text:style-name="T44">The</text:span> index is any string <text:span text:style-name="T194">and we usually refer to them as keys. Some definitions:<text:line-break/></text:span></text:p>
      <text:list xml:id="list4063225326" text:style-name="L3">
        <text:list-item>
          <text:p text:style-name="P347">A <text:span text:style-name="T32">list</text:span><text:span text:style-name="T88"> is a stem </text:span><text:span text:style-name="T102">which contains </text:span><text:span text:style-name="T88">indices 0,1,...n</text:span></text:p>
        </text:list-item>
        <text:list-item>
          <text:p text:style-name="P347"><text:span text:style-name="T88">Two stems are </text:span><text:span text:style-name="T32">conformable</text:span><text:span text:style-name="T88"> if they have the same keys</text:span></text:p>
        </text:list-item>
        <text:list-item>
          <text:p text:style-name="P348">Subsetting<text:span text:style-name="T88"> is in effect for most stem operations. This means that if the result is a stem, it contains only the keys common to its arguments. If two stems are conformable, there is no subsetting.</text:span></text:p>
        </text:list-item>
        <text:list-item>
          <text:p text:style-name="P349">Tail resolution<text:span text:style-name="T88">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text:soft-page-break/></text:p>
      <text:p text:style-name="P21">fails with a message like <text:span text:style-name="T128">“Error: You cannot set a scalar variable to a stem value”</text:span>. This is because the item on the right is an aggregate, aka a stem and on the one on the left is a simple scalar. </text:p>
      <text:p text:style-name="P21"/>
      <text:p text:style-name="P2"><text:span text:style-name="T194">T</text:span>here are two common use patterns. <text:span text:style-name="T92"><text:s/></text:span><text:span text:style-name="T96">The first </text:span><text:span text:style-name="T92">pattern is to invoke a function on a stem variable which alters every element and returns a stem variable with the same keys, each element having been transformed. </text:span><text:span text:style-name="T96">Here is an example. This uses integer </text:span>indices and this makes <text:span text:style-name="T194">it a</text:span> list. <text:span text:style-name="T194">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18">(which is just a map whose keys are integers)</text:span>. <text:span text:style-name="T195">The second use case</text:span> comes from having indices <text:span text:style-name="T19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text:a><text:a xlink:type="simple" xlink:href="http://idp.bigstate.edu/saml" text:style-name="Internet_20_link" text:visited-style-name="Visited_20_Internet_20_Link"><text:span text:style-name="T359">s</text:span></text:a><text:a xlink:type="simple" xlink:href="http://idp.bigstate.edu/saml" text:style-name="Internet_20_link" text:visited-style-name="Visited_20_Internet_20_Link">://idp.bigstate.edu/saml</text:a>';</text:p>
      <text:p text:style-name="Preformatted_20_Text">myMap.port := 636;</text:p>
      <text:p text:style-name="Preformatted_20_Text">myMap.eppn := claims.sub + '@bigstate.edu';</text:p>
      <text:p text:style-name="P3"><text:line-break/>In this case, there is no<text:span text:style-name="T115">w</text:span> a map with keys, idp, port and eppn whose values are as above. <text:s text:c="2"/><text:span text:style-name="T114">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7">help</text:span><text:span text:style-name="T56">.</text:span></text:p>
      <text:h text:style-name="Heading_20_3" text:outline-level="3"><text:bookmark-start text:name="__RefHeading___Toc615_3277173355"/><text:span text:style-name="T97">Tail substitutions.</text:span><text:span text:style-name="T195"> </text:span><text:s/><text:bookmark-end text:name="__RefHeading___Toc615_3277173355"/></text:h>
      <text:p text:style-name="P6">If you have <text:span text:style-name="T195">defined <text:s/></text:span>a variable, say </text:p>
      <text:p text:style-name="P5"/>
      <text:p text:style-name="Preformatted_20_Text">k := 3;</text:p>
      <text:p text:style-name="P303">my_var. := indices(5);</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116">i</text:span> := 0;</text:p>
      <text:p text:style-name="Preformatted_20_Text">while[</text:p>
      <text:p text:style-name="Preformatted_20_Text"><text:s text:c="3"/><text:span text:style-name="T116">i</text:span> &lt; 5</text:p>
      <text:p text:style-name="Preformatted_20_Text"><text:s/>]do[</text:p>
      <text:p text:style-name="Preformatted_20_Text"><text:s text:c="2"/><text:span text:style-name="T124">say</text:span>('the value = ' + my_var.i);</text:p>
      <text:p text:style-name="Preformatted_20_Text"><text:s text:c="2"/><text:span text:style-name="T119">i++;</text:span></text:p>
      <text:p text:style-name="Preformatted_20_Text"><text:soft-page-break/>];</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293">foo</text:span></text:p>
      <text:p text:style-name="Preformatted_20_Text">the value = 4</text:p>
      <text:p text:style-name="P9"><text:line-break/>Moreover, substitutions happen from <text:span text:style-name="T195">right to left (!! backwards from reading order)</text:span>, so if you set</text:p>
      <text:p text:style-name="P9"/>
      <text:p text:style-name="P240"><text:s text:c="2"/>x := 0;</text:p>
      <text:p text:style-name="P240">y.0 := 1;</text:p>
      <text:p text:style-name="P240">z.1 := 2;</text:p>
      <text:p text:style-name="P240">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25">== 3</text:span></text:p>
      <text:p text:style-name="P9"/>
      <text:p text:style-name="P10">This permits more readable values, <text:span text:style-name="T126">e.g. </text:span><text:span text:style-name="T142">time.manner.place</text:span><text:span text:style-name="T126"> is a perfectly fine reference</text:span>. <text:span text:style-name="T33">HOWEVER</text:span><text:span text:style-name="T94"> the stem is always the leftmost symbol. The rest are just a very compact way to index it. </text:span></text:p>
      <text:p text:style-name="P17"/>
      <text:p text:style-name="P25"><text:span text:style-name="T94">S</text:span><text:span text:style-name="T88">o why do this? Because it allows for something very powerful: implicit looping. You can have stems do a tremendous amount of work without ever really having to access the elements. </text:span></text:p>
      <text:p text:style-name="P19"/>
      <text:p text:style-name="P28"><text:span text:style-name="T40">A Small </text:span><text:span text:style-name="T41">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294">and we showed the 42</text:span><text:span text:style-name="T241">nd</text:span><text:span text:style-name="T294">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26">and if you insist, here is a check</text:p>
      <text:p text:style-name="Preformatted_20_Text"><text:s text:c="2"/>769942^2 + 3*769942 - 4</text:p>
      <text:p text:style-name="Preformatted_20_Text">592812993186</text:p>
      <text:p text:style-name="P226"/>
      <text:p text:style-name="P226">Stems can indeed <text:span text:style-name="T301">d</text:span>o a tremendous amount of implicit looping. <text:s/></text:p>
      <text:h text:style-name="Heading_20_3" text:outline-level="3"><text:bookmark-start text:name="__RefHeading___Toc617_3277173355"/><text:soft-page-break/><text:span text:style-name="T97">About that trailing</text:span><text:span text:style-name="T38"> </text:span><text:span text:style-name="T97">period.</text:span><text:bookmark-end text:name="__RefHeading___Toc617_3277173355"/></text:h>
      <text:p text:style-name="P11"><text:span text:style-name="T97"><text:s/></text:span><text:span text:style-name="T94">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95">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95">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87">count by 3's, so 0,3,6, … ,12</text:span></text:p>
      <text:p text:style-name="Preformatted_20_Text"><text:s text:c="2"/>b. := 10 * indices(5);// <text:span text:style-name="T187">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55">o</text:span>n the variable c to show it is stem</text:p>
      <text:p text:style-name="P12"/>
      <text:p text:style-name="P12">but you cannot issue a.b.3 and expect to get anything back <text:span text:style-name="T255">(b.3 == 30 which is not an index in a.) </text:span>unless you have set it explicitly. This is because, <text:span text:style-name="T188">again, it is included in the stem variable a. as an entry and you must refer to it by its proper index.</text:span> <text:s/><text:span text:style-name="T213">TL;DR version is that tail resolution happens for scalars. </text:span></text:p>
      <text:p text:style-name="P12"/>
      <text:h text:style-name="P397" text:outline-level="2"><text:bookmark-start text:name="__RefHeading___Toc619_3277173355"/><text:span text:style-name="T211">Applying scalars to s</text:span>tems<text:bookmark-end text:name="__RefHeading___Toc619_3277173355"/></text:h>
      <text:p text:style-name="P12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4"/>
      <text:p text:style-name="P124">(The output is of the form <text:span text:style-name="T128">{key=value, key=value,…}).</text:span><text:span text:style-name="T162"> </text:span><text:span text:style-name="T16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26"><text:line-break/>Let's find every element that contains the word 'One”, respecting case:</text:p>
      <text:p text:style-name="Preformatted_20_Text"><text:s text:c="4"/>say(contains(ring., 'One'));</text:p>
      <text:p text:style-name="Preformatted_20_Text">{bind=false, find=true, bring=true, rule=true}</text:p>
      <text:p text:style-name="P126"><text:soft-page-break/><text:line-break/>Or for that matter, doesn't contain this word:</text:p>
      <text:p text:style-name="Preformatted_20_Text"><text:s text:c="4"/>say(!contains(ring., 'One'));</text:p>
      <text:p text:style-name="Preformatted_20_Text">{bind=true, find=false, bring=false, rule=false}</text:p>
      <text:p text:style-name="P126"><text:span text:style-name="T162"><text:line-break/>The output of these functions is a boolean-valued stem and there is a very useful function called </text:span><text:span text:style-name="T164">mask</text:span><text:span text:style-name="T165"> which simply will return the elements that have corresponding true values. </text:span></text:p>
      <text:p text:style-name="Preformatted_20_Text"><text:s text:c="4"/>say(mask(ring., contains(ring., 'One')));</text:p>
      <text:p text:style-name="P253">{find=One Ring to find them, </text:p>
      <text:p text:style-name="P253"><text:s/>bring=One Ring to bring them all, </text:p>
      <text:p text:style-name="P253"><text:s/>rule=One Ring to rule them all}</text:p>
      <text:p text:style-name="P175"/>
      <text:p text:style-name="P175">And of course you could just find the ones that don't have the word “One” in them:</text:p>
      <text:p text:style-name="Preformatted_20_Text"><text:s text:c="3"/>say(mask(ring., !contains(ring., 'One')));</text:p>
      <text:p text:style-name="Preformatted_20_Text">{bind=and in the darkness bind them}</text:p>
      <text:p text:style-name="P125"/>
      <text:p text:style-name="P19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05" text:outline-level="3"><text:bookmark-start text:name="__RefHeading___Toc607_3277173355"/>Default values for stems<text:bookmark-end text:name="__RefHeading___Toc607_3277173355"/></text:h>
      <text:p text:style-name="P113">You may set a default value for stems – this is a very nice thing indeed so you don't have to <text:s/>initialize every element in one before using it. The way it works is you issue</text:p>
      <text:p text:style-name="P113">set_default(stem., <text:span text:style-name="T7">scalar</text:span><text:span text:style-name="T56">);</text:span></text:p>
      <text:p text:style-name="P113"><text:span text:style-name="T56">where the </text:span><text:span text:style-name="T7">scalar</text:span><text:span text:style-name="T56"> is any scalar. Then from that point forward, any time a value is accessed, if it has not been explicitly set, the default is returned. <text:s/></text:span><text:span text:style-name="T62">If the stem does not exist, it will be created. Note that subsequent operations on the stem do </text:span><text:span text:style-name="T34">not</text:span><text:span text:style-name="T95"> alter the default value.</text:span></text:p>
      <text:p text:style-name="P5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56">Modules are completely self-contained.</text:span></text:p>
      <text:p text:style-name="P22"/>
      <text:p text:style-name="P23">So what if you need to have <text:s/>variable defined and accessible outside a block but need to set the value inside one, like</text:p>
      <text:p text:style-name="P23"><text:soft-page-break/></text:p>
      <text:p text:style-name="Preformatted_20_Text">if[ </text:p>
      <text:p text:style-name="Preformatted_20_Text"><text:s text:c="2"/>// nasty conditions</text:p>
      <text:p text:style-name="Preformatted_20_Text"><text:s/>]then[</text:p>
      <text:p text:style-name="Preformatted_20_Text"><text:s text:c="3"/>// lot<text:span text:style-name="T286">s</text:span> of stuff</text:p>
      <text:p text:style-name="Preformatted_20_Text"><text:s text:c="2"/>a := 'foo';</text:p>
      <text:p text:style-name="Preformatted_20_Text"><text:s/>]else[</text:p>
      <text:p text:style-name="Preformatted_20_Text"><text:s text:c="2"/>// lot<text:span text:style-name="T301">s</text:span> of stuff</text:p>
      <text:p text:style-name="Preformatted_20_Text"><text:s text:c="2"/><text:span text:style-name="T257">a := 'bar';</text:span></text:p>
      <text:p text:style-name="Preformatted_20_Text"><text:s/><text:span text:style-name="T257">];</text:span></text:p>
      <text:p text:style-name="Preformatted_20_Text"><text:s/>// <text:span text:style-name="T257">trying to use a will result in errors</text:span></text:p>
      <text:p text:style-name="P23"><text:line-break/>What you can do is set the value to <text:span text:style-name="T128">null </text:span><text:span text:style-name="T162">outside the block. So do this.</text:span></text:p>
      <text:p text:style-name="P27"/>
      <text:p text:style-name="Preformatted_20_Text"><text:span text:style-name="T257">a</text:span> := null;</text:p>
      <text:p text:style-name="Preformatted_20_Text">// same code as above</text:p>
      <text:p text:style-name="P4"/>
      <text:p text:style-name="P23">No<text:span text:style-name="T286">w</text:span> attempts to use the variable will work properly. You may also check if the value has been set by checking if it is null:</text:p>
      <text:p text:style-name="P23"/>
      <text:p text:style-name="P288">if[ </text:p>
      <text:p text:style-name="P288"><text:s text:c="2"/>a != null</text:p>
      <text:p text:style-name="P288">]then[</text:p>
      <text:p text:style-name="P288"><text:s/>// <text:span text:style-name="T257">lots of stuff</text:span></text:p>
      <text:p text:style-name="P289">];</text:p>
      <text:h text:style-name="P398" text:outline-level="2"><text:bookmark-start text:name="__RefHeading___Toc6245_2030604819"/>Visibility during function evaluation<text:bookmark-end text:name="__RefHeading___Toc6245_2030604819"/></text:h>
      <text:p text:style-name="P182">Generally functions inherit the values of their parent state, but they do not inherit imported symbols. <text:s/>Following <text:span text:style-name="T302">Leibnitz'</text:span> lead, a function is to relate <text:span text:style-name="T7">cause</text:span> (the inputs) to <text:span text:style-name="T7">effect </text:span>(the output). Therefore, functions should have their values passed to them and not draw them in willy-nilly <text:span text:style-name="T17">e.g.</text:span><text:span text:style-name="T76">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4">There are <text:span text:style-name="T197">4</text:span> basic control structures. All of them are delimited with brackets []. </text:p>
      <text:list xml:id="list2449869124" text:style-name="L4">
        <text:list-item>
          <text:p text:style-name="P352">The basic conditional of <text:line-break/><text:span text:style-name="T141">if[</text:span><text:span text:style-name="T128"> </text:span><text:span text:style-name="T151">condition</text:span><text:span text:style-name="T128"> </text:span><text:span text:style-name="T141">]then[</text:span><text:span text:style-name="T128"> . . . </text:span><text:span text:style-name="T141">]else</text:span><text:span text:style-name="T145">[</text:span><text:span text:style-name="T138"> . . . </text:span><text:span text:style-name="T145">]</text:span><text:span text:style-name="T128">;</text:span> <text:line-break/>Note that the else clause is optional.</text:p>
        </text:list-item>
        <text:list-item>
          <text:p text:style-name="P352">Switch statements (which are lists of conditionals) of <text:line-break/><text:span text:style-name="T146">switch</text:span><text:span text:style-name="T141">[</text:span><text:span text:style-name="T128"> ... </text:span><text:span text:style-name="T141">]</text:span></text:p>
        </text:list-item>
        <text:list-item>
          <text:p text:style-name="P353"><text:span text:style-name="T147">t</text:span><text:span text:style-name="T141">ry</text:span><text:span text:style-name="T147">[</text:span><text:span text:style-name="T139"> . . .</text:span><text:span text:style-name="T147">]</text:span><text:span text:style-name="T141">catch</text:span><text:span text:style-name="T147">[</text:span><text:span text:style-name="T139"> . . .</text:span><text:span text:style-name="T147">]</text:span><text:span text:style-name="T139">;</text:span> for error handling</text:p>
        </text:list-item>
        <text:list-item>
          <text:p text:style-name="P352">Looping construct <text:span text:style-name="T141">while[</text:span><text:span text:style-name="T128"> </text:span><text:span text:style-name="T151">condition </text:span><text:span text:style-name="T141">]do[ </text:span><text:span text:style-name="T149">. . .</text:span><text:span text:style-name="T128"> </text:span><text:span text:style-name="T141">]</text:span><text:span text:style-name="T128">;</text:span></text:p>
        </text:list-item>
      </text:list>
      <text:h text:style-name="P399" text:outline-level="2"><text:bookmark-start text:name="__RefHeading___Toc637_3277173355"/>The if..then..else statement<text:bookmark-end text:name="__RefHeading___Toc637_3277173355"/></text:h>
      <text:p text:style-name="P133">The basic format is</text:p>
      <text:p text:style-name="P262"><text:soft-page-break/>if[</text:p>
      <text:p text:style-name="P262"><text:s text:c="3"/>condition</text:p>
      <text:p text:style-name="P262"><text:s/>]then[</text:p>
      <text:p text:style-name="P262"><text:s text:c="3"/>//statememts</text:p>
      <text:p text:style-name="P262">]<text:span text:style-name="T207">else[</text:span></text:p>
      <text:p text:style-name="P262"><text:s text:c="2"/>// <text:span text:style-name="T207">more statements</text:span></text:p>
      <text:p text:style-name="P262"><text:span text:style-name="T207">]</text:span>;</text:p>
      <text:p text:style-name="P133"><text:span text:style-name="T286"><text:line-break/>Note that </text:span><text:span text:style-name="T144">if[</text:span><text:span text:style-name="T286">, <text:s/></text:span><text:span text:style-name="T144">]then[</text:span><text:span text:style-name="T286"> and </text:span><text:span text:style-name="T144">]else[</text:span><text:span text:style-name="T286"> are treated as statements, so cannot be split. </text:span>The else clause is optional. And of course, a simple example is in order:</text:p>
      <text:p text:style-name="P262"><text:s text:c="4"/><text:span text:style-name="T207">)buffer on</text:span></text:p>
      <text:p text:style-name="P260">Buffer mode on.</text:p>
      <text:p text:style-name="P262">j :=5;</text:p>
      <text:p text:style-name="P262">if[</text:p>
      <text:p text:style-name="P262"><text:s text:c="3"/>j &lt;5 || 5 &lt; j</text:p>
      <text:p text:style-name="P262"><text:s/>]then[</text:p>
      <text:p text:style-name="P262"><text:s text:c="4"/>say(j + ' is not 5');</text:p>
      <text:p text:style-name="P262"><text:s/>]else[</text:p>
      <text:p text:style-name="P262"><text:s text:c="4"/>say('j is ' + j);</text:p>
      <text:p text:style-name="P262">];</text:p>
      <text:p text:style-name="P262">.</text:p>
      <text:p text:style-name="P262">j is 5</text:p>
      <text:p text:style-name="P262"/>
      <text:p text:style-name="P261">)buffer off</text:p>
      <text:p text:style-name="P261">Buffer mode off.</text:p>
      <text:p text:style-name="P134"/>
      <text:p text:style-name="P133">(Rather than stick this in a script, we used the interpreters )<text:span text:style-name="T128">buffer</text:span> command to keep all of the lines and then execute it when there is a single period as the first character on a line. <text:span text:style-name="T208">Oh and interpreter commands which start with a ')' still work in buffer mode. <text:s/>Consults the work space documentation for more.</text:span>)</text:p>
      <text:h text:style-name="P400" text:outline-level="2"><text:bookmark-start text:name="__RefHeading___Toc591_3277173355"/>The switch stat<text:span text:style-name="T178">e</text:span>ment<text:bookmark-end text:name="__RefHeading___Toc591_3277173355"/></text:h>
      <text:p text:style-name="P110">Branched decision-making is a basic construction for most languages. In the case of QDL, there is the <text:span text:style-name="T128">switch[];</text:span> construct. The basic format is</text:p>
      <text:p text:style-name="P262">switch[</text:p>
      <text:p text:style-name="P262"><text:s text:c="2"/>if[condition1]then[body1];</text:p>
      <text:p text:style-name="P262"><text:s text:c="2"/>if[condition<text:span text:style-name="T178">2</text:span>]then[body<text:span text:style-name="T178">2</text:span>];</text:p>
      <text:p text:style-name="P262"><text:s text:c="2"/>if[condition<text:span text:style-name="T178">3</text:span>]then[body<text:span text:style-name="T178">3</text:span>];</text:p>
      <text:p text:style-name="P262">//… <text:span text:style-name="T178">arbitrarily many</text:span></text:p>
      <text:p text:style-name="P262">];</text:p>
      <text:p text:style-name="P262"/>
      <text:p text:style-name="P110">The execution is each condition is checked and as soon as one returns <text:span text:style-name="T7">true</text:span><text:span text:style-name="T56"> that body is executed and the construct returns.</text:span></text:p>
      <text:p text:style-name="P323">Examples</text:p>
      <text:p text:style-name="P61">An example of a switch statement might be</text:p>
      <text:p text:style-name="P262"><text:s text:c="4"/><text:span text:style-name="T198">i := 11;</text:span></text:p>
      <text:p text:style-name="P262"><text:s text:c="4"/>switch[</text:p>
      <text:p text:style-name="P262"><text:soft-page-break/><text:s text:c="7"/>if[i&lt;5]then[var.foo := 'bar';];</text:p>
      <text:p text:style-name="P262"><text:s text:c="7"/>if[5=i]then[var.foo := 'fnord';];</text:p>
      <text:p text:style-name="P262"><text:s text:c="7"/>if[5&lt;i]then[var.foo := '<text:span text:style-name="T178">blarf</text:span>';];</text:p>
      <text:p text:style-name="P262"><text:s text:c="4"/>];</text:p>
      <text:p text:style-name="P262"><text:s text:c="4"/>say(var.foo);</text:p>
      <text:p text:style-name="P262">blarf</text:p>
      <text:p text:style-name="P129"/>
      <text:p text:style-name="P63">Note that the elements of the switch statement are if..then blocks (including final semicolon). No else clauses will be accepted. <text:s/>Whitespace aside of strings, of course, is ignored.</text:p>
      <text:h text:style-name="P401" text:outline-level="2"><text:bookmark-start text:name="__RefHeading___Toc639_3277173355"/>Error handling<text:bookmark-end text:name="__RefHeading___Toc639_3277173355"/></text:h>
      <text:p text:style-name="P111">There is a try … catch block construction. <text:span text:style-name="T209">Its format is</text:span></text:p>
      <text:p text:style-name="P262">try[</text:p>
      <text:p text:style-name="P262"><text:s text:c="2"/>// statements;</text:p>
      <text:p text:style-name="P262"><text:s/>]catch[</text:p>
      <text:p text:style-name="P262"><text:s text:c="2"/>// statements;</text:p>
      <text:p text:style-name="P262">];</text:p>
      <text:p text:style-name="P111"/>
      <text:p text:style-name="P111">You enclose statements in a try block and call <text:span text:style-name="T7">raise_error </text:span>if there is an exceptional case. Note that unlike many languages, all exception are fail-fast, so there is no way to hop back at the point of the error and resume processing. <text:s/><text:span text:style-name="T209">An example</text:span></text:p>
      <text:p text:style-name="Preformatted_20_Text">j := 42;</text:p>
      <text:p text:style-name="Preformatted_20_Text">try[</text:p>
      <text:p text:style-name="Preformatted_20_Text"><text:s text:c="5"/>remainder := mod(j, 5);</text:p>
      <text:p text:style-name="Preformatted_20_Text"><text:s text:c="5"/>if[remainder == 0]then[say('A remainder of 0 is fine.');];</text:p>
      <text:p text:style-name="Preformatted_20_Text"><text:s text:c="5"/>if[remainder == 4]then[say('A remainder of 4 is fine.');];</text:p>
      <text:p text:style-name="Preformatted_20_Text"><text:s text:c="5"/>if[remainder == 1]then[raise_error(j + ' not divisible by 5, R==1', 1);];</text:p>
      <text:p text:style-name="Preformatted_20_Text"><text:s text:c="5"/>if[remainder == 2]then[raise_error(j + ' not divisible by 5, R==2', 2);];</text:p>
      <text:p text:style-name="Preformatted_20_Text"><text:s text:c="5"/>if[remainder == 3]then[raise_error(j + ' not divisible by 5, R==3', 3);];</text:p>
      <text:p text:style-name="Preformatted_20_Text"><text:s/>]catch[</text:p>
      <text:p text:style-name="Preformatted_20_Text"><text:s text:c="4"/>if[error_code == 1]then[say(error_message);];</text:p>
      <text:p text:style-name="Preformatted_20_Text"><text:s text:c="4"/>if[error_code == 2]then[say(error_message);];</text:p>
      <text:p text:style-name="Preformatted_20_Text"><text:s text:c="4"/>if[error_code == 3]then[say(error_message);];</text:p>
      <text:p text:style-name="Preformatted_20_Text"><text:s/>]; // end catch block</text:p>
      <text:p text:style-name="Preformatted_20_Text">42 not divisible by 5, R==2</text:p>
      <text:p text:style-name="P135"><text:line-break/>So the way these work is if a certain condition is met, you call the <text:span text:style-name="T7">raise_error</text:span> function with a message and optional numeric value. These are available in the catch block so you can figure out which error was raised and deal with it. <text:span text:style-name="T210">Not much else to them.</text:span></text:p>
      <text:h text:style-name="Heading_20_2" text:outline-level="2"><text:bookmark-start text:name="__RefHeading___Toc690_3277173355"/>Related functions<text:bookmark-end text:name="__RefHeading___Toc690_3277173355"/></text:h>
      <text:h text:style-name="P406" text:outline-level="3"><text:bookmark-start text:name="__RefHeading___Toc692_3277173355"/>raise_error<text:bookmark-end text:name="__RefHeading___Toc692_3277173355"/></text:h>
      <text:p text:style-name="P331">Description</text:p>
      <text:p text:style-name="P112">Raises an error conditions and passes control to the catch block. <text:span text:style-name="T182">Note that raising this outside of a try … catch block will have no effect, since there is nothing to catch it. </text:span></text:p>
      <text:p text:style-name="P331"><text:soft-page-break/>Usage</text:p>
      <text:p text:style-name="P268">raise_error(<text:span text:style-name="T7">message</text:span><text:span text:style-name="T56">, [</text:span><text:span text:style-name="T60">code</text:span><text:span text:style-name="T56">]);</text:span></text:p>
      <text:p text:style-name="P331">Arguments</text:p>
      <text:p text:style-name="P34">message<text:span text:style-name="T56"> a human readable message that describes this error</text:span></text:p>
      <text:p text:style-name="P34">code <text:span text:style-name="T56">a user-defined integer that tells what this code is.</text:span></text:p>
      <text:p text:style-name="P331">Output</text:p>
      <text:p text:style-name="P112">None directly. The values are set to err<text:span text:style-name="T183">or</text:span>_message and err<text:span text:style-name="T183">or</text:span>_code (if present) and are accessible in the catch block. <text:span text:style-name="T184">Typically, you define the error code and look for it in the catch block.</text:span></text:p>
      <text:p text:style-name="P325">Examples</text:p>
      <text:p text:style-name="P268">try[</text:p>
      <text:p text:style-name="P268"><text:s text:c="4"/>if[ 3 == 4]then[raise_error('oops', 2);];</text:p>
      <text:p text:style-name="P268">]catch[</text:p>
      <text:p text:style-name="P268"><text:s text:c="3"/>say(err<text:span text:style-name="T183">or</text:span>_message);</text:p>
      <text:p text:style-name="P268"><text:s text:c="3"/><text:span text:style-name="T180">switch[</text:span></text:p>
      <text:p text:style-name="P268"><text:s text:c="6"/><text:span text:style-name="T179">if[error_code == 2]then[...];</text:span></text:p>
      <text:p text:style-name="P268"><text:s text:c="7"/>// <text:span text:style-name="T180">maybe a bunch of other errors</text:span></text:p>
      <text:p text:style-name="P268"><text:s text:c="2"/><text:span text:style-name="T181">]; // end switch</text:span></text:p>
      <text:p text:style-name="P268">]</text:p>
      <text:p text:style-name="P268">oops</text:p>
      <text:p text:style-name="P112"/>
      <text:h text:style-name="P402" text:outline-level="2"><text:bookmark-start text:name="__RefHeading___Toc621_3277173355"/>Looping.<text:bookmark-end text:name="__RefHeading___Toc621_3277173355"/></text:h>
      <text:p text:style-name="P128">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28"/>
      <text:p text:style-name="P128">For example, <text:s/>to print out the numbers from 0 to 5:</text:p>
      <text:p text:style-name="Preformatted_20_Text">i := 0;</text:p>
      <text:p text:style-name="Preformatted_20_Text">while[ </text:p>
      <text:p text:style-name="Preformatted_20_Text"><text:s text:c="3"/>i&lt; <text:span text:style-name="T198">5</text:span></text:p>
      <text:p text:style-name="Preformatted_20_Text"><text:s text:c="2"/>]do[</text:p>
      <text:p text:style-name="Preformatted_20_Text"><text:s text:c="3"/><text:span text:style-name="T198">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0"><text:soft-page-break/><text:line-break/>This is known as 'yer basic loop'. </text:p>
      <text:p text:style-name="P107">There are 3 functions that can help loop.</text:p>
      <text:h text:style-name="Heading_20_3" text:outline-level="3"><text:bookmark-start text:name="__RefHeading___Toc629_3277173355"/>Related Functions<text:bookmark-end text:name="__RefHeading___Toc629_3277173355"/></text:h>
      <text:h text:style-name="P407" text:outline-level="3"><text:bookmark-start text:name="__RefHeading___Toc694_3277173355"/>break<text:bookmark-end text:name="__RefHeading___Toc694_3277173355"/></text:h>
      <text:p text:style-name="P329">Description</text:p>
      <text:p text:style-name="P140">Interrupt loop processing by exiting the loop.</text:p>
      <text:p text:style-name="P329">Usage</text:p>
      <text:p text:style-name="Preformatted_20_Text">break();</text:p>
      <text:p text:style-name="P329">Arguments</text:p>
      <text:p text:style-name="P140">None.</text:p>
      <text:p text:style-name="P329">Output</text:p>
      <text:p text:style-name="P140">None.</text:p>
      <text:p text:style-name="P329">Examples</text:p>
      <text:p text:style-name="P141">In this example, the loop terminates if the variable equals 3.</text:p>
      <text:p text:style-name="Preformatted_20_Text"><text:span text:style-name="T270">whi</text:span>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409" text:outline-level="3"><text:bookmark-start text:name="__RefHeading___Toc696_3277173355"/>check_after<text:bookmark-end text:name="__RefHeading___Toc696_3277173355"/></text:h>
      <text:p text:style-name="P329">Description</text:p>
      <text:p text:style-name="P109">Sometimes only a post-positional loop will do – this means that the loop executes at least once. This is not often the case, but is very hard to replicate. Invoking this function will do just that. Your condition will be checked post-loop.</text:p>
      <text:p text:style-name="P329"><text:soft-page-break/>Usage</text:p>
      <text:p text:style-name="P267">check_after(condition);</text:p>
      <text:p text:style-name="P109"/>
      <text:p text:style-name="P329">Arguments</text:p>
      <text:p text:style-name="P109">The argument is a logically -valued expression.</text:p>
      <text:p text:style-name="P329">Output</text:p>
      <text:p text:style-name="P109">None. This exists only in looping statements</text:p>
      <text:p text:style-name="P250">a := 0;</text:p>
      <text:p text:style-name="P267">while[</text:p>
      <text:p text:style-name="P267"><text:s text:c="2"/><text:span text:style-name="T177">check_after</text:span>(<text:span text:style-name="T177">a != 0</text:span>)</text:p>
      <text:p text:style-name="P267"><text:s/>]do[</text:p>
      <text:p text:style-name="P267"><text:s text:c="2"/>say(<text:span text:style-name="T177">a</text:span>);</text:p>
      <text:p text:style-name="P267">];</text:p>
      <text:p text:style-name="P250">0</text:p>
      <text:h text:style-name="P407" text:outline-level="3"><text:bookmark-start text:name="__RefHeading___Toc698_3277173355"/>continue<text:bookmark-end text:name="__RefHeading___Toc698_3277173355"/></text:h>
      <text:p text:style-name="P329">Description</text:p>
      <text:p text:style-name="P141">During loop execution, skip to the next iteration.</text:p>
      <text:p text:style-name="P329">Usage</text:p>
      <text:p text:style-name="Preformatted_20_Text">continue();</text:p>
      <text:p text:style-name="P329">Arguments</text:p>
      <text:p text:style-name="P141">None.</text:p>
      <text:p text:style-name="P329">Output</text:p>
      <text:p text:style-name="P141">None.</text:p>
      <text:p text:style-name="P329">Examples</text:p>
      <text:p text:style-name="P142">In this example, the loop skips to the next iteration is the variable is 3. </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text:soft-page-break/>j=0</text:p>
      <text:p text:style-name="Preformatted_20_Text">j=1</text:p>
      <text:p text:style-name="Preformatted_20_Text">j=2</text:p>
      <text:p text:style-name="Preformatted_20_Text">j=4</text:p>
      <text:h text:style-name="P410" text:outline-level="3"><text:bookmark-start text:name="__RefHeading___Toc585_3277173355"/><text:span text:style-name="T216">for</text:span>_keys<text:bookmark-end text:name="__RefHeading___Toc585_3277173355"/></text:h>
      <text:p text:style-name="P324">Description</text:p>
      <text:p text:style-name="P107">This is a non-deterministic loop over the keys in a stem variable. All the keys will be visited, but there is no guarantee of the order.</text:p>
      <text:p text:style-name="P324">Usage</text:p>
      <text:p text:style-name="Preformatted_20_Text"><text:span text:style-name="T216">for</text:span>_keys(<text:span text:style-name="T7">var</text:span><text:span text:style-name="T56">, </text:span><text:span text:style-name="T7">stem.</text:span><text:span text:style-name="T56">);</text:span></text:p>
      <text:p text:style-name="P324">Arguments</text:p>
      <text:p text:style-name="P107">var is a simple variable and will contain the current key during the loop. If it has already been defined, it's values will be over-written.</text:p>
      <text:p text:style-name="P107"><text:span text:style-name="T292">s</text:span>tem is a stem variable. The keys of this stem will be assigned to the <text:span text:style-name="T7">var</text:span><text:span text:style-name="T56"> and may be accessed.</text:span></text:p>
      <text:p text:style-name="P324">Output</text:p>
      <text:p text:style-name="P107">Nothing. This is only used in looping constructions.</text:p>
      <text:p text:style-name="P322">Example</text:p>
      <text:p text:style-name="P264"><text:s text:c="4"/>my.foo := 'bar'; </text:p>
      <text:p text:style-name="P264"><text:s text:c="4"/>my.a <text:s text:c="2"/>:= 32; </text:p>
      <text:p text:style-name="P264"><text:s text:c="4"/>my.b <text:s text:c="2"/>:= 'hi'; </text:p>
      <text:p text:style-name="P264"><text:s text:c="4"/>my.c <text:s text:c="2"/>:= -0.432;</text:p>
      <text:p text:style-name="P264"><text:s text:c="4"/>while[for_keys(j,my.)]do[say('key=' + j + ', value=' + my.j);];</text:p>
      <text:p text:style-name="P264"/>
      <text:p text:style-name="P264">key=a, value=32</text:p>
      <text:p text:style-name="P264">key=b, value=hi</text:p>
      <text:p text:style-name="P264">key=c, value=-0.432</text:p>
      <text:p text:style-name="P264">key=foo, value=bar</text:p>
      <text:p text:style-name="P107"/>
      <text:h text:style-name="P410" text:outline-level="3"><text:bookmark-start text:name="__RefHeading___Toc587_3277173355"/>for_next<text:bookmark-end text:name="__RefHeading___Toc587_3277173355"/></text:h>
      <text:p text:style-name="P324">Description</text:p>
      <text:p text:style-name="P107">This allows for a deterministic loop and will run through a set of integers. </text:p>
      <text:p text:style-name="P324">Usage</text:p>
      <text:p text:style-name="Preformatted_20_Text">for_next(<text:span text:style-name="T7">var</text:span><text:span text:style-name="T56">, </text:span><text:span text:style-name="T7">stop_value, </text:span><text:span text:style-name="T56">[</text:span><text:span text:style-name="T7">start_value, increment</text:span><text:span text:style-name="T56">]);</text:span></text:p>
      <text:p text:style-name="P324"><text:soft-page-break/>Arguments</text:p>
      <text:p text:style-name="P107">Only the first two are required.</text:p>
      <text:p text:style-name="P33"><text:span text:style-name="T128">Var</text:span><text:span text:style-name="T56"> the variable to be used. As the loop is executed, this value will change.</text:span></text:p>
      <text:p text:style-name="P33"><text:span text:style-name="T128">stop_value</text:span><text:span text:style-name="T56"> the final value for the loop. </text:span><text:span text:style-name="T59">When the variable acquires this value, the loop is terminated (so the loop body does </text:span><text:span text:style-name="T113">not</text:span><text:span text:style-name="T93"> execute with this value!</text:span></text:p>
      <text:p text:style-name="P33"><text:span text:style-name="T128">start_value</text:span><text:span text:style-name="T56"> (optional, default is 0). The first value assigned to </text:span><text:span text:style-name="T128">var</text:span><text:span text:style-name="T56">.</text:span></text:p>
      <text:p text:style-name="P33"><text:span text:style-name="T128">increment</text:span><text:span text:style-name="T56"> (optional, default is 1). How much the loop variable should be incremented on each iteration.</text:span></text:p>
      <text:p text:style-name="P324">Output</text:p>
      <text:p text:style-name="P107">None. This only is used in loops.</text:p>
      <text:p text:style-name="P322">Examples</text:p>
      <text:p text:style-name="P10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07"><text:line-break/><text:span text:style-name="T30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04">0</text:span>, <text:span text:style-name="T30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07"/>
      <text:p text:style-name="P108">And here is an example of looping through the elements of a stem variable.</text:p>
      <text:p text:style-name="P108"/>
      <text:p text:style-name="Preformatted_20_Text">// <text:span text:style-name="T177">Set the values initially</text:span></text:p>
      <text:p text:style-name="Preformatted_20_Text">my_stem.0 := 'mairzy';</text:p>
      <text:p text:style-name="Preformatted_20_Text">my_stem.1 := 'doats';</text:p>
      <text:p text:style-name="Preformatted_20_Text"><text:soft-page-break/>my_stem.2 := 'and';</text:p>
      <text:p text:style-name="Preformatted_20_Text">my_stem.3 := 'dozey';</text:p>
      <text:p text:style-name="Preformatted_20_Text">my_stem.4 := 'doats';</text:p>
      <text:p text:style-name="Preformatted_20_Text"/>
      <text:p text:style-name="Preformatted_20_Text">while[</text:p>
      <text:p text:style-name="P248"><text:s text:c="2"/>for_next(j,5)</text:p>
      <text:p text:style-name="P248"><text:s/>]do[</text:p>
      <text:p text:style-name="P248"><text:s text:c="2"/>say(<text:span text:style-name="T177">my_stem.j</text:span>);</text:p>
      <text:p text:style-name="P248">]</text:p>
      <text:p text:style-name="P249">mairzy</text:p>
      <text:p text:style-name="P249">doats</text:p>
      <text:p text:style-name="P249">and</text:p>
      <text:p text:style-name="P249">dozey</text:p>
      <text:p text:style-name="P249">doats</text:p>
      <text:h text:style-name="Heading_20_1" text:outline-level="1"><text:bookmark-start text:name="__RefHeading___Toc488_3277173355"/>Defining functions<text:bookmark-end text:name="__RefHeading___Toc488_3277173355"/></text:h>
      <text:p text:style-name="P62">The syntax for defining a function is very simple:</text:p>
      <text:p text:style-name="P235">define[ </text:p>
      <text:p text:style-name="P278"><text:s text:c="4"/>signature</text:p>
      <text:p text:style-name="Preformatted_20_Text"><text:s text:c="2"/>]body[</text:p>
      <text:p text:style-name="Preformatted_20_Text"><text:s text:c="4"/><text:span text:style-name="T214">&gt;&gt; useful comments</text:span></text:p>
      <text:p text:style-name="Preformatted_20_Text"><text:s text:c="4"/>statements</text:p>
      <text:p text:style-name="P239"><text:s text:c="2"/>];</text:p>
      <text:p text:style-name="Preformatted_20_Text"/>
      <text:p text:style-name="P7">Note that within the body, any variables defined are local to that block unless they are save, <text:span text:style-name="T7">e.g</text:span>. in the environment. <text:s/><text:span text:style-name="T121">Previously defined values are still available. </text:span>The variables in the signature are populated with the values (which are copied) .<text:span text:style-name="T123"> To return a value, invoke the method return – which is only allowed inside function definitions, by the way. No return statement implies there is no output from the function.</text:span></text:p>
      <text:p text:style-name="P7"/>
      <text:p text:style-name="P14">The <text:span text:style-name="T32">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36">define[</text:p>
      <text:p text:style-name="P236"><text:s text:c="4"/>sum(a, b)</text:p>
      <text:p text:style-name="P236"><text:s text:c="3"/>]body[</text:p>
      <text:p text:style-name="P236"><text:s text:c="4"/><text:span text:style-name="T214">&gt;&gt; add a pair of integers and return the sum.</text:span></text:p>
      <text:p text:style-name="P236"><text:s text:c="4"/>c:= a+b; </text:p>
      <text:p text:style-name="P236"><text:s text:c="4"/><text:span text:style-name="T124">say</text:span>('the sum is ' + c); <text:s text:c="5"/></text:p>
      <text:p text:style-name="P237"><text:s text:c="4"/><text:span text:style-name="T122">return(c); // this terminates execution and returns the value.</text:span></text:p>
      <text:p text:style-name="P237"><text:span text:style-name="T122"><text:s text:c="3"/>]</text:span>;</text:p>
      <text:p text:style-name="P236"/>
      <text:p text:style-name="P238"><text:span text:style-name="T124">say</text:span>('the sum of 3 and 4 is ' + sum(3,4));</text:p>
      <text:p text:style-name="P8"><text:line-break/>This prints </text:p>
      <text:p text:style-name="P8"/>
      <text:p text:style-name="Preformatted_20_Text">the sum of 3 and 4 is 7</text:p>
      <text:p text:style-name="P8"><text:soft-page-break/></text:p>
      <text:p text:style-name="Standard">You may <text:span text:style-name="T120">use functions any place in your code once they have been defined, so it is a good practice to put them at the beginning.</text:span></text:p>
      <text:p text:style-name="P16"/>
      <text:h text:style-name="P411" text:outline-level="3"><text:bookmark-start text:name="__RefHeading___Toc6247_2030604819"/>Examples<text:bookmark-end text:name="__RefHeading___Toc6247_2030604819"/></text:h>
      <text:p text:style-name="P174">Here is a QDL program to find the <text:span text:style-name="T7">Armstrong</text:span><text:span text:style-name="T56"> </text:span><text:span text:style-name="T7">numbers</text:span><text:span text:style-name="T56"> in the range of 100 – 1000. <text:s/>A number, </text:span><text:span text:style-name="T7">xyz</text:span><text:span text:style-name="T56"> is an Armstrong number i</text:span><text:span text:style-name="T68">f</text:span><text:span text:style-name="T56">f </text:span><text:span text:style-name="T7">xyz = x</text:span><text:span text:style-name="T240">3 </text:span><text:span text:style-name="T242">+ y</text:span><text:span text:style-name="T240">3</text:span><text:span text:style-name="T242"> + z</text:span><text:span text:style-name="T240">3.</text:span></text:p>
      <text:p text:style-name="Preformatted_20_Text">define[</text:p>
      <text:p text:style-name="Preformatted_20_Text"><text:s text:c="2"/><text:span text:style-name="T200">armstrong(m)</text:span></text:p>
      <text:p text:style-name="Preformatted_20_Text"><text:s text:c="2"/><text:span text:style-name="T200">]body[</text:span></text:p>
      <text:p text:style-name="Preformatted_20_Text"><text:s text:c="5"/><text:span text:style-name="T200">&gt;&gt; An Armstrong number is a 3 digit number that is equal to the sum o</text:span><text:span text:style-name="T204">f its cubed <text:s text:c="2"/>digits.</text:span></text:p>
      <text:p text:style-name="Preformatted_20_Text"><text:span text:style-name="T201"><text:s text:c="6"/>&gt;&gt; </text:span><text:span text:style-name="T200"><text:s/>This computes them for </text:span><text:span text:style-name="T203">10</text:span><text:span text:style-name="T200">0 &lt; n &lt; 1000.</text:span></text:p>
      <text:p text:style-name="Preformatted_20_Text"><text:s text:c="5"/><text:span text:style-name="T200">&gt;&gt; So for example 407 is an Armstrong number since 407 = 4^3 + 0^3 + 7^3</text:span></text:p>
      <text:p text:style-name="Preformatted_20_Text"><text:s text:c="5"/><text:span text:style-name="T200">if[ m &lt; 100]then[say('sorry, </text:span><text:span text:style-name="T202">m must be </text:span><text:span text:style-name="T200">100 or larger'); return();];</text:span></text:p>
      <text:p text:style-name="Preformatted_20_Text"><text:s text:c="5"/><text:span text:style-name="T200">if[1000 &lt; m]then[say('sorry, m must be less than 1000'); return();];</text:span></text:p>
      <text:p text:style-name="Preformatted_20_Text"><text:s text:c="5"/><text:span text:style-name="T200">sum := 0;</text:span></text:p>
      <text:p text:style-name="Preformatted_20_Text"><text:s text:c="5"/><text:span text:style-name="T200">while[</text:span></text:p>
      <text:p text:style-name="Preformatted_20_Text"><text:s text:c="9"/><text:span text:style-name="T200">for_next(j, m)</text:span></text:p>
      <text:p text:style-name="Preformatted_20_Text"><text:s text:c="7"/><text:span text:style-name="T200">]do[</text:span></text:p>
      <text:p text:style-name="Preformatted_20_Text"><text:s text:c="10"/><text:span text:style-name="T200">n := j;</text:span></text:p>
      <text:p text:style-name="Preformatted_20_Text"><text:s text:c="10"/><text:span text:style-name="T200">while[</text:span></text:p>
      <text:p text:style-name="Preformatted_20_Text"><text:s text:c="14"/><text:span text:style-name="T200">0 &lt; n</text:span></text:p>
      <text:p text:style-name="Preformatted_20_Text"><text:s text:c="10"/><text:span text:style-name="T200">]do[</text:span></text:p>
      <text:p text:style-name="Preformatted_20_Text"><text:s text:c="14"/><text:span text:style-name="T200">b := mod(n, 10);</text:span></text:p>
      <text:p text:style-name="Preformatted_20_Text"><text:s text:c="14"/><text:span text:style-name="T200">sum := sum + b^3;</text:span></text:p>
      <text:p text:style-name="Preformatted_20_Text"><text:s text:c="14"/><text:span text:style-name="T200">n := n%10; // integer division means n goes to zero</text:span></text:p>
      <text:p text:style-name="Preformatted_20_Text"><text:s text:c="10"/><text:span text:style-name="T200">]; //end inner while</text:span></text:p>
      <text:p text:style-name="Preformatted_20_Text"><text:s text:c="10"/><text:span text:style-name="T200">if[sum == j]then[say(sum);];</text:span></text:p>
      <text:p text:style-name="Preformatted_20_Text"><text:s text:c="10"/><text:span text:style-name="T200">sum := 0;</text:span></text:p>
      <text:p text:style-name="Preformatted_20_Text"><text:s text:c="7"/><text:span text:style-name="T200">]; // end while</text:span></text:p>
      <text:p text:style-name="Preformatted_20_Text"><text:s text:c="2"/><text:span text:style-name="T200">]; // end define</text:span></text:p>
      <text:p text:style-name="P53"/>
      <text:h text:style-name="Heading_20_2" text:outline-level="2"><text:bookmark-start text:name="__RefHeading___Toc700_3277173355"/>Related functions<text:bookmark-end text:name="__RefHeading___Toc700_3277173355"/></text:h>
      <text:h text:style-name="P412" text:outline-level="3"><text:bookmark-start text:name="__RefHeading___Toc702_3277173355"/>return<text:bookmark-end text:name="__RefHeading___Toc702_3277173355"/></text:h>
      <text:p text:style-name="P332">Description</text:p>
      <text:p text:style-name="P142">Return a value or none.</text:p>
      <text:p text:style-name="P332">Usage</text:p>
      <text:p text:style-name="Preformatted_20_Text">return([value]);</text:p>
      <text:p text:style-name="P332">Arguments</text:p>
      <text:p text:style-name="P142">One <text:span text:style-name="T303">(optional)</text:span>. The value to be returned. <text:span text:style-name="T303">No value means so simply exit at that point. Note that if a function normally ends and does not return a value, you do not need a </text:span><text:span text:style-name="T16">return();</text:span></text:p>
      <text:p text:style-name="P332"><text:soft-page-break/>Output</text:p>
      <text:p text:style-name="P142">The value to be returned.</text:p>
      <text:p text:style-name="P332">Examples</text:p>
      <text:p text:style-name="P144">Here is a cheerful little program that ignore everything and just ret<text:span text:style-name="T279">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07">in Functions</text:span> <text:bookmark-end text:name="__RefHeading___Toc650_3277173355"/></text:h>
      <text:p text:style-name="P13"><text:span text:style-name="T49">F</text:span><text:span text:style-name="T44">unctions have a very specific documentation feature. At the very top of the body, you may enter documentation, each line is of the form</text:span></text:p>
      <text:p text:style-name="P20"/>
      <text:p text:style-name="Preformatted_20_Text">&gt;&gt; text</text:p>
      <text:p text:style-name="P279"/>
      <text:p text:style-name="P136">And these will be taken when the function definition is read and kept available for consultation. You may get a full listing of every user-defined (meaning, not built in) function the workspace knows about. Each is printed as</text:p>
      <text:p text:style-name="P280"><text:s text:c="4"/>)help list</text:p>
      <text:p text:style-name="P263">fib2(1): This will compute the n-th element of a Fibonacci sequence.</text:p>
      <text:p text:style-name="Preformatted_20_Text">f(1): This is a comment</text:p>
      <text:p text:style-name="P136"/>
      <text:p text:style-name="P136">where there is the <text:span text:style-name="T128">name(number of arguments)</text:span> and the first line of the comment (which should be meaningful and explain to the user what the function does.) The first is a good comment. The secon<text:span text:style-name="T279">d</text:span> is not.</text:p>
      <text:p text:style-name="P137">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28">One of the most basic ideas in programming is <text:span text:style-name="T7">encapsulation</text:span><text:span text:style-name="T56"> that is to say, a group of statements with their own state (so the variables and functions know about each other and their workings are </text:span><text:soft-page-break/><text:span text:style-name="T56">independent of the rest of the environment). There is, of course, the concept of a </text:span><text:span text:style-name="T32">module</text:span><text:span text:style-name="T88"> in QDL that does this. Very simply, a module is defined using a unique identifier that </text:span><text:span text:style-name="T112">must</text:span><text:span text:style-name="T88"> be a URN and an alias. The alias is just a regular name like a variable. </text:span><text:span text:style-name="T99">One of the great evils of many scripting languages is that there is no encapsulation – every variable is global and the net effect is extremely hard to find bugs. </text:span></text:p>
      <text:p text:style-name="P46">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46"><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99">s</text:span> except another module <text:span text:style-name="T290">definition</text:span></text:p>
      <text:p text:style-name="Preformatted_20_Text">];</text:p>
      <text:p text:style-name="P13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09">must </text:span><text:span text:style-name="T35"><text:s/>qualify </text:span><text:span text:style-name="T100"><text:s/>the name </text:span><text:span text:style-name="T39">i.e., </text:span></text:p>
      <text:p text:style-name="Preformatted_20_Text">alias#name</text:p>
      <text:p text:style-name="P130"/>
      <text:p text:style-name="Text_20_body">It is easiest to <text:span text:style-name="T199">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0"><text:line-break/>Note that there is nothing in this session so these show nothing. Let's import ou<text:span text:style-name="T216">r</text:span> module <text:span text:style-name="T216">above in a file called </text:span><text:span text:style-name="T129">my-module.qdl</text:span>. We are going to import it with another alias just to show we canonical</text:p>
      <text:p text:style-name="P256">load_<text:span text:style-name="T348">module</text:span>('my-module.qdl');</text:p>
      <text:p text:style-name="P254">import('a:a', 'b');</text:p>
      <text:p text:style-name="P256"/>
      <text:p text:style-name="P254"><text:s text:c="4"/>)vars</text:p>
      <text:p text:style-name="P254">b#foo</text:p>
      <text:p text:style-name="P256"/>
      <text:p text:style-name="P254"><text:s text:c="4"/>)funcs</text:p>
      <text:p text:style-name="P256"><text:span text:style-name="T199">b#f(1);</text:span></text:p>
      <text:p text:style-name="P130"><text:line-break/>Loading the module makes the session aware of it, but you must also import it. <text:span text:style-name="T348">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oft-page-break/><text:s text:c="4"/>say(foo);</text:p>
      <text:p text:style-name="Preformatted_20_Text">abar</text:p>
      <text:p text:style-name="P130"/>
      <text:p text:style-name="P131">And we can invoke the function too</text:p>
      <text:p text:style-name="Preformatted_20_Text"><text:s text:c="4"/>say(f(5));</text:p>
      <text:p text:style-name="Preformatted_20_Text">6</text:p>
      <text:p text:style-name="P130"/>
      <text:h text:style-name="Heading_20_2" text:outline-level="2"><text:bookmark-start text:name="__RefHeading___Toc623_3277173355"/>Local variables and functions vs. modules ones<text:bookmark-end text:name="__RefHeading___Toc623_3277173355"/></text:h>
      <text:p text:style-name="P131">If we had something like</text:p>
      <text:p text:style-name="Preformatted_20_Text"><text:s text:c="4"/>foo := 5;</text:p>
      <text:p text:style-name="P257"><text:s text:c="4"/>load('my-module.qdl');</text:p>
      <text:p text:style-name="P255"><text:s text:c="4"/>import('a:a', 'b');</text:p>
      <text:p text:style-name="P255"><text:s text:c="4"/><text:span text:style-name="T206">)vars</text:span></text:p>
      <text:p text:style-name="P258">b#foo, foo</text:p>
      <text:p text:style-name="P13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2"/>
      <text:p text:style-name="P132">So this means that there is no way for the interpreter to resolve this. The solution is that you have to qualify the session variable with a simple #:</text:p>
      <text:p text:style-name="Preformatted_20_Text">say(#foo);</text:p>
      <text:p text:style-name="Preformatted_20_Text">6</text:p>
      <text:p text:style-name="P132"><text:span text:style-name="T216"><text:line-break/>There is no namespace in effect for a basic session. </text:span>This is the most straightforward way to handle name clashes, <text:span text:style-name="T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59"/>
      <text:h text:style-name="P407" text:outline-level="3"><text:bookmark-start text:name="__RefHeading___Toc704_3277173355"/>import<text:bookmark-end text:name="__RefHeading___Toc704_3277173355"/></text:h>
      <text:p text:style-name="P329">Description</text:p>
      <text:p text:style-name="P144">Import a module <text:span text:style-name="T348">with a given alias. </text:span></text:p>
      <text:p text:style-name="P329">Usage</text:p>
      <text:p text:style-name="Preformatted_20_Text">import(urn<text:span text:style-name="T221">[</text:span>, alias<text:span text:style-name="T221">]</text:span>);</text:p>
      <text:p text:style-name="P329"><text:soft-page-break/>Arguments</text:p>
      <text:p text:style-name="P144"><text:span text:style-name="T128">urn</text:span> = a <text:span text:style-name="T220">Uniform</text:span> Resource Name <text:span text:style-name="T220">(as per RFC 2141 and 1737, if you track such things). </text:span></text:p>
      <text:p text:style-name="P145"><text:span text:style-name="T325">a</text:span><text:span text:style-name="T128">lias</text:span> = a string that conforms to the requirements of a QDL variable name.</text:p>
      <text:p text:style-name="P146">Note that both of these are passed in as strings and the URN is checked for form. Also, when a module is defined, it has an alias given. This is the default, so you may import the module with only the URN. If you specify another alias, that is used. </text:p>
      <text:p text:style-name="P329">Output</text:p>
      <text:p text:style-name="P376">A logical <text:span text:style-name="T7">true </text:span>if the import succeeded and <text:span text:style-name="T7">false</text:span><text:span text:style-name="T56"> otherwise.</text:span></text:p>
      <text:p text:style-name="P330">Examples</text:p>
      <text:p text:style-name="Preformatted_20_Text">import('my:/thingie', 'ahab');</text:p>
      <text:p text:style-name="P146"/>
      <text:p text:style-name="P146">Would locate the module with URN <text:span text:style-name="T151">my:/thingie</text:span> and let you use <text:span text:style-name="T151">ahab</text:span><text:span text:style-name="T56"> as the local alias. <text:s/>Remember that the module must be loaded first or you will get an error. </text:span></text:p>
      <text:p text:style-name="Heading">Another example <text:span text:style-name="T350">of multiple imports</text:span></text:p>
      <text:p text:style-name="P378"><text:span text:style-name="T348">You may import a module multiple times with different aliases. This effectively creates new independent copies of it. In the following small session, a module is created (this effectively loads it, so you do not need the </text:span><text:span text:style-name="T325">load_module</text:span><text:span text:style-name="T34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349">template </text:span>from which <text:span text:style-name="T349">instances </text:span>are created. <text:span text:style-name="T349">The instances are accessed using their alias. <text:s/>So if you do python or java, </text:span><text:span text:style-name="T326">import(a,b)</text:span><text:span text:style-name="T349">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351">imports</text:span></text:p>
      <text:p text:style-name="Preformatted_20_Text">a:/a = <text:span text:style-name="T348">[</text:span>a,<text:span text:style-name="T34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407" text:outline-level="3"><text:bookmark-start text:name="__RefHeading___Toc706_3277173355"/>load_module<text:bookmark-end text:name="__RefHeading___Toc706_3277173355"/></text:h>
      <text:p text:style-name="P329">Description</text:p>
      <text:p text:style-name="P146">Load a module <text:span text:style-name="T348">from an external source</text:span>.</text:p>
      <text:p text:style-name="P329"><text:soft-page-break/>Usage</text:p>
      <text:p text:style-name="Preformatted_20_Text">load_module(<text:span text:style-name="T356">arg[,type]</text:span>);</text:p>
      <text:p text:style-name="P329">Arguments</text:p>
      <text:p text:style-name="P146"><text:span text:style-name="T327">arg</text:span> – <text:span text:style-name="T356">Either </text:span>the full path to the file that contains the module, <text:span text:style-name="T356">when there is no second module </text:span><text:span text:style-name="T29">or</text:span><text:span text:style-name="T84"> the fully qualified Java class name of a class that extends the QDLLoader</text:span> <text:s/><text:span text:style-name="T356">class. </text:span>This is loaded then run in its own environment which is then added to your session. <text:span text:style-name="T30">Be sure the class is included in your class path</text:span><text:span text:style-name="T85">.</text:span></text:p>
      <text:p text:style-name="P386">type - <text:span text:style-name="T341">If absent this implies <text:s/>file. The only other supported value at this point is </text:span>‘java’ <text:span text:style-name="T344">which means that the first argument is a class na</text:span><text:span text:style-name="T345">m</text:span><text:span text:style-name="T344">e.</text:span></text:p>
      <text:p text:style-name="P387"><text:span text:style-name="T344">N</text:span><text:span text:style-name="T162">ote that you can also load modules at start up via the configuration file. You should look in the documentation there for more information.</text:span></text:p>
      <text:p text:style-name="P329">Output</text:p>
      <text:p text:style-name="P379">A true if it succeeds and false otherwise (or an error message).</text:p>
      <text:p text:style-name="P330">Examples</text:p>
      <text:p text:style-name="Preformatted_20_Text"><text:s text:c="3"/>load_module('/home/bob/qdl/modules/mega_module.qdl');</text:p>
      <text:p text:style-name="Preformatted_20_Text"/>
      <text:p text:style-name="Text_20_body">Would l<text:span text:style-name="T221">oad the given module. </text:span></text:p>
      <text:p text:style-name="Heading">Loading a Java module</text:p>
      <text:p text:style-name="P389">The example loader ships with QDL, so you may always import that. To do so issue the following:</text:p>
      <text:p text:style-name="Preformatted_20_Text"><text:s text:c="2"/>load_module('edu.uiuc.ncsa.qdl.extensions.example.QDLLoaderImpl', 'java')</text:p>
      <text:p text:style-name="Preformatted_20_Text">true</text:p>
      <text:p text:style-name="Text_20_body"/>
      <text:p text:style-name="P389">To check that it was imported, we ask the workspace, import it and then check again.</text:p>
      <text:p text:style-name="Preformatted_20_Text"><text:s text:c="2"/>)modules</text:p>
      <text:p text:style-name="Preformatted_20_Text">qdl:/examples/java</text:p>
      <text:p text:style-name="Preformatted_20_Text"><text:s text:c="2"/>)modules imports</text:p>
      <text:p text:style-name="Preformatted_20_Text">(no imports)</text:p>
      <text:p text:style-name="Preformatted_20_Text"><text:s text:c="2"/>import('qdl:/examples/java')</text:p>
      <text:p text:style-name="Preformatted_20_Text">true</text:p>
      <text:p text:style-name="Text_20_body"/>
      <text:p text:style-name="P389">If it imported correctly, it should hav a brought in a single command.</text:p>
      <text:p text:style-name="Preformatted_20_Text"><text:s text:c="2"/>)funcs</text:p>
      <text:p text:style-name="Preformatted_20_Text">java#concat(2)</text:p>
      <text:h text:style-name="P403" text:outline-level="1"/>
      <text:h text:style-name="P404" text:outline-level="1"><text:bookmark-start text:name="__RefHeading___Toc490_3277173355"/>Built-in function <text:span text:style-name="T212">reference</text:span><text:bookmark-end text:name="__RefHeading___Toc490_3277173355"/></text:h>
      <text:p text:style-name="P6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13" text:outline-level="3"><text:bookmark-start text:name="__RefHeading___Toc500_3277173355"/><text:span text:style-name="T153">c</text:span>ontains<text:bookmark-end text:name="__RefHeading___Toc500_3277173355"/></text:h>
      <text:p text:style-name="P311">Description</text:p>
      <text:p text:style-name="P65">To find if a string contains another string</text:p>
      <text:p text:style-name="P311">Usage</text:p>
      <text:p text:style-name="Preformatted_20_Text">contains(source, snippets <text:span text:style-name="T192">[, case_sensitive]</text:span>)</text:p>
      <text:p text:style-name="P311">Arguments</text:p>
      <text:p text:style-name="P65"><text:span text:style-name="T128">source</text:span> – a string or stem of strings that is the target of the search.</text:p>
      <text:p text:style-name="P65"><text:span text:style-name="T131">s</text:span><text:span text:style-name="T128">nippets</text:span> – a string or stem of strings that are what are being search for</text:p>
      <text:p text:style-name="P115"><text:span text:style-name="T128">case_</text:span><text:span text:style-name="T131">s</text:span><text:span text:style-name="T128">ensitive</text:span> – (optional) if this is <text:span text:style-name="T2">true</text:span> (default) then the check is done respecting case. If it is <text:span text:style-name="T2">false</text:span><text:span text:style-name="T44"> then the matching is done after converting the arguments to lower case. (Note that the original values are never altered.) <text:s/></text:span></text:p>
      <text:p text:style-name="P311">Output</text:p>
      <text:p text:style-name="P66">A scalar or stem (if the arguments were stems) if the snippet(s) was (were) found. <text:span text:style-name="T155">Note that</text:span></text:p>
      <text:list xml:id="list4124060141" text:style-name="L5">
        <text:list-item>
          <text:p text:style-name="P354">source a scalar, snippet a scalar → result is a simple boolean</text:p>
        </text:list-item>
        <text:list-item>
          <text:p text:style-name="P354">source a scalar, snippet a stem → result is a stem with identical keys to the snippet and with boolean entries</text:p>
        </text:list-item>
        <text:list-item>
          <text:p text:style-name="P354">source a stem, snippet a stem, → result is a stem with identical keys to the source and boolean entries. </text:p>
        </text:list-item>
        <text:list-item>
          <text:p text:style-name="P354">Both stems, the result is conformable to the left argument and the right. In other words, to be in the result, only entries with matching keys are tested. </text:p>
        </text:list-item>
      </text:list>
      <text:p text:style-name="P334">Examples</text:p>
      <text:p text:style-name="P54">Example 1.</text:p>
      <text:p text:style-name="Preformatted_20_Text"><text:s text:c="4"/>a := 'What light through yon window breaks?';</text:p>
      <text:p text:style-name="Preformatted_20_Text"><text:s text:c="4"/>contains(a , 'Juliette');</text:p>
      <text:p text:style-name="Preformatted_20_Text"/>
      <text:p text:style-name="P32"><text:soft-page-break/><text:span text:style-name="T56">returns </text:span><text:span text:style-name="T148">false</text:span><text:span text:style-name="T56">, since there is no string '</text:span><text:span text:style-name="T148">Juliette'</text:span><text:span text:style-name="T56"> in the first string.</text:span></text:p>
      <text:p text:style-name="P54">Example 2.</text:p>
      <text:p text:style-name="Preformatted_20_Text"><text:s text:c="4"/>source := '<text:span text:style-name="T154">the rain in Spain';</text:span></text:p>
      <text:p text:style-name="P241"><text:s text:c="4"/>snippet.<text:span text:style-name="T155">article</text:span> := 'the';</text:p>
      <text:p text:style-name="P241"><text:s text:c="4"/>snippet.1 := 'in';</text:p>
      <text:p text:style-name="P241"><text:s text:c="4"/>snippet.2 := 'Portugal';</text:p>
      <text:p text:style-name="P241"><text:s text:c="4"/>output. := contains(source, snippet.);</text:p>
      <text:p text:style-name="P241"/>
      <text:p text:style-name="P241"><text:s text:c="4"/>output.<text:span text:style-name="T155">article</text:span> == true;</text:p>
      <text:p text:style-name="P241"><text:s text:c="4"/>output.1 == true;</text:p>
      <text:p text:style-name="P241"><text:s text:c="4"/>output.2 == false;</text:p>
      <text:p text:style-name="P241"/>
      <text:p text:style-name="P67">Example 3.</text:p>
      <text:p text:style-name="Preformatted_20_Text"><text:s text:c="4"/>source.foo := 'bar';</text:p>
      <text:p text:style-name="Preformatted_20_Text"><text:s text:c="4"/>source.fnord := 'baz';</text:p>
      <text:p text:style-name="P242"><text:s text:c="4"/>source.woof := 'arf';</text:p>
      <text:p text:style-name="P24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67">In this case, only the corresponding keys are checked if <text:span text:style-name="T32">both</text:span><text:span text:style-name="T88"> arguments are stem variables. </text:span></text:p>
      <text:h text:style-name="P414" text:outline-level="3"><text:bookmark-start text:name="__RefHeading___Toc502_3277173355"/>index_of<text:bookmark-end text:name="__RefHeading___Toc502_3277173355"/></text:h>
      <text:p text:style-name="P311">Description</text:p>
      <text:p text:style-name="P69">This finds the position of the target in the source. If the target is not in the source, then the result is -1. </text:p>
      <text:p text:style-name="P311">Usage</text:p>
      <text:p text:style-name="Preformatted_20_Text">index_of(source, snippet <text:span text:style-name="T193">[,caseSensitive]</text:span>)</text:p>
      <text:p text:style-name="P311">Arguments</text:p>
      <text:p text:style-name="P70"><text:span text:style-name="T128">source</text:span> – a scalar or stem variable.</text:p>
      <text:p text:style-name="P70"><text:span text:style-name="T131">s</text:span><text:span text:style-name="T128">nippet</text:span> – a scalar or stem variable.</text:p>
      <text:p text:style-name="P116"><text:span text:style-name="T128">case_sensitive</text:span> – (Optional) a boolean that if <text:span text:style-name="T2">true</text:span><text:span text:style-name="T44"> will check for case and if false will check against the arguments as all lower case.</text:span></text:p>
      <text:p text:style-name="P311">Output</text:p>
      <text:p text:style-name="P70">if both are strings, the result is the first index of where the snippet starts in the source. <text:span text:style-name="T158">If one is a stem and the other a scalar, the result is conformable to the stem and the operation is applied to each element of the stem. If both are stems, then only corresponding keys are checked. </text:span></text:p>
      <text:p text:style-name="P335"><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1"/>
      <text:p text:style-name="P380"><text:span text:style-name="T27">i.e.,</text:span><text:span text:style-name="T82"> it </text:span><text:span text:style-name="T352">returns a stem variable, which has one entry, the common key and the index, so </text:span><text:span text:style-name="T27">darkness</text:span><text:span text:style-name="T82"> is found starting at index 11 in </text:span><text:span text:style-name="T27">sourceStem.</text:span></text:p>
      <text:h text:style-name="P415" text:outline-level="3"><text:bookmark-start text:name="__RefHeading___Toc657_3277173355"/>insert<text:bookmark-end text:name="__RefHeading___Toc657_3277173355"/></text:h>
      <text:p text:style-name="P327">Description</text:p>
      <text:p text:style-name="P77">Insert a given string at a given position of another string</text:p>
      <text:p text:style-name="P327">Usage</text:p>
      <text:p text:style-name="Preformatted_20_Text">insert(source, snippet, index)</text:p>
      <text:p text:style-name="P327">Arguments</text:p>
      <text:p text:style-name="P77"><text:span text:style-name="T128">source</text:span> – the string to be updated</text:p>
      <text:p text:style-name="P77"><text:span text:style-name="T128">snippet</text:span> – the string to insert</text:p>
      <text:p text:style-name="P77"><text:span text:style-name="T128">index</text:span> – the position in the source string to insert the snippet</text:p>
      <text:p text:style-name="P327">Output</text:p>
      <text:p text:style-name="P77">The updated string.</text:p>
      <text:p text:style-name="P327">Examples</text:p>
      <text:p text:style-name="P265"><text:s text:c="4"/>insert('abcd', 'foo', 2)</text:p>
      <text:p text:style-name="P265">abfoocd</text:p>
      <text:p text:style-name="P77"/>
      <text:p text:style-name="P77">This also works for stem variables</text:p>
      <text:h text:style-name="P417" text:outline-level="3"><text:bookmark-start text:name="__RefHeading___Toc515_3277173355"/><text:soft-page-break/>to_lower, to_upper<text:bookmark-end text:name="__RefHeading___Toc515_3277173355"/></text:h>
      <text:p text:style-name="P314">Description</text:p>
      <text:p text:style-name="P72">This will convert the case of a string to all upper or lower case respectively.</text:p>
      <text:p text:style-name="P315">Usage</text:p>
      <text:p text:style-name="Preformatted_20_Text">to_lower(arg), <text:span text:style-name="T227">to_upper(arg)</text:span></text:p>
      <text:p text:style-name="P315">Arguments</text:p>
      <text:p text:style-name="P73"><text:span text:style-name="T128">arg</text:span> – either a string or a stem variable of strings. Non-strings are ignored.</text:p>
      <text:p text:style-name="P314">Output</text:p>
      <text:p text:style-name="P73">A conformable argument of strings. </text:p>
      <text:p text:style-name="P31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6"/>
      <text:h text:style-name="P418" text:outline-level="3"><text:bookmark-start text:name="__RefHeading___Toc517_3277173355"/>replace<text:bookmark-end text:name="__RefHeading___Toc517_3277173355"/></text:h>
      <text:p text:style-name="P312">Description</text:p>
      <text:p text:style-name="P74">Replace every occur<text:span text:style-name="T224">re</text:span>nce of a string by another</text:p>
      <text:p text:style-name="P312">Usage</text:p>
      <text:p text:style-name="Preformatted_20_Text">replace(source, old, new)</text:p>
      <text:p text:style-name="P312">Arguments</text:p>
      <text:p text:style-name="P74"><text:span text:style-name="T128">source</text:span> – the original string or stem of strings</text:p>
      <text:p text:style-name="P74"><text:span text:style-name="T128">old</text:span> – the current string</text:p>
      <text:p text:style-name="P74"><text:span text:style-name="T128">new</text:span> – the new string.</text:p>
      <text:p text:style-name="P7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2"><text:soft-page-break/>Output</text:p>
      <text:p text:style-name="P203">The updated string</text:p>
      <text:p text:style-name="P312">Examples</text:p>
      <text:p text:style-name="P75">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49"/>
      <text:p text:style-name="P149">The resulting output is a stem (becau<text:span text:style-name="T159">s</text:span>e an input is) <text:span text:style-name="T353">with the common index of </text:span><text:span text:style-name="T28">bind</text:span><text:span text:style-name="T83"> </text:span><text:span text:style-name="T353"><text:s/></text:span><text:s/></text:p>
      <text:p text:style-name="Text_20_body">W<text:span text:style-name="T159">hy is this? Because the only key that the two stems have in common is 'bind' and that is applied to replace 'darkness' with the new value of 'two'.</text:span></text:p>
      <text:h text:style-name="P419" text:outline-level="3"><text:bookmark-start text:name="__RefHeading___Toc494_32771733551"/>substring<text:bookmark-end text:name="__RefHeading___Toc494_32771733551"/></text:h>
      <text:p text:style-name="P326">Description</text:p>
      <text:p text:style-name="P150">Return the substring of an argument beginning at the <text:span text:style-name="T7">n</text:span><text:span text:style-name="T56">th position.</text:span></text:p>
      <text:p text:style-name="P326">Usage</text:p>
      <text:p text:style-name="P270">substring(arg, n [,length] [,pad<text:span text:style-name="T225">ding</text:span>])</text:p>
      <text:p text:style-name="P326">Arguments</text:p>
      <text:p text:style-name="Preformatted_20_Text">arg – the string or stem of strings to be acted up</text:p>
      <text:p text:style-name="Text_20_body"><text:span text:style-name="T128">n</text:span> - the start position in each string</text:p>
      <text:p text:style-name="P150"><text:span text:style-name="T127">length</text:span> (optional) – the number of characters to return. Note that if this is omitted, the rest of the string is returned. If it is longer than the length of the string, only the rest of the string is returned <text:span text:style-name="T7">unless</text:span><text:span text:style-name="T56"> the </text:span><text:span text:style-name="T7">pad</text:span><text:span text:style-name="T56"> argument is given.</text:span></text:p>
      <text:p text:style-name="P150"><text:span text:style-name="T148">padding</text:span><text:span text:style-name="T56"> – a string that is used cyclically as the source for padding. </text:span></text:p>
      <text:p text:style-name="P326">Output</text:p>
      <text:p text:style-name="P150">The substring. <text:s/>Notice that this behaves somewhat differently than in some other languages in that it may be used to make results longer than the original argument.</text:p>
      <text:p text:style-name="P326"><text:soft-page-break/>Examples</text:p>
      <text:p text:style-name="P151">A basic example. Remember that the first index of a string is 0, so <text:span text:style-name="T7">n</text:span><text:span text:style-name="T56"> = 2 means the substring starts on the </text:span><text:span text:style-name="T7">third</text:span><text:span text:style-name="T56"> character.</text:span></text:p>
      <text:p text:style-name="Preformatted_20_Text"><text:s text:c="4"/>a := 'abcd';</text:p>
      <text:p text:style-name="Preformatted_20_Text"><text:s text:c="4"/><text:span text:style-name="T226">say(substring(a,2));</text:span></text:p>
      <text:p text:style-name="P271">cd</text:p>
      <text:p text:style-name="Text_20_body"><text:line-break/>To <text:span text:style-name="T226">use the padding feature</text:span></text:p>
      <text:p text:style-name="P271"/>
      <text:p text:style-name="Preformatted_20_Text"><text:s text:c="4"/>say(substring(a,3,10,'.')); <text:s text:c="3"/></text:p>
      <text:p text:style-name="Preformatted_20_Text">d...…</text:p>
      <text:p text:style-name="P151"><text:line-break/>And do note that the <text:span text:style-name="T7">padding</text:span><text:span text:style-name="T56"> need not just be a character, but will be repeated as needed:</text:span></text:p>
      <text:p text:style-name="Preformatted_20_Text"><text:s text:c="4"/>say(substring(a,1,20,'&lt;&gt;'));</text:p>
      <text:p text:style-name="Preformatted_20_Text">bcd&lt;&gt;&lt;&gt;&lt;&gt;&lt;&gt;&lt;&gt;&lt;&gt;&lt;&gt;&lt;&gt;&lt;</text:p>
      <text:p text:style-name="P15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26">d. := </text:span>substring(b., 0, 15,'.');</text:p>
      <text:p text:style-name="Preformatted_20_Text"><text:s text:c="4"/>while[for_next(j,3)]do[say(d.j);];</text:p>
      <text:p text:style-name="Preformatted_20_Text">once upon......</text:p>
      <text:p text:style-name="Preformatted_20_Text">a midnight.....</text:p>
      <text:p text:style-name="Preformatted_20_Text">dreary.........</text:p>
      <text:h text:style-name="P420" text:outline-level="3"><text:bookmark-start text:name="__RefHeading___Toc659_3277173355"/>tokenize<text:bookmark-end text:name="__RefHeading___Toc659_3277173355"/></text:h>
      <text:p text:style-name="P327">Description</text:p>
      <text:p text:style-name="P102">This will take a string and and delimiter then split the string using the delimiter. </text:p>
      <text:p text:style-name="P327">Usage</text:p>
      <text:p text:style-name="Preformatted_20_Text">tokenize(arg, delimiter)</text:p>
      <text:p text:style-name="P327">Arguments</text:p>
      <text:p text:style-name="P102"><text:span text:style-name="T128">arg</text:span> – either a string or stem of strings</text:p>
      <text:p text:style-name="P327">Output</text:p>
      <text:p text:style-name="P102">If <text:span text:style-name="T7">arg</text:span> is a string, then a list of tokens. If <text:span text:style-name="T7">arg</text:span> is a stem, then a stem of stems. Remember that the keys are preserved if the argument is a stem and a simple list (keys are 0, 1,…) if a string. </text:p>
      <text:p text:style-name="P318">Examples</text:p>
      <text:p text:style-name="P102">A simple example</text:p>
      <text:p text:style-name="P265"><text:soft-page-break/><text:s text:c="4"/>say(tokenize('ab,de,ef,',','));</text:p>
      <text:p text:style-name="P265">{0=ab, 1=de, 2=ef}</text:p>
      <text:p text:style-name="P102"/>
      <text:p text:style-name="P102">An example tokenizing a stem variable.</text:p>
      <text:p text:style-name="P265"><text:s text:c="4"/>q.foo := 'asd fgh';</text:p>
      <text:p text:style-name="P265"><text:s text:c="4"/>q.bar := 'qwe rty';</text:p>
      <text:p text:style-name="P265"><text:s text:c="4"/>say(tokenize(q., ' '));</text:p>
      <text:p text:style-name="P265">{bar={0=qwe, 1=rty}, foo={0=asd, 1=fgh}}</text:p>
      <text:p text:style-name="P102"/>
      <text:p text:style-name="P102">Tokenizer only works on strings. Here is the result of attempting to tokenize an integer.</text:p>
      <text:p text:style-name="P265"><text:s text:c="4"/>say(tokenize(12345, '1'));</text:p>
      <text:p text:style-name="P265">12345</text:p>
      <text:p text:style-name="P102"><text:line-break/>In this case, the argument is returned unchanged. </text:p>
      <text:h text:style-name="P416" text:outline-level="3"><text:bookmark-start text:name="__RefHeading___Toc519_3277173355"/>t<text:span text:style-name="T156">rim</text:span><text:bookmark-end text:name="__RefHeading___Toc519_3277173355"/></text:h>
      <text:p text:style-name="P313">Description</text:p>
      <text:p text:style-name="P68">Trim trailing space from both ends of a string. <text:span text:style-name="T157">One point to note is that since stem variables can contain stem variable, this only operates at the top-level and if you wish to trim included stems you must do so directly. This prevents “predictable but unwanted behavior.”</text:span></text:p>
      <text:p text:style-name="P313">Usage</text:p>
      <text:p text:style-name="Preformatted_20_Text">trim(arg)</text:p>
      <text:p text:style-name="P313">Arguments</text:p>
      <text:p text:style-name="P68">arg is either a string or a stem of strings. This function has no effect on non-strings.</text:p>
      <text:p text:style-name="P313">Output</text:p>
      <text:p text:style-name="P68">A result conformable to its argument.</text:p>
      <text:p text:style-name="P313">Examples</text:p>
      <text:p text:style-name="P68"><text:span text:style-name="T157">An e</text:span>xample </text:p>
      <text:p text:style-name="Preformatted_20_Text"><text:s text:c="4"/>a := ' <text:s text:c="2"/>blanks <text:s text:c="2"/>';</text:p>
      <text:p text:style-name="Preformatted_20_Text">'<text:span text:style-name="T156">blanks' == </text:span>trim(a);</text:p>
      <text:p text:style-name="Text_20_body"><text:line-break/>Another example, using a mixed stem variable.</text:p>
      <text:p text:style-name="P24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oft-page-break/><text:s text:c="4"/>my_stem.1 == -42; // unchanged.</text:p>
      <text:h text:style-name="P421" text:outline-level="3"><text:bookmark-start text:name="__RefHeading___Toc6459_212472510"/>vdecode<text:bookmark-end text:name="__RefHeading___Toc6459_212472510"/></text:h>
      <text:p text:style-name="Heading">Description</text:p>
      <text:p text:style-name="P216">Decode and encoded variable name. All escaped characters are unescaped. <text:span text:style-name="T5">Note</text:span><text:span text:style-name="T55"> this does support UTF-8 encodings of all characters implicitly. </text:span><text:s/></text:p>
      <text:p text:style-name="Heading">Usage </text:p>
      <text:p text:style-name="Preformatted_20_Text">vdecode(<text:span text:style-name="T308">arg</text:span>)</text:p>
      <text:p text:style-name="Heading">Arguments </text:p>
      <text:p text:style-name="P217"><text:span text:style-name="T140">arg</text:span> – the String to be decoded. Note that <text:span text:style-name="T284">not every string can be decoded! Since escaped characters are of the form $xy where x and y are hexadecimal numbers, it is possible to make illegal escapes, </text:span><text:span text:style-name="T20">e.g., </text:span><text:span text:style-name="T78">$$$ will most certainly fail</text:span><text:span text:style-name="T284"> </text:span></text:p>
      <text:p text:style-name="Heading">Output</text:p>
      <text:p text:style-name="P216">The decoded string. </text:p>
      <text:p text:style-name="Heading">Examples <text:s/></text:p>
      <text:p text:style-name="P297"><text:s text:c="2"/>vdecode('$26$2A$28$26$25$23')</text:p>
      <text:p text:style-name="P297">&amp;*(&amp;%#</text:p>
      <text:p text:style-name="P218"><text:line-break/>An example of a name that cannot be decoded. This is, of course, because escaped values are of the form $xy where x and y are hexadecimal numbers:</text:p>
      <text:p text:style-name="P29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4"><text:line-break/>(This example was chosen because these two characters can get swapped if the encodings are not carefully handled, so this shows that a well-known edge case is handled correctly. And no, I have no idea what these characters represent.)</text:p>
      <text:p text:style-name="P385">Finally, a little Vietnamese <text:span text:style-name="T360">(first line of </text:span><text:span text:style-name="T31">The Tale of Kieu.</text:span><text:span text:style-name="T86">) which is very hard to repre</text:span><text:span text:style-name="T87">se</text:span><text:span text:style-name="T86">nt in strings</text:span>:</text:p>
      <text:p text:style-name="Preformatted_20_Text"><text:bookmark-start text:name="__DdeLink__9792_189047918"/><text:s text:c="2"/>a :='Trăm năm trong cõi người ta, Chữ tài chữ mệnh khéo là ghét nhau.'</text:p>
      <text:p text:style-name="Preformatted_20_Text"><text:soft-page-break/><text:s text:c="2"/>a == vdecode(vencode(a))</text:p>
      <text:p text:style-name="Preformatted_20_Text">true<text:bookmark-end text:name="__DdeLink__9792_189047918"/></text:p>
      <text:h text:style-name="P421" text:outline-level="3"><text:bookmark-start text:name="__RefHeading___Toc6461_212472510"/>vencode<text:bookmark-end text:name="__RefHeading___Toc6461_212472510"/></text:h>
      <text:p text:style-name="Heading">Description</text:p>
      <text:p text:style-name="P216">Encode a string, escaping all characters that are not legal for a variable name. This is done by using the standard URL escape specification (where every escaped character is replaced with a % and s 2 digit hexadecimal code), but using a $ in place of the %. <text:span text:style-name="T288">We have to do this in variable names since % represents integer division in QDL. </text:span>So for instance, the blank ' ' escapes to %20 which in turn we would represent as $20. </text:p>
      <text:p text:style-name="P216">The reason for this is interoperability, mostly with JSON. If we are going to export variables (such as stems) the stem names are, in point of fact, legal variable names <text:span text:style-name="T288">and will be resolved against the symbol table</text:span>. In the case of JSON, these correspond to the property names, which are simple strings and may contain illegal characters. So if we have a JSON object</text:p>
      <text:p text:style-name="P296">{“p:/*/q#”,”woof”}</text:p>
      <text:p text:style-name="P216"><text:s/></text:p>
      <text:p text:style-name="P219"><text:span text:style-name="T284">This cannot be turned in to a stem without some change to the property name of </text:span><text:span text:style-name="T137">p:/*/q#</text:span><text:span text:style-name="T284">. This function will escape everything and return </text:span><text:span text:style-name="T137">p$3A$2F$2A$2Fq$23</text:span><text:span text:style-name="T284"> which can be turned back in to the original using the vdecode function.</text:span></text:p>
      <text:p text:style-name="Heading">Usage </text:p>
      <text:p text:style-name="Preformatted_20_Text">vencode(arg)</text:p>
      <text:p text:style-name="Heading">Arguments </text:p>
      <text:p text:style-name="P218"><text:span text:style-name="T128">arg</text:span> – <text:s/>the string for which all illegal variable characters will be escaped.</text:p>
      <text:p text:style-name="Heading">Output</text:p>
      <text:p text:style-name="P218">A that is a legal variable name in QDL. Note that every string input can be encoded this way.</text:p>
      <text:p text:style-name="Heading">Examples </text:p>
      <text:p text:style-name="P297"><text:s text:c="2"/>vencode('&amp;*(&amp;%#')</text:p>
      <text:p text:style-name="P297">$26$2A$28$26$25$23</text:p>
      <text:h text:style-name="Heading_20_2" text:outline-level="2"><text:bookmark-start text:name="__RefHeading___Toc524_3277173355"/>Math functions<text:bookmark-end text:name="__RefHeading___Toc524_3277173355"/></text:h>
      <text:h text:style-name="P422" text:outline-level="3"><text:bookmark-start text:name="__RefHeading___Toc526_3277173355"/>abs<text:bookmark-end text:name="__RefHeading___Toc526_3277173355"/></text:h>
      <text:p text:style-name="P316">Description</text:p>
      <text:p text:style-name="P78">Find the absolute value of a number</text:p>
      <text:p text:style-name="P316"><text:soft-page-break/>Usage</text:p>
      <text:p text:style-name="Preformatted_20_Text">abs(<text:span text:style-name="T161">arg</text:span>)</text:p>
      <text:p text:style-name="P316">Arguments</text:p>
      <text:p text:style-name="P84"><text:span text:style-name="T128">arg</text:span> – a number or a stem filled with numbers.</text:p>
      <text:p text:style-name="P316">Output</text:p>
      <text:p text:style-name="P83">If a single number, the absolute value of that number. If a stem of numbers, the absolute value of all of them.</text:p>
      <text:p text:style-name="P316">Examples</text:p>
      <text:p text:style-name="P246"><text:s text:c="4"/>say(abs(-123));</text:p>
      <text:p text:style-name="P272"><text:span text:style-name="T357">123</text:span></text:p>
      <text:h text:style-name="P423" text:outline-level="3"><text:bookmark-start text:name="__RefHeading___Toc661_3277173355"/>date_ms, date_iso<text:bookmark-end text:name="__RefHeading___Toc661_3277173355"/></text:h>
      <text:p text:style-name="P328">Description</text:p>
      <text:p text:style-name="P105">Compute and convert dates between milliseconds and the ISO 8601 standard format.</text:p>
      <text:p text:style-name="P328">Usage</text:p>
      <text:p text:style-name="Preformatted_20_Text">date_ms(<text:span text:style-name="T228">[arg]</text:span>)</text:p>
      <text:p text:style-name="Preformatted_20_Text">date_iso(<text:span text:style-name="T228">[arg]</text:span>)</text:p>
      <text:p text:style-name="P328">Arguments</text:p>
      <text:p text:style-name="P105">either none, an argument or stem of arguments.</text:p>
      <text:p text:style-name="P152">None:</text:p>
      <text:p text:style-name="P152"><text:span text:style-name="T128">date_ms()</text:span> – <text:span text:style-name="T175">returns the current time in milliseconds</text:span></text:p>
      <text:p text:style-name="P105"><text:span text:style-name="T128">date_iso() </text:span>– returns the current time in ISO 8601 format.</text:p>
      <text:p text:style-name="P152">A single argument</text:p>
      <text:p text:style-name="P105"><text:span text:style-name="T128">date_ms(arg)</text:span> -- if <text:span text:style-name="T7">arg</text:span> is in ms, return it, otherwise convert it to ISO format</text:p>
      <text:p text:style-name="P105"><text:span text:style-name="T128">date_iso(arg) </text:span>– <text:s/>if <text:span text:style-name="T7">arg </text:span>is ISO format, convert it to ms. Otherwise return it.</text:p>
      <text:p text:style-name="P328">Output</text:p>
      <text:p text:style-name="P105">The date in the appropriate format.</text:p>
      <text:p text:style-name="P321">Examples</text:p>
      <text:p text:style-name="P266"><text:s text:c="4"/>say(date_iso());</text:p>
      <text:p text:style-name="P266">2020-01-18T22:10:38.250Z</text:p>
      <text:p text:style-name="P266"><text:soft-page-break/></text:p>
      <text:p text:style-name="P266"><text:s text:c="4"/>say(date_ms('2020-01-18T22:10:38.250Z'));</text:p>
      <text:p text:style-name="P266">1579385438250</text:p>
      <text:p text:style-name="P266"/>
      <text:p text:style-name="P247"><text:s text:c="4"/>say(date_ms(1579385438250));</text:p>
      <text:p text:style-name="P247">1579385438250</text:p>
      <text:h text:style-name="P424" text:outline-level="3"><text:bookmark-start text:name="__RefHeading___Toc663_3277173355"/>decode_b64<text:bookmark-end text:name="__RefHeading___Toc663_3277173355"/></text:h>
      <text:p text:style-name="P328">Description</text:p>
      <text:p text:style-name="P90">Decode an encoded string. The result will be a simple string, <text:span text:style-name="T168">so if the original is binary, you will see gibberish.</text:span></text:p>
      <text:p text:style-name="P328">Usage</text:p>
      <text:p text:style-name="Preformatted_20_Text">decode_b64(arg)</text:p>
      <text:p text:style-name="P328">Arguments</text:p>
      <text:p text:style-name="P91"><text:span text:style-name="T128">arg</text:span> – may be a string or a stem of strings. Each string will be decoded.</text:p>
      <text:p text:style-name="P328">Output</text:p>
      <text:p text:style-name="P91">The decoded string</text:p>
      <text:p text:style-name="P328">Examples</text:p>
      <text:p text:style-name="Preformatted_20_Text"><text:s text:c="4"/>say(<text:span text:style-name="T169">d</text:span>ecode_b64('VGhlIHF1aWNrIGJyb3duIGZveCBqdW1wcyBvdmVyIHRoZSBsYXp5IGRvZw');</text:p>
      <text:p text:style-name="Preformatted_20_Text">The quick brown fox jumps over the lazy dog</text:p>
      <text:h text:style-name="P425" text:outline-level="3"><text:bookmark-start text:name="__RefHeading___Toc534_3277173355"/>encode_b64<text:bookmark-end text:name="__RefHeading___Toc534_3277173355"/></text:h>
      <text:p text:style-name="P328">Description</text:p>
      <text:p text:style-name="P88">Encode a string in base 64. The returned string is URL safe.</text:p>
      <text:p text:style-name="P328">Usage</text:p>
      <text:p text:style-name="Preformatted_20_Text">encode_b64(arg)</text:p>
      <text:p text:style-name="P328">Arguments</text:p>
      <text:p text:style-name="P89"><text:span text:style-name="T128">arg</text:span> – <text:s/>a string or it may be a stem of strings.</text:p>
      <text:p text:style-name="P328">Output</text:p>
      <text:p text:style-name="P89">If a single argument, it will be base 64 encoded. If a stem, each element will be. Non-strings are not changed.</text:p>
      <text:p text:style-name="P328"><text:soft-page-break/>Examples</text:p>
      <text:p text:style-name="P266"><text:s text:c="4"/>say(encode_b64('The quick brown fox jumps over the lazy dog');</text:p>
      <text:p text:style-name="P247">VGhlIHF1aWNrIGJyb3duIGZveCBqdW1wcyBvdmVyIHRoZSBsYXp5IGRvZw</text:p>
      <text:h text:style-name="P426" text:outline-level="3"><text:bookmark-start text:name="__RefHeading___Toc665_3277173355"/>from_hex<text:bookmark-end text:name="__RefHeading___Toc665_3277173355"/></text:h>
      <text:p text:style-name="P328">Description</text:p>
      <text:p text:style-name="P93">Take a hexadecimal representation of a string and convert it back</text:p>
      <text:p text:style-name="P328">Usage</text:p>
      <text:p text:style-name="Preformatted_20_Text">from_hex(arg)</text:p>
      <text:p text:style-name="P328">Arguments</text:p>
      <text:p text:style-name="P93"><text:span text:style-name="T128">arg</text:span> -- a hexadecimal string or a stem of them.</text:p>
      <text:p text:style-name="P328">Output</text:p>
      <text:p text:style-name="P362">The string that corresponds to this argument or a stem of them (if the argument was a stem). <text:span text:style-name="T36">Note</text:span><text:span text:style-name="T108"> that </text:span><text:span text:style-name="T110">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42">n</text:span><text:span text:style-name="T110">/3 characters and since this is only exact when </text:span><text:span text:style-name="T42">n</text:span><text:span text:style-name="T110"> is divisible by 3, there is some padding. 8 bytes will give you 11 characters. <text:s text:c="2"/></text:span></text:p>
      <text:p text:style-name="P328">Examples</text:p>
      <text:p text:style-name="P266">say(<text:span text:style-name="T170">from</text:span>_hex('54686520717569636b2062726f776e20666f78206a756d7073206f76657220746865206c617a7920646f67'));</text:p>
      <text:p text:style-name="P247">The quick brown fox jumps over the lazy dog</text:p>
      <text:h text:style-name="P427" text:outline-level="3"><text:bookmark-start text:name="__RefHeading___Toc667_3277173355"/>hash<text:bookmark-end text:name="__RefHeading___Toc667_3277173355"/></text:h>
      <text:p text:style-name="P328">Description</text:p>
      <text:p text:style-name="P86">Calculates the SHA-1 digest of the arguments and returns the value as a hex string. <text:span text:style-name="T228">This means that the result is a fixed 20 byte result (and the resulting output is a hexadecimal string exactly 40 characters long, regardless of the size of the input string). This is used in various cryptographic applications.</text:span></text:p>
      <text:p text:style-name="P328">Usage</text:p>
      <text:p text:style-name="Preformatted_20_Text">hash(arg)</text:p>
      <text:p text:style-name="P328">Arguments</text:p>
      <text:p text:style-name="P86"><text:span text:style-name="T128">arg</text:span> – either a single string or a stem of strings.</text:p>
      <text:p text:style-name="P328"><text:soft-page-break/>Output</text:p>
      <text:p text:style-name="P87">A hex string <text:span text:style-name="T228">that is the hash</text:span>. <text:span text:style-name="T228">Note that while this is a hex string, it is most emphatically not the same as the output from the </text:span><text:span text:style-name="T132">to_hex</text:span><text:span text:style-name="T228"> function.</text:span> </text:p>
      <text:p text:style-name="P328">Examples</text:p>
      <text:p text:style-name="Preformatted_20_Text"><text:s text:c="4"/>say(hash('the quick brown fox jumps over the lazy dog'));</text:p>
      <text:p text:style-name="P266">2fd<text:span text:style-name="T167">4e1c67a2d28fced849ee1bb76e7391b93eb12</text:span></text:p>
      <text:p text:style-name="P247"/>
      <text:p text:style-name="P247"><text:s text:c="4"/>say(hash('the quick brown fox jumps over the lazy do');</text:p>
      <text:p text:style-name="P247">6186ce3119913cfabfe4b7952ba765b132948dd2</text:p>
      <text:p text:style-name="P152"><text:line-break/>A point to make about SHA-1 hashes is that even a tiny change in the input completely changes the output in very hard to guess ways. This is what makes them so useful <text:span text:style-name="T288">in </text:span><text:span text:style-name="T13">e.g.</text:span><text:span text:style-name="T74">, security</text:span>.</text:p>
      <text:h text:style-name="P428" text:outline-level="3"><text:bookmark-start text:name="__RefHeading___Toc558_3277173355"/>mod<text:bookmark-end text:name="__RefHeading___Toc558_3277173355"/></text:h>
      <text:p text:style-name="P320">Description</text:p>
      <text:p text:style-name="P103">Compute the modulus, <text:span text:style-name="T7">i.e.</text:span><text:span text:style-name="T56">, the remainder after long division, of two integer. <text:s/></text:span><text:span text:style-name="T58">Since there are currently only integers as allowed numbers, this is needed in cases where the remainder is required.</text:span></text:p>
      <text:p text:style-name="P320">Usage</text:p>
      <text:p text:style-name="Preformatted_20_Text">mod(a,b)</text:p>
      <text:p text:style-name="P320">Arguments</text:p>
      <text:p text:style-name="P104">a and b may be either scalars or stems. </text:p>
      <text:p text:style-name="P320">Output</text:p>
      <text:p text:style-name="P319">Examples</text:p>
      <text:p text:style-name="P103">To compute the simple remainder</text:p>
      <text:p text:style-name="Preformatted_20_Text"><text:s text:c="4"/>say(mod(27,4));</text:p>
      <text:p text:style-name="Preformatted_20_Text">3</text:p>
      <text:p text:style-name="P103">And sure enough 27/4 = 6 with a remainder of <text:span text:style-name="T2">3</text:span><text:span text:style-name="T44">.</text:span></text:p>
      <text:p text:style-name="P176">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79"/>
      <text:p text:style-name="P103">In this case, since 20 is even<text:span text:style-name="T174">l</text:span>y divisible by 4, the <text:span text:style-name="T173">modulus (aka </text:span>remainder<text:span text:style-name="T173">) </text:span>is 0.</text:p>
      <text:p text:style-name="Heading"><text:soft-page-break/>Another example</text:p>
      <text:p text:style-name="P382">Here is how to make 5 random integers in the range of <text:s/>-18 to 20:</text:p>
      <text:p text:style-name="P456"><text:s text:c="2"/>1 + mod(random(5),20)</text:p>
      <text:p text:style-name="P456">{0=16, 1=-13, 2=-7, 3=-12, 4=12}</text:p>
      <text:p text:style-name="Text_20_body"/>
      <text:p text:style-name="Text_20_body"><text:s/><text:span text:style-name="T354">(The random numbers are signed so the smallest using the mod function could be -19, adding 1 gives us -18.)</text:span></text:p>
      <text:p text:style-name="P383">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2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29"><text:span text:style-name="T128">new_value</text:span> (optional) if supplied, the new value for all non-exact decimal operations.</text:p>
      <text:p text:style-name="Heading">Output</text:p>
      <text:p text:style-name="P229">The current value.</text:p>
      <text:p text:style-name="Heading">Examples</text:p>
      <text:p text:style-name="P22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299">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429" text:outline-level="3"><text:bookmark-start text:name="__RefHeading___Toc528_3277173355"/><text:soft-page-break/>random<text:bookmark-end text:name="__RefHeading___Toc528_3277173355"/></text:h>
      <text:p text:style-name="P316">Description</text:p>
      <text:p text:style-name="P82">Generate either a single signed 64 bit random number (no argument) or a list of them.</text:p>
      <text:p text:style-name="P316">Usage</text:p>
      <text:p text:style-name="Preformatted_20_Text">random(<text:span text:style-name="T223">[n]</text:span>)</text:p>
      <text:p text:style-name="P316">Arguments</text:p>
      <text:p text:style-name="P81"><text:span text:style-name="T133">number</text:span><text:span text:style-name="T160"> (optional) -- the number of random values you want to generate.</text:span></text:p>
      <text:p text:style-name="P316">Output</text:p>
      <text:p text:style-name="P80">If there is no argument, a single random 64 bit number. If there is a number, <text:span text:style-name="T7">n</text:span>, <text:s/>supplied. Then a stem variable with indices 0,1,… n-1 containing 64 bit integers.</text:p>
      <text:p text:style-name="P316">Examples</text:p>
      <text:p text:style-name="P245"><text:s text:c="4"/>say(random());</text:p>
      <text:p text:style-name="P245">8781275837297675785</text:p>
      <text:p text:style-name="P245"/>
      <text:p text:style-name="P272"><text:s text:c="4"/>random(5)</text:p>
      <text:p text:style-name="P273">{0=992008599211413363, </text:p>
      <text:p text:style-name="P273"><text:s/>1=-923325524698236965, </text:p>
      <text:p text:style-name="P273"><text:s/>2=-538113564003975731, </text:p>
      <text:p text:style-name="P273"><text:s/>3=4402717987856179625, </text:p>
      <text:p text:style-name="P273"><text:s/>4=-7602891879941326663}</text:p>
      <text:p text:style-name="Text_20_body"><text:line-break/>Here is an example of generating a list of 10 random numbers between <text:span text:style-name="T243">1</text:span> and 10:</text:p>
      <text:p text:style-name="P284"/>
      <text:p text:style-name="P285"><text:s text:c="2"/>x. := 1+ abs(mod(random(10),11));</text:p>
      <text:p text:style-name="P285"><text:s text:c="2"/>say(x.);</text:p>
      <text:p text:style-name="P285">{0=4, 1=2, 2=5, 3=2, 4=5, 5=10, 6=9, 7=5, 8=9, 9=1}</text:p>
      <text:h text:style-name="P430" text:outline-level="3"><text:bookmark-start text:name="__RefHeading___Toc740_3277173355"/>random_string<text:bookmark-end text:name="__RefHeading___Toc740_3277173355"/></text:h>
      <text:p text:style-name="P316">Description</text:p>
      <text:p text:style-name="P85">Generate a random <text:s/>string. <text:span text:style-name="T315">There are random strings and there are random strings. I mean is that this will be pseudo-random (really best a computer can do) and it will be the correct number of bytes. The result will be base 64 encoded.</text:span> <text:s/><text:span text:style-name="T316">See note in </text:span><text:span text:style-name="T21">encode_b64</text:span><text:span text:style-name="T316"> about length of strings. Note especially that the first argument is the number of </text:span><text:span text:style-name="T22">bytes</text:span><text:span text:style-name="T79"> you want back, not the length of the string. </text:span></text:p>
      <text:p text:style-name="P316">Usage</text:p>
      <text:p text:style-name="Preformatted_20_Text">random_string(<text:span text:style-name="T312">[</text:span>n<text:span text:style-name="T312">[,count]]</text:span>)</text:p>
      <text:p text:style-name="P316"><text:soft-page-break/>Arguments</text:p>
      <text:p text:style-name="P85"><text:span text:style-name="T128">n</text:span> (optional) – gives the size in bytes. The default is 16 bytes = 128 bits. </text:p>
      <text:p text:style-name="P359"><text:span text:style-name="T128">count</text:span> (optional) – the number of strings to return. If this is larger than 1, then you will get a stem back.</text:p>
      <text:p text:style-name="P359">No arguments returns a single random string that is the default size.</text:p>
      <text:p text:style-name="P316">Output</text:p>
      <text:p text:style-name="P85">A <text:span text:style-name="T316">base 64 </text:span>string <text:span text:style-name="T317">that faithfully (url safe) encodes the bytes</text:span>. <text:s/><text:span text:style-name="T110"><text:s/></text:span><text:span text:style-name="T109"><text:s/></text:span></text:p>
      <text:p text:style-name="P31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13">16 bytes = 32</text:span> characters long (the default). <text:s/><text:span text:style-name="T317">Note that this is 22 characters long as 16*4/3 = 21.33333 rounds up to 22.</text:span></text:p>
      <text:p text:style-name="P447"/>
      <text:p text:style-name="Preformatted_20_Text"><text:s text:c="2"/>random_string(32)</text:p>
      <text:p text:style-name="Preformatted_20_Text">uf04ljhu90899QPHOMWsywxLafjsieU2nRtdeffhSvY</text:p>
      <text:p text:style-name="Text_20_body"><text:line-break/>Returns a single string that is 32 <text:span text:style-name="T313">bytes = 43 </text:span>characters long.</text:p>
      <text:p text:style-name="Preformatted_20_Text"/>
      <text:p text:style-name="Preformatted_20_Text"><text:s text:c="3"/>random_string(12,4)</text:p>
      <text:p text:style-name="P448">{0=2viCMZn17CCBcnX4, </text:p>
      <text:p text:style-name="P448"><text:s/>1=ktA6eYqUeoSbthQA, </text:p>
      <text:p text:style-name="P448"><text:s/>2=w9dWMTFGVfGsWnSj, </text:p>
      <text:p text:style-name="P448"><text:s/>3=6fdP8wdYNXzcQFT9} </text:p>
      <text:p text:style-name="P360"><text:line-break/>Returns 4 strings that are 1<text:span text:style-name="T317">2</text:span> <text:span text:style-name="T313">bytes = 16 </text:span>characters long.</text:p>
      <text:p text:style-name="Heading">An example where the result needs to be <text:span text:style-name="T317">a hex string</text:span>.</text:p>
      <text:p text:style-name="P361">In this example, we need a random, <text:span text:style-name="T335">hex </text:span>string that is <text:span text:style-name="T317">16</text:span> bytes long. Here's how to do it.</text:p>
      <text:p text:style-name="Preformatted_20_Text"><text:s text:c="2"/>to_hex(decode_b64(random_string(<text:span text:style-name="T317">16</text:span>)))</text:p>
      <text:p text:style-name="Preformatted_20_Text">efbfbdefbfbd3e7374efbfbd22efbfbdefbfbd06efbfbd10c69d2178</text:p>
      <text:h text:style-name="P445" text:outline-level="3"><text:span text:style-name="T314">to_hex</text:span></text:h>
      <text:p text:style-name="P316">Description</text:p>
      <text:p text:style-name="P92">Convert a string to its hexadecimal representation. <text:span text:style-name="T318">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316"><text:soft-page-break/>Usage</text:p>
      <text:p text:style-name="Preformatted_20_Text">to_hex(arg)</text:p>
      <text:p text:style-name="P316">Arguments</text:p>
      <text:p text:style-name="P92"><text:span text:style-name="T128">arg</text:span> – a string or a stem of strings. </text:p>
      <text:p text:style-name="P316">Output</text:p>
      <text:p text:style-name="P92">A string that is the hexadecimal representation of the underlying bytes for the string.</text:p>
      <text:p text:style-name="P316">Examples</text:p>
      <text:p text:style-name="P244"><text:s text:c="4"/>say(to_hex('The quick brown fox jumps over the lazy dog'));</text:p>
      <text:p text:style-name="P244">54686520717569636b2062726f776e20666f78206a756d7073206f76657220746865206c617a7920646f67</text:p>
      <text:h text:style-name="P431" text:outline-level="3"/>
      <text:h text:style-name="Heading_20_2" text:outline-level="2"><text:bookmark-start text:name="__RefHeading___Toc562_3277173355"/><text:span text:style-name="T215">Stem specific </text:span>functions<text:bookmark-end text:name="__RefHeading___Toc562_3277173355"/></text:h>
      <text:h text:style-name="P432" text:outline-level="3"><text:bookmark-start text:name="__RefHeading___Toc6378_212472510"/>box<text:bookmark-end text:name="__RefHeading___Toc6378_212472510"/></text:h>
      <text:p text:style-name="Heading">Description</text:p>
      <text:p text:style-name="P186">Take any set of variables and turn them in to a stem, their names becoming the keys. This removes them from the symbol table so the only access afterwards is as part of the stem. <text:span text:style-name="T248">See the function </text:span><text:span text:style-name="T11">unbox</text:span><text:span text:style-name="T70"> for the inverse of this.</text:span></text:p>
      <text:p text:style-name="Heading">Usage</text:p>
      <text:p text:style-name="Preformatted_20_Text">box(var0, var1, …);</text:p>
      <text:p text:style-name="Heading">Arguments</text:p>
      <text:p text:style-name="P187">There must be at least on argument. The arguments are variables that have been defined. These will be put in to a stem and removed from the symbol table. <text:span text:style-name="T319">Arguments may be scalars or stems.</text:span></text:p>
      <text:p text:style-name="Heading">Ouput</text:p>
      <text:p text:style-name="P187">A <text:span text:style-name="T7">true</text:span><text:span text:style-name="T56">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47">)vars</text:span></text:p>
      <text:p text:style-name="Preformatted_20_Text"><text:soft-page-break/>c.</text:p>
      <text:p text:style-name="P222"><text:line-break/>So a. and b. no longer are in the symbol table, but are in the stem:</text:p>
      <text:p text:style-name="Preformatted_20_Text"><text:s text:c="2"/>c.</text:p>
      <text:p text:style-name="P300">{</text:p>
      <text:p text:style-name="P300"><text:s/>b.={0=5, 1=6, 2=7, 3=8, 4=9}, </text:p>
      <text:p text:style-name="P300"><text:s/>a.={0=-5, 1=-4, 2=-3, 3=-2, 4=-1}</text:p>
      <text:p text:style-name="P300">}</text:p>
      <text:h text:style-name="P407" text:outline-level="3"><text:bookmark-start text:name="__RefHeading___Toc669_3277173355"/>exclude_keys<text:bookmark-end text:name="__RefHeading___Toc669_3277173355"/></text:h>
      <text:p text:style-name="P329">Description</text:p>
      <text:p text:style-name="P146">Remove a set of keys from a stem.</text:p>
      <text:p text:style-name="P329">Usage</text:p>
      <text:p text:style-name="Preformatted_20_Text">exclude_keys(stem1,, stem2.)</text:p>
      <text:p text:style-name="P329">Arguments</text:p>
      <text:p text:style-name="P146"><text:span text:style-name="T128">stem1.</text:span> = the target of this operation.</text:p>
      <text:p text:style-name="P146"><text:span text:style-name="T130">s</text:span><text:span text:style-name="T128">tem2. </text:span>= a list of keys to be removed. <text:span text:style-name="T222">Note that the </text:span><text:span text:style-name="T9">values</text:span><text:span text:style-name="T64"> of this stem are what are to be removed from the target. </text:span><text:span text:style-name="T65">There is no assumption that the keys of stem2 are integers, for instance. </text:span></text:p>
      <text:p text:style-name="P329">Output</text:p>
      <text:p text:style-name="P147">A new stem that contains none of the keys in stem2.</text:p>
      <text:p text:style-name="P32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4"><text:s text:c="4"/>a.bind := 'and in the darkness bind them';</text:p>
      <text:p text:style-name="P274"/>
      <text:p text:style-name="Preformatted_20_Text"><text:s text:c="4"/>list.0 := 'rule';</text:p>
      <text:p text:style-name="Preformatted_20_Text"><text:s text:c="4"/>list.1 := 'bring';</text:p>
      <text:p text:style-name="Preformatted_20_Text"/>
      <text:p text:style-name="Preformatted_20_Text"><text:s text:c="4"/>exclude_keys(a., list.)</text:p>
      <text:p text:style-name="P274">{bind=and in the darkness bind them, </text:p>
      <text:p text:style-name="P274"><text:s/>find=One Ring to find them}</text:p>
      <text:h text:style-name="P434" text:outline-level="3"><text:bookmark-start text:name="__RefHeading___Toc6421_212472510"/><text:soft-page-break/>from_json<text:bookmark-end text:name="__RefHeading___Toc6421_212472510"/></text:h>
      <text:p text:style-name="Heading">Description</text:p>
      <text:p text:style-name="P206">Take a string that represents an object in JSON (JavaScript Object Notation) and return a stem representation. <text:span text:style-name="T27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3">Note that there are some incompatibilities. First off, there is no actual standard way for JSON to <text:span text:style-name="T272">represent all data, so you have to know what the structure of a JSON object is before you get it. (The simple example of something common that is impossible to represent a set in JSON without structuring it somehow.) Also, how to</text:span> represent <text:span text:style-name="T272">certain common things like </text:span>date<text:span text:style-name="T272">s</text:span> varies by library. If you get something very odd where you expect a date <text:span text:style-name="T271">(normally some large object with a ton of entries in it) </text:span>, then the suggestion is to, if at all possible, replace any dates with ISO 8601 format dates, which are the standard or perhaps integers that represent the time in mi<text:span text:style-name="T267">l</text:span>liseconds. Also, since stems end in a period, if an entry in a JSON object is another JSON object, that key will get a required period. If you use the to_json command, this will always return valid JSON with stem markers. <text:s/><text:span text:style-name="T289">The names of properties will be escaped. </text:span><text:line-break/><text:line-break/>Stems are more general data structures than JSON, <text:span text:style-name="T273">and</text:span> if you really need to serialize an object to JSON (as it is properly termed) then you might want to serialize your stem in sub-units rather than send over a single massive object. <text:span text:style-name="T271">Keep it simple. </text:span></text:p>
      <text:p text:style-name="P364">Finally, <text:span text:style-name="T7">vencode</text:span> will be used on each key of the JSON object. In QDL, stem indices are variables but in JSON they are arbitrary string that are keys. </text:p>
      <text:p text:style-name="P41"><text:span text:style-name="T6">Note:</text:span><text:span text:style-name="T103"> I</text:span><text:span text:style-name="T268">t should always work turning a JSON object in to a stem. Turning it back might not but the former is all we can guarantee. Now, if the stem follows a few guidelines of </text:span></text:p>
      <text:list xml:id="list3805782629" text:style-name="L6">
        <text:list-item>
          <text:p text:style-name="P355"><text:span text:style-name="T269">do not</text:span><text:span text:style-name="T268"> replicat</text:span><text:span text:style-name="T269">e </text:span><text:span text:style-name="T268">integer indices as lists (it's fine to have stem.0. be an entry and the stem entry will be deserialized) but not both stem.0. and stem.0 and as long as this is observed</text:span></text:p>
        </text:list-item>
        <text:list-item>
          <text:p text:style-name="P356">No odd characters in the names of JSON properties</text:p>
        </text:list-item>
      </text:list>
      <text:p text:style-name="P213"><text:span text:style-name="T269">then </text:span><text:span text:style-name="T268">there should be no problems mapping stems to JSON and back </text:span><text:span text:style-name="T269">and forth</text:span><text:span text:style-name="T268">.</text:span></text:p>
      <text:p text:style-name="Heading"><text:bookmark-start text:name="__RefHeading___Toc6423_212472510"/>Usage<text:bookmark-end text:name="__RefHeading___Toc6423_212472510"/></text:p>
      <text:p text:style-name="Preformatted_20_Text">from_json(<text:span text:style-name="T263">var</text:span>)</text:p>
      <text:p text:style-name="Heading">Arguments</text:p>
      <text:p text:style-name="P206"><text:span text:style-name="T128">var</text:span> = the string-valued variable to be converted</text:p>
      <text:p text:style-name="Heading"><text:soft-page-break/>Output</text:p>
      <text:p text:style-name="P207">A stem that contains the information in the original. </text:p>
      <text:p text:style-name="P207"><text:span text:style-name="T265">Generally a stem list corresponds to a JSON array, do if you need to convert back and forth, it is best not to overload the stem with non-list values. Just keep everything as simple as possible.</text:span> </text:p>
      <text:p text:style-name="P214">Note that JSON properties will be turned in to valid QDL variable names by escaping them <text:span text:style-name="T285">as needed</text:span>. <text:span text:style-name="T285">This permits good interoperability.</text:span></text:p>
      <text:p text:style-name="Heading">Examples</text:p>
      <text:p text:style-name="P39">A simple example.</text:p>
      <text:p text:style-name="Preformatted_20_Text"><text:s text:c="2"/>from_json('{"woof":"arf","0":0,"1":1,"2":2}')</text:p>
      <text:p text:style-name="Preformatted_20_Text">{0=0, 1=1, 2=2, woof=arf}</text:p>
      <text:p text:style-name="Preformatted_20_Text"/>
      <text:p text:style-name="P37">Reading a file</text:p>
      <text:p text:style-name="P294"/>
      <text:p text:style-name="Preformatted_20_Text">// <text:span text:style-name="T264">here is a large, messy example</text:span></text:p>
      <text:p text:style-name="P290"><text:s text:c="2"/><text:span text:style-name="T264">b := read_file('/tmp/my_json.json');</text:span></text:p>
      <text:p text:style-name="P290"/>
      <text:p text:style-name="P304">// (some indenting was done manually to keep this vaguely readable)</text:p>
      <text:p text:style-name="P290"><text:s text:c="2"/><text:span text:style-name="T265">b </text:span></text:p>
      <text:p text:style-name="P290">{"a":"b","s":"n","d":"m",</text:p>
      <text:p text:style-name="P290"><text:s/>"foo":{"tyu":"ftfgh","rty":"456","ghjjh":"456456",</text:p>
      <text:p text:style-name="P290"><text:s text:c="2"/>"woof":{"a3tyu":"ftf222gh","a3rty":"456222","a3ghjjh":"422256456"},</text:p>
      <text:p text:style-name="P290"><text:s/>"0":"qwe","1":"eee","2":"rrr"},</text:p>
      <text:p text:style-name="P290">"0":"foo","1":"bar"}</text:p>
      <text:p text:style-name="Preformatted_20_Text"><text:s text:c="3"/>// <text:span text:style-name="T355">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65">And just to check it really is a stem</text:span></text:p>
      <text:p text:style-name="Preformatted_20_Text"><text:s text:c="2"/>b.foo.woof.</text:p>
      <text:p text:style-name="Preformatted_20_Text">{a3tyu=ftf222gh, a3rty=456222, a3ghjjh=422256456}</text:p>
      <text:p text:style-name="P38"><text:soft-page-break/>A simple example of a stem them cannot be represented in JSON</text:p>
      <text:p text:style-name="P47">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71">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9">Escaping of <text:span text:style-name="T296">JSON</text:span> keys.</text:p>
      <text:p text:style-name="P48">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40">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0"/>
      <text:p text:style-name="P220">This may seem a bit hard to deal with, but do remember that there are many functions such as <text:span text:style-name="T23">for</text:span><text:span text:style-name="T7">_keys</text:span> that allow you to simply run over all stem values without having to know how the escaping turned out and if there is a question, you can use <text:span text:style-name="T7">vencode</text:span> or <text:span text:style-name="T7">vdecode</text:span> plus the fact that variables are resolved.</text:p>
      <text:p text:style-name="P299">while[</text:p>
      <text:p text:style-name="P299"><text:s text:c="3"/><text:span text:style-name="T215">for_keys</text:span>(<text:span text:style-name="T287">key, a</text:span>.)</text:p>
      <text:p text:style-name="P299">]do[</text:p>
      <text:p text:style-name="P299"><text:s text:c="2"/><text:span text:style-name="T287">if[</text:span></text:p>
      <text:p text:style-name="P299"><text:span text:style-name="T287"><text:s text:c="7"/>key == vencode('</text:span><text:bookmark-start text:name="__DdeLink__6451_212472510"/><text:span text:style-name="T287">Jäger-Groß</text:span><text:bookmark-end text:name="__DdeLink__6451_212472510"/><text:span text:style-name="T287">')</text:span></text:p>
      <text:p text:style-name="P298"><text:s text:c="5"/>]then[</text:p>
      <text:p text:style-name="P299"><text:s text:c="7"/>// … do stuff with this</text:p>
      <text:p text:style-name="P298"><text:s text:c="3"/>];</text:p>
      <text:p text:style-name="P298">];</text:p>
      <text:p text:style-name="P299"/>
      <text:p text:style-name="P299">// <text:span text:style-name="T287">or just grab a values directly</text:span></text:p>
      <text:p text:style-name="P299"/>
      <text:p text:style-name="P298">x := vencode('Jäger-Groß');</text:p>
      <text:p text:style-name="P298"/>
      <text:p text:style-name="P298">attributes. := a.x; // grabs this by key and the values are now accessible.</text:p>
      <text:h text:style-name="P435" text:outline-level="3"><text:bookmark-start text:name="__RefHeading___Toc6463_212472510"/><text:soft-page-break/><text:span text:style-name="T295">list</text:span>_keys<text:bookmark-end text:name="__RefHeading___Toc6463_212472510"/></text:h>
      <text:p text:style-name="P316">Description</text:p>
      <text:p text:style-name="P94">Return a list of the keys for a given stem variable.</text:p>
      <text:p text:style-name="P316">Usage</text:p>
      <text:p text:style-name="Preformatted_20_Text"><text:span text:style-name="T295">list_</text:span>keys(arg.)</text:p>
      <text:p text:style-name="P316">Arguments</text:p>
      <text:p text:style-name="P94">A stem variable. Remember that the entire stem is referenced by just the head + “.” </text:p>
      <text:p text:style-name="P316">Output</text:p>
      <text:p text:style-name="P94">A list of keys where the new keys are cardinals and the values are the keys in the original stem. <text:span text:style-name="T296">See also the </text:span><text:span text:style-name="T14">keys()</text:span><text:span text:style-name="T75"> function.</text:span></text:p>
      <text:p text:style-name="P316">Examples</text:p>
      <text:p text:style-name="P9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96"/>
      <text:p text:style-name="P96">and you issue </text:p>
      <text:p text:style-name="Preformatted_20_Text">var. := <text:span text:style-name="T295">list_</text:span>keys(sourceStem.);</text:p>
      <text:p text:style-name="P96"/>
      <text:p text:style-name="P9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98"><text:line-break/>Note<text:span text:style-name="T44"> that there is no canonical order to keys, </text:span><text:span text:style-name="T46">so the keys to </text:span><text:span text:style-name="T150">sourceStem.</text:span><text:span text:style-name="T46"> Can appear in any order in the result.</text:span></text:p>
      <text:p text:style-name="P100"><text:span text:style-name="T46">A</text:span><text:span text:style-name="T44">nother example. </text:span></text:p>
      <text:p text:style-name="P177">Let us say that you got the above key set. How might you use it? In a loop:</text:p>
      <text:p text:style-name="Preformatted_20_Text">while[</text:p>
      <text:p text:style-name="Preformatted_20_Text"><text:s text:c="3"/><text:span text:style-name="T215">for_keys</text:span>(<text:span text:style-name="T215">j, </text:span>var.)</text:p>
      <text:p text:style-name="Preformatted_20_Text">]do[</text:p>
      <text:p text:style-name="Preformatted_20_Text"><text:s text:c="3"/>sourceStem.var.j // … do stuff with this</text:p>
      <text:p text:style-name="Preformatted_20_Text">];</text:p>
      <text:p text:style-name="P177">which loops through all the values in source stem.</text:p>
      <text:h text:style-name="P407" text:outline-level="3"><text:bookmark-start text:name="__RefHeading___Toc671_3277173355"/><text:soft-page-break/>has_keys<text:bookmark-end text:name="__RefHeading___Toc671_3277173355"/></text:h>
      <text:p text:style-name="P329">Description</text:p>
      <text:p text:style-name="P153">Check is a list of keys is in a target stem.</text:p>
      <text:p text:style-name="P329">Usage</text:p>
      <text:p text:style-name="Preformatted_20_Text">has_keys(target., list.)</text:p>
      <text:p text:style-name="P329">Arguments</text:p>
      <text:p text:style-name="P153"><text:span text:style-name="T128">target. </text:span>– the target of this operation</text:p>
      <text:p text:style-name="P153"><text:span text:style-name="T128">list.</text:span> – a list of keys.</text:p>
      <text:p text:style-name="P329">Output</text:p>
      <text:p text:style-name="P153">A boolean list with <text:span text:style-name="T7">true</text:span><text:span text:style-name="T56"> as the value if the target contains the key and </text:span><text:span text:style-name="T7">false</text:span><text:span text:style-name="T56"> if it does not.</text:span></text:p>
      <text:p text:style-name="P336">Examples</text:p>
      <text:p text:style-name="P101"><text:span text:style-name="T44">Just because it is easy to do, I am going to make a stem filled with 5 random integers, then a list of 10 indices. Obviously only the first 5 indices in </text:span><text:span text:style-name="T37">w.</text:span><text:span text:style-name="T88"> will be in </text:span><text:span text:style-name="T37">var.</text:span><text:span text:style-name="T88">:</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07" text:outline-level="3"><text:bookmark-start text:name="__RefHeading___Toc673_3277173355"/>include_keys<text:bookmark-end text:name="__RefHeading___Toc673_3277173355"/></text:h>
      <text:p text:style-name="P329">Description</text:p>
      <text:p text:style-name="P154">Take a stem, <text:span text:style-name="T7">a.</text:span> and a list of indices, <text:span text:style-name="T7">list.</text:span><text:span text:style-name="T56"> </text:span><text:s/>and return the values of <text:span text:style-name="T7">a.</text:span><text:span text:style-name="T56"> that have the same indices as </text:span><text:span text:style-name="T7">list.</text:span></text:p>
      <text:p text:style-name="P329">Usage</text:p>
      <text:p text:style-name="Preformatted_20_Text">include_keys(var., list.)</text:p>
      <text:p text:style-name="P329">Arguments</text:p>
      <text:p text:style-name="P154">var. – a stem</text:p>
      <text:p text:style-name="P154">list. - a list of keys. These will be the keys of the result, <text:span text:style-name="T7">var.</text:span><text:span text:style-name="T56"> will supply the values.</text:span></text:p>
      <text:p text:style-name="P329">Output</text:p>
      <text:p text:style-name="P155">A stem with the keys from the <text:span text:style-name="T7">list.</text:span><text:span text:style-name="T56"> </text:span><text:span text:style-name="T66">a</text:span><text:span text:style-name="T56">nd the corresponding values from the </text:span><text:span text:style-name="T7">var.</text:span></text:p>
      <text:p text:style-name="P336"><text:soft-page-break/>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4"><text:s text:c="4"/>a.bind := 'and in the darkness bind them';</text:p>
      <text:p text:style-name="P274"/>
      <text:p text:style-name="Preformatted_20_Text"><text:s text:c="4"/>list.0 := 'rule';</text:p>
      <text:p text:style-name="Preformatted_20_Text"><text:s text:c="4"/>list.1 := 'bring';</text:p>
      <text:p text:style-name="Preformatted_20_Text"/>
      <text:p text:style-name="Preformatted_20_Text"><text:s text:c="4"/>say(include_keys(a., list.));</text:p>
      <text:p text:style-name="P274">{bring=One Ring to bring them all, </text:p>
      <text:p text:style-name="P274"><text:s/>rule=One Ring to rule them all}</text:p>
      <text:p text:style-name="P274"/>
      <text:h text:style-name="P437" text:outline-level="3"><text:bookmark-start text:name="__RefHeading___Toc6427_212472510"/>indices<text:bookmark-end text:name="__RefHeading___Toc6427_212472510"/></text:h>
      <text:p text:style-name="P340">Description</text:p>
      <text:p text:style-name="P209">Make a li<text:span text:style-name="T176">s</text:span>t of in<text:span text:style-name="T176">d</text:span>i<text:span text:style-name="T185">c</text:span>es. This is very useful in conjunction with looping.</text:p>
      <text:p text:style-name="P340">Usage</text:p>
      <text:p text:style-name="P291"><text:span text:style-name="T176">indices</text:span>(arg);</text:p>
      <text:p text:style-name="P340">Arguments</text:p>
      <text:p text:style-name="P209"><text:span text:style-name="T128">arg</text:span> is a number. This will be the size of the resulting index set.</text:p>
      <text:p text:style-name="P340">Output</text:p>
      <text:p text:style-name="P209">A stem variable whose keys are the integers and whose entries are the same. </text:p>
      <text:p text:style-name="P340">Examples</text:p>
      <text:p text:style-name="P291">x. := <text:span text:style-name="T176">indices</text:span>(3);</text:p>
      <text:p text:style-name="P291"/>
      <text:p text:style-name="P209">results in </text:p>
      <text:p text:style-name="P291">x.0 == 0</text:p>
      <text:p text:style-name="P291">x.1 == 1</text:p>
      <text:p text:style-name="P291">x.2 == 2</text:p>
      <text:p text:style-name="P209"/>
      <text:p text:style-name="P209">So a common pattern is</text:p>
      <text:p text:style-name="P291">while[ </text:p>
      <text:p text:style-name="P291"><text:s text:c="4"/><text:span text:style-name="T215">for_keys</text:span>(<text:span text:style-name="T171">j, x.</text:span>)</text:p>
      <text:p text:style-name="P291"><text:s text:c="2"/>]do[</text:p>
      <text:p text:style-name="P291"><text:s text:c="4"/>myStem.j := // other stuff</text:p>
      <text:p text:style-name="P291"><text:s text:c="4"/>// <text:span text:style-name="T172">myStem.x.j is an equivalent reference.</text:span></text:p>
      <text:p text:style-name="P291">];</text:p>
      <text:p text:style-name="Heading"><text:soft-page-break/>Example: <text:span text:style-name="T361">Looping over scalars and stems</text:span></text:p>
      <text:p text:style-name="P392">A common issue is the you may have a stem some of whose elements are scalars and some are stems. writing a loop seems to require that you have knowledge about every index. This is not needed with <text:span text:style-name="T128">for_keys</text:span><text:span text:style-name="T7"> </text:span><text:span text:style-name="T56">since the keys are retrieved. This is especially useful in lists. IN this example, there is a stem, </text:span><text:span text:style-name="T329">a.</text:span><text:span text:style-name="T56">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438" text:outline-level="3"><text:bookmark-start text:name="__RefHeading___Toc6394_212472510"/>is_list<text:bookmark-end text:name="__RefHeading___Toc6394_212472510"/></text:h>
      <text:p text:style-name="Heading">Description</text:p>
      <text:p text:style-name="P202">Determine if the argument is precisely a list. That means, that it is a stem with only integer indices. </text:p>
      <text:p text:style-name="Heading">Usage</text:p>
      <text:p text:style-name="P202">is_list(stem.)</text:p>
      <text:p text:style-name="Heading">Arguments</text:p>
      <text:p text:style-name="P202"><text:span text:style-name="T128">stem.</text:span> The stem to check</text:p>
      <text:p text:style-name="Heading">Output</text:p>
      <text:p text:style-name="P20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2">Why is this false? Because it has a non-integer index. The function tells you if the object is a list and only <text:s/>a list. <text:s/><text:span text:style-name="T260">Compare with </text:span></text:p>
      <text:p text:style-name="Preformatted_20_Text"><text:s text:c="2"/>is_list(indices(10))</text:p>
      <text:p text:style-name="Preformatted_20_Text">true</text:p>
      <text:p text:style-name="Preformatted_20_Text"/>
      <text:h text:style-name="P436" text:outline-level="3"><text:bookmark-start text:name="__RefHeading___Toc6696_66498657"/>keys<text:bookmark-end text:name="__RefHeading___Toc6696_66498657"/></text:h>
      <text:p text:style-name="P343">Description</text:p>
      <text:p text:style-name="P95">Return a <text:span text:style-name="T295">stem </text:span>of the keys for a given stem variable.</text:p>
      <text:p text:style-name="P343"><text:soft-page-break/>Usage</text:p>
      <text:p text:style-name="P305">keys(arg.)</text:p>
      <text:p text:style-name="P343">Arguments</text:p>
      <text:p text:style-name="P95">A stem variable. Remember that the entire stem is referenced by just the head + “.” </text:p>
      <text:p text:style-name="P343">Output</text:p>
      <text:p text:style-name="P95">A <text:span text:style-name="T295">stem </text:span>of keys where <text:span text:style-name="T295">every key has itself as the value</text:span>. </text:p>
      <text:p text:style-name="P343">Examples</text:p>
      <text:p text:style-name="P97">Example. Let's say you have the following stem variable”</text:p>
      <text:p text:style-name="P305"><text:bookmark-start text:name="__DdeLink__6579_2900298203"/><text:s text:c="2"/>sourceStem.rule :='One Ring to rule them all';</text:p>
      <text:p text:style-name="P305"><text:s text:c="2"/>sourceStem.find := 'One Ring to find them';</text:p>
      <text:p text:style-name="P305"><text:s text:c="2"/>sourceStem.bring := 'One Ring to bring them all';</text:p>
      <text:p text:style-name="P305"><text:s text:c="2"/>sourceStem.bind := 'and in the darkness bind them';</text:p>
      <text:p text:style-name="P97"><text:bookmark-end text:name="__DdeLink__6579_2900298203"/></text:p>
      <text:p text:style-name="P97">and you issue </text:p>
      <text:p text:style-name="P306"><text:s text:c="2"/>keys(sourceStem.)</text:p>
      <text:p text:style-name="P307">{bind=bind, </text:p>
      <text:p text:style-name="P307"><text:s/>find=find, </text:p>
      <text:p text:style-name="P307"><text:s/>bring=bring, </text:p>
      <text:p text:style-name="P307"><text:s/>rule=rule}<text:line-break/></text:p>
      <text:p text:style-name="P99">Note<text:span text:style-name="T44"> that there is no canonical order to keys, </text:span><text:span text:style-name="T46">so the keys to </text:span><text:span text:style-name="T150">sourceStem.</text:span><text:span text:style-name="T46"> Can appear in any order in the result.</text:span></text:p>
      <text:p text:style-name="P181">This is extremely useful with <text:span text:style-name="T7">e.g</text:span>. the rename function. S<text:span text:style-name="T297">o</text:span> you can get all the keys, change their values and rename them.</text:p>
      <text:p text:style-name="P42">An example to rename keys</text:p>
      <text:p text:style-name="P49">Let us say we had the following stem with these keys (which were generated someplace else and we imported, <text:span text:style-name="T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08">{OA2_arf=c, </text:p>
      <text:p text:style-name="P308"><text:s/>OA2_foo=a, </text:p>
      <text:p text:style-name="P308"><text:s/>OA2_woof=b, </text:p>
      <text:p text:style-name="P308"><text:s/>fnord=d}</text:p>
      <text:p text:style-name="P227"><text:line-break/>The keys() command gives the following</text:p>
      <text:p text:style-name="Preformatted_20_Text"><text:s text:c="2"/>keys(b.)</text:p>
      <text:p text:style-name="P308">{OA2_arf=OA2_arf, </text:p>
      <text:p text:style-name="P309"><text:s/>fnord=fnord, </text:p>
      <text:p text:style-name="P308"><text:soft-page-break/><text:s/>OA2_foo=OA2_foo, </text:p>
      <text:p text:style-name="P308"><text:s/>OA2_woof=OA2_woof}</text:p>
      <text:p text:style-name="P227"/>
      <text:p text:style-name="P227">To rename all the keys so that any with the OA2_ prefix are changed, issue</text:p>
      <text:p text:style-name="P308"><text:s text:c="3"/>rename_keys(b., keys(b.)-'OA2_')</text:p>
      <text:p text:style-name="P308">{arf=c, </text:p>
      <text:p text:style-name="P308"><text:s/>foo=a, </text:p>
      <text:p text:style-name="P308"><text:s/>fnord=d, </text:p>
      <text:p text:style-name="P308"><text:s/>woof=b}</text:p>
      <text:p text:style-name="P228"/>
      <text:h text:style-name="P439" text:outline-level="3"><text:bookmark-start text:name="__RefHeading___Toc6380_212472510"/>list_append<text:bookmark-end text:name="__RefHeading___Toc6380_212472510"/></text:h>
      <text:p text:style-name="Heading">Description</text:p>
      <text:p text:style-name="P194">Append a list stem <text:s/>another list stem.</text:p>
      <text:p text:style-name="Heading">Usage</text:p>
      <text:p text:style-name="Preformatted_20_Text">list_append(stem1., stem2. | value)</text:p>
      <text:p text:style-name="Heading">Arguments</text:p>
      <text:p text:style-name="P194"><text:span text:style-name="T128">stem1.</text:span> = the stem to which the values will be appended</text:p>
      <text:p text:style-name="P194"><text:span text:style-name="T128">stem2.</text:span> = the stem from which values will be taken <text:span text:style-name="T7">or</text:span><text:span text:style-name="T56"> </text:span></text:p>
      <text:p text:style-name="P194"><text:span text:style-name="T148">value</text:span><text:span text:style-name="T56"> = the scalar that will be appended.</text:span></text:p>
      <text:p text:style-name="Heading">Output</text:p>
      <text:p text:style-name="P195">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01"/>
      <text:h text:style-name="Heading_20_3" text:outline-level="3"><text:bookmark-start text:name="__RefHeading___Toc6382_212472510"/><text:soft-page-break/>list_copy <text:s text:c="4"/><text:bookmark-end text:name="__RefHeading___Toc6382_212472510"/></text:h>
      <text:p text:style-name="Heading">Description</text:p>
      <text:p text:style-name="P196">Copy from one list stem to another. </text:p>
      <text:p text:style-name="Heading">Usage</text:p>
      <text:p text:style-name="Preformatted_20_Text">list_copy(source., start_index, length, target., target_index)</text:p>
      <text:p text:style-name="Heading">Arguments</text:p>
      <text:p text:style-name="P196"><text:span text:style-name="T128">source.</text:span> = the stem that is the source of the copy.</text:p>
      <text:p text:style-name="P196"><text:span text:style-name="T128">start_index</text:span> = the index in the source where the copy starts</text:p>
      <text:p text:style-name="P196"><text:span text:style-name="T128">length</text:span> = how many elements to copy</text:p>
      <text:p text:style-name="P196"><text:span text:style-name="T128">target. </text:span>= the target stem of the copy</text:p>
      <text:p text:style-name="P196"><text:span text:style-name="T128">target_index</text:span> = the index in the target that will receive the copy. Note that any elements already in these locations will be replaced. <text:span text:style-name="T258">If you need to insert elements, consider using the </text:span><text:span text:style-name="T24">list_insert_</text:span><text:span text:style-name="T25">at</text:span><text:span text:style-name="T258"> command.</text:span></text:p>
      <text:p text:style-name="P339">Output</text:p>
      <text:p text:style-name="P197">The updated target stem. Note that the target <text:span text:style-name="T7">is</text:span><text:span text:style-name="T56">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198">insert a sublist into another list, starting at a given point. All the indices in the target list are shuffled to accommodate this.</text:p>
      <text:p text:style-name="P197">Usage</text:p>
      <text:p text:style-name="Preformatted_20_Text">list_insert_at(source., <text:span text:style-name="T259">start_index, length, target., target_index);</text:span> </text:p>
      <text:p text:style-name="P197">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199">So this inserted 3 elements from the source starting at index 2 in the source and placed them at index 4 in the target, moving everything else.</text:p>
      <text:h text:style-name="P440" text:outline-level="3"><text:bookmark-start text:name="__RefHeading___Toc6386_212472510"/>list_subset<text:bookmark-end text:name="__RefHeading___Toc6386_212472510"/></text:h>
      <text:p text:style-name="P342">Description</text:p>
      <text:p text:style-name="P200">Grab a subset of a given list.</text:p>
      <text:p text:style-name="Heading">Usage</text:p>
      <text:p text:style-name="Preformatted_20_Text">list_subset(source., start_index [, length]);</text:p>
      <text:p text:style-name="Heading">Arguments</text:p>
      <text:p text:style-name="P200"><text:span text:style-name="T128">source. </text:span>= the stem list to take a subset of</text:p>
      <text:p text:style-name="P200"><text:span text:style-name="T128">start_index</text:span> = where to start in the source stem</text:p>
      <text:p text:style-name="P200"><text:span text:style-name="T128">length</text:span> (option) = how many elements to take. Omitting this means take the rest of the stem </text:p>
      <text:p text:style-name="Heading">Output</text:p>
      <text:p text:style-name="P200">The altered stem. Note that this does nothing to the original stem and the indices are adjusted accordingly, so that the first index of the output is 0.</text:p>
      <text:p text:style-name="P342">Examples</text:p>
      <text:p text:style-name="Preformatted_20_Text"><text:s text:c="2"/>stem. := indices(5) + 20;</text:p>
      <text:p text:style-name="Preformatted_20_Text"><text:s text:c="2"/>// <text:span text:style-name="T259">Just grab the tail of this list</text:span></text:p>
      <text:p text:style-name="Preformatted_20_Text"><text:s text:c="2"/>list_subset(stem., 2)</text:p>
      <text:p text:style-name="Preformatted_20_Text">{0=22, 1=23, 2=24}</text:p>
      <text:p text:style-name="Preformatted_20_Text"><text:s text:c="2"/>// <text:span text:style-name="T259">grab some stuff in the middle.</text:span></text:p>
      <text:p text:style-name="Preformatted_20_Text"><text:s text:c="2"/>list_subset(stem., 1, 3)</text:p>
      <text:p text:style-name="Preformatted_20_Text">{0=21, 1=22, 2=23} <text:s text:c="4"/></text:p>
      <text:h text:style-name="P439" text:outline-level="3"><text:bookmark-start text:name="__RefHeading___Toc675_3277173355"/>mask<text:bookmark-end text:name="__RefHeading___Toc675_3277173355"/></text:h>
      <text:p text:style-name="P329">Description</text:p>
      <text:p text:style-name="P114">Take a boolean mask of a stem.</text:p>
      <text:p text:style-name="P329">Usage</text:p>
      <text:p text:style-name="P267">mask(target. bit_stem.)</text:p>
      <text:p text:style-name="P329"><text:soft-page-break/>Arguments</text:p>
      <text:p text:style-name="P114"><text:span text:style-name="T128">target</text:span> – the stem variable to acted upon.</text:p>
      <text:p text:style-name="P114"><text:span text:style-name="T152">bit_mask</text:span> – a stem variable with the same keys as target and boolean values. If the value is <text:span text:style-name="T2">true</text:span><text:span text:style-name="T44"> then the entry is kept in the result and if </text:span><text:span text:style-name="T2">false</text:span><text:span text:style-name="T44"> it is not. Note that if there are missing keys then these will not be returned either (so subsetting is still in effect), essentially making them equivalent to </text:span><text:span text:style-name="T2">false</text:span><text:span text:style-name="T44"> entries.</text:span></text:p>
      <text:p text:style-name="P329">Output</text:p>
      <text:p text:style-name="P114">A subset of the target.</text:p>
      <text:p text:style-name="P329">Examples</text:p>
      <text:p text:style-name="P267"><text:s text:c="4"/>header.transport := 'ssl';</text:p>
      <text:p text:style-name="P267"><text:s text:c="4"/>header.<text:span text:style-name="T189">iss := 'OA4MP_agent'</text:span><text:span text:style-name="T190">;</text:span></text:p>
      <text:p text:style-name="P267"><text:s text:c="4"/>header.<text:span text:style-name="T189">idp := 'http://oa4mp.org/idp/secure'</text:span><text:span text:style-name="T190">;</text:span></text:p>
      <text:p text:style-name="P267"><text:s text:c="4"/>header.<text:span text:style-name="T189">login_allowed := 'true'</text:span><text:span text:style-name="T190">;</text:span></text:p>
      <text:p text:style-name="P281"><text:s text:c="4"/>// case insensitive match </text:p>
      <text:p text:style-name="P267"><text:s text:c="4"/>header. := mask(header., !contains(header., 'oa4mp', <text:span text:style-name="T191">false</text:span>)); </text:p>
      <text:p text:style-name="P267"><text:s text:c="4"/>// This removes every entry containing 'oa4mp'</text:p>
      <text:p text:style-name="P251"><text:s text:c="4"/>say(size(header.);</text:p>
      <text:p text:style-name="P283">2</text:p>
      <text:h text:style-name="P407" text:outline-level="3"><text:bookmark-start text:name="__RefHeading___Toc679_3277173355"/>rename_keys<text:bookmark-end text:name="__RefHeading___Toc679_3277173355"/></text:h>
      <text:p text:style-name="P329">Description</text:p>
      <text:p text:style-name="P183">Rename the keys in a stem. <text:span text:style-name="T297">See also the </text:span><text:span text:style-name="T15">keys</text:span><text:span text:style-name="T297"> command.</text:span></text:p>
      <text:p text:style-name="P329">Usage</text:p>
      <text:p text:style-name="Preformatted_20_Text">rename_keys(target., <text:span text:style-name="T245">new_keys</text:span>.);</text:p>
      <text:p text:style-name="P329">Arguments</text:p>
      <text:p text:style-name="P183"><text:span text:style-name="T128">target.</text:span> - the stem to be altered</text:p>
      <text:p text:style-name="P183"><text:span text:style-name="T128">new_keys.</text:span> - a stem of keys. The keys in it are the ones in target. To be alter<text:span text:style-name="T280">e</text:span>d to their values.</text:p>
      <text:p text:style-name="P329">Output</text:p>
      <text:p text:style-name="P184">A new stem whose keys have been altered as per the second list.</text:p>
      <text:p text:style-name="P33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82"><text:s text:c="2"/>rename_keys(a., key_list.)</text:p>
      <text:p text:style-name="P282"><text:soft-page-break/><text:s text:c="2"/>say(a.);</text:p>
      <text:p text:style-name="P282">{a=42, b=43, woof=44}</text:p>
      <text:p text:style-name="P179"/>
      <text:p text:style-name="P179">Note that since this changes the keys in the target., the key_list. <text:span text:style-name="T298">Unrecognized keys are skipped. </text:span><text:s text:c="2"/><text:span text:style-name="T24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407" text:outline-level="3"><text:bookmark-start text:name="__RefHeading___Toc681_3277173355"/>set_default<text:bookmark-end text:name="__RefHeading___Toc681_3277173355"/></text:h>
      <text:p text:style-name="P329">Description</text:p>
      <text:p text:style-name="P185">Set the default value for a stem. If a k<text:span text:style-name="T320">e</text:span>y is requested but has not been set, the default value is returned. This allows you initialize a stem without having to explicitly fill in every value. Note especially that the default value is not figured in to other calculations, <text:span text:style-name="T320">such as listing keys</text:span>.</text:p>
      <text:p text:style-name="P329">Usage</text:p>
      <text:p text:style-name="Preformatted_20_Text">set_default(target., scalar);</text:p>
      <text:p text:style-name="P329">Arguments</text:p>
      <text:p text:style-name="P185"><text:span text:style-name="T128">target.</text:span> – the stem </text:p>
      <text:p text:style-name="P185"><text:span text:style-name="T128">scalar</text:span> – the default value</text:p>
      <text:p text:style-name="P329">Output</text:p>
      <text:p text:style-name="P185">This returns the default value set.</text:p>
      <text:p text:style-name="P337">Examples</text:p>
      <text:p text:style-name="Preformatted_20_Text"><text:s text:c="2"/>set_default(x., 1);</text:p>
      <text:p text:style-name="Preformatted_20_Text"><text:s text:c="2"/>say(x.);</text:p>
      <text:p text:style-name="Preformatted_20_Text">{}</text:p>
      <text:p text:style-name="Text_20_body"/>
      <text:p text:style-name="P185">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85">And if we needed to access a value of x. that has not been set</text:p>
      <text:p text:style-name="Preformatted_20_Text"><text:s text:c="2"/>say(x.1);</text:p>
      <text:p text:style-name="Preformatted_20_Text"><text:soft-page-break/>1</text:p>
      <text:p text:style-name="P365"><text:span text:style-name="T330"><text:line-break/>Just to emphasize, default values are not used in most stem operations.</text:span></text:p>
      <text:p text:style-name="Preformatted_20_Text"><text:s text:c="2"/>say(get_keys(x.));</text:p>
      <text:p text:style-name="Preformatted_20_Text">{0=0}</text:p>
      <text:p text:style-name="P180"/>
      <text:h text:style-name="P407" text:outline-level="3"><text:bookmark-start text:name="__RefHeading___Toc683_3277173355"/>size<text:bookmark-end text:name="__RefHeading___Toc683_3277173355"/></text:h>
      <text:p text:style-name="P329">Description</text:p>
      <text:p text:style-name="P161">Return the size of the argument</text:p>
      <text:p text:style-name="P329">Usage</text:p>
      <text:p text:style-name="Preformatted_20_Text">size(var)</text:p>
      <text:p text:style-name="P329">Arguments</text:p>
      <text:p text:style-name="P162"><text:span text:style-name="T128">var</text:span> – any variable or argument</text:p>
      <text:p text:style-name="P329">Output</text:p>
      <text:p text:style-name="P162">This varies. </text:p>
      <text:list xml:id="list3309539788" text:style-name="L7">
        <text:list-item>
          <text:p text:style-name="P357"><text:span text:style-name="T230">st</text:span>em – the number of keys (this does not <text:s/>check if there are stems as values)</text:p>
        </text:list-item>
        <text:list-item>
          <text:p text:style-name="P357">string – the length of the string</text:p>
        </text:list-item>
        <text:list-item>
          <text:p text:style-name="P357">boolean, integer, decimal – zero, since these are scalars.</text:p>
        </text:list-item>
      </text:list>
      <text:p text:style-name="P33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31">size(indices(10))</text:span></text:p>
      <text:p text:style-name="P449">10</text:p>
      <text:h text:style-name="P441" text:outline-level="3"/>
      <text:h text:style-name="Heading_20_3" text:outline-level="3"><text:bookmark-start text:name="__RefHeading___Toc6425_212472510"/>to_json<text:bookmark-end text:name="__RefHeading___Toc6425_212472510"/></text:h>
      <text:p text:style-name="Heading">Description</text:p>
      <text:p text:style-name="P366"><text:span text:style-name="T261">Convert a stem to a JSON string. Note that JSON = JavaScript Object Notation is a common way to represent objects and is treated as a notation, not a data structure. See the extended note in the </text:span><text:span text:style-name="T7">from_json</text:span><text:span text:style-name="T143"> </text:span><text:span text:style-name="T166">section.</text:span></text:p>
      <text:p text:style-name="Heading"><text:soft-page-break/>Usage</text:p>
      <text:p text:style-name="Preformatted_20_Text">to_json(stem. [,<text:span text:style-name="T283">convert? | </text:span>indent, <text:span text:style-name="T283">indent</text:span>])</text:p>
      <text:p text:style-name="Heading"><text:span text:style-name="T261">A</text:span>rguments</text:p>
      <text:p text:style-name="P204"><text:span text:style-name="T128">stem. </text:span>= the stem to represent in JSON notation</text:p>
      <text:p text:style-name="P204"><text:span text:style-name="T128">indent</text:span> (optional) = whether or not to indent the resulting string to make it more readable. This controls how much whitespace is added. The higher the number, the more space in the result. Usually a value of 1 or 2 is sufficient for most cases.</text:p>
      <text:p text:style-name="P215">So these are valid calls</text:p>
      <text:p text:style-name="P215">to_json(stem., false) – do not convert the names</text:p>
      <text:p text:style-name="P215">to_json(stem. 2) – indent the output with a spacing of 2</text:p>
      <text:p text:style-name="P215">to_json(stem., false, 2) – do not convert the stem variable names and indent with a spacing of 2.</text:p>
      <text:p text:style-name="Heading">Output</text:p>
      <text:p text:style-name="P204">A string in JSON <text:span text:style-name="T274">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6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0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05"><text:line-break/><text:span text:style-name="T332">An example where you convert a stem to a JSON object but do not want the variables converted with </text:span><text:span text:style-name="T26">vdecode:</text:span></text:p>
      <text:p text:style-name="Preformatted_20_Text"><text:s text:c="2"/>a.$a := 2;</text:p>
      <text:p text:style-name="Preformatted_20_Text"><text:s text:c="2"/>a.$b := 3;</text:p>
      <text:p text:style-name="P460"><text:s text:c="2"/>to_json(a., false)</text:p>
      <text:p text:style-name="P460">{"$a":2,"$b":3}</text:p>
      <text:p text:style-name="Text_20_body"><text:line-break/>So the <text:span text:style-name="T332">names of the variables are turned in to JSON unaltered.</text:span></text:p>
      <text:p text:style-name="P210"><text:soft-page-break/>Again, JSON is a notation for an object and you must know what the structure of the object is and all the particulars about it to do anything useful with it. </text:p>
      <text:h text:style-name="P407" text:outline-level="3"><text:bookmark-start text:name="__RefHeading___Toc685_3277173355"/>to_list<text:bookmark-end text:name="__RefHeading___Toc685_3277173355"/></text:h>
      <text:p text:style-name="P329">Description</text:p>
      <text:p text:style-name="P163">Take an arbitrary list of things and put them all in to a stem list.</text:p>
      <text:p text:style-name="P329">Usage</text:p>
      <text:p text:style-name="Preformatted_20_Text">to_list(arg0,arg1,arg2,…)</text:p>
      <text:p text:style-name="P329">Arguments</text:p>
      <text:p text:style-name="P163">Any number of arguments of any type are allowed, including stems.</text:p>
      <text:p text:style-name="P329">Output</text:p>
      <text:p text:style-name="P163">A stem list</text:p>
      <text:p text:style-name="P329">Examples</text:p>
      <text:p text:style-name="P163">In this example, a few values are given, including a stem that is made with the <text:span text:style-name="T7">indices</text:span><text:span text:style-name="T56">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87">Takes a stem variable <text:span text:style-name="T249">and splits it up, turning each key in to a variable. </text:span></text:p>
      <text:p text:style-name="Heading">Usage</text:p>
      <text:p text:style-name="Preformatted_20_Text">unbox(stem.);</text:p>
      <text:p text:style-name="Heading">Arguments</text:p>
      <text:p text:style-name="P188">stem. - the stem to unbox</text:p>
      <text:p text:style-name="Heading">Ouput</text:p>
      <text:p text:style-name="P188">A <text:span text:style-name="T7">true</text:span><text:span text:style-name="T56"> if the result worked.</text:span></text:p>
      <text:p text:style-name="Heading">Examples</text:p>
      <text:p text:style-name="P286"><text:s text:c="2"/>a. := -5 + indices(5);</text:p>
      <text:p text:style-name="P286"><text:soft-page-break/><text:s text:c="2"/>b. := 5 + indices(5); <text:s/></text:p>
      <text:p text:style-name="P286"><text:s text:c="2"/>c. := box(a., b.);</text:p>
      <text:p text:style-name="P286"><text:s text:c="4"/><text:span text:style-name="T247">)vars</text:span></text:p>
      <text:p text:style-name="P286">c.</text:p>
      <text:p text:style-name="P286"><text:s text:c="2"/>unbox(c.); <text:s text:c="12"/></text:p>
      <text:p text:style-name="P286"><text:s text:c="2"/>)vars</text:p>
      <text:p text:style-name="P286">a., b.</text:p>
      <text:h text:style-name="P442" text:outline-level="3"><text:bookmark-start text:name="__RefHeading___Toc6390_212472510"/><text:span text:style-name="T266">u</text:span>nion<text:bookmark-end text:name="__RefHeading___Toc6390_212472510"/></text:h>
      <text:p text:style-name="Heading">Description</text:p>
      <text:p text:style-name="P189">Take a set of stems and put them all together in to a single stem</text:p>
      <text:p text:style-name="Heading">Usage</text:p>
      <text:p text:style-name="Preformatted_20_Text">union(stem1., stem2., ,,,);</text:p>
      <text:p text:style-name="Heading">Arguments</text:p>
      <text:p text:style-name="P189">The arguments are either stems or variables that point to stems.</text:p>
      <text:p text:style-name="Heading">Output</text:p>
      <text:p text:style-name="P189">The ou<text:span text:style-name="T290">t</text:span>put is a new stem that contains all of the keys. Note that if there are multiple keys then the <text:span text:style-name="T7">last</text:span><text:span text:style-name="T56"> argument with that key is what is set. </text:span><text:span text:style-name="T71">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190"><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3">List a directory content</text:p>
      <text:p text:style-name="Heading">Usage</text:p>
      <text:p text:style-name="Preformatted_20_Text">dir(arg)</text:p>
      <text:p text:style-name="Heading"><text:soft-page-break/>Arguments</text:p>
      <text:p text:style-name="P223"><text:span text:style-name="T128">arg</text:span> - <text:s/>the path to a directory. It may also be in a virtual file system</text:p>
      <text:p text:style-name="Heading">Output</text:p>
      <text:p text:style-name="P22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3">This lists the given directory in the mounted VFS. Note that in this case it so happens to be a zip archive of a file, mounted at <text:span text:style-name="T128">qdl-vfs#/zip/.</text:span></text:p>
      <text:p text:style-name="Heading">mkdir</text:p>
      <text:p text:style-name="P341">Description</text:p>
      <text:p text:style-name="P223">Make a set of directories in a file system </text:p>
      <text:p text:style-name="P341">Usage</text:p>
      <text:p text:style-name="P223">mkdir(arg)</text:p>
      <text:p text:style-name="P341">Arguments</text:p>
      <text:p text:style-name="P223"><text:span text:style-name="T128">arg</text:span> -- a path. All of the intermediate paths will be created as needed.</text:p>
      <text:p text:style-name="P341">Output</text:p>
      <text:p text:style-name="P223">A boole<text:span text:style-name="T333">an</text:span>, true if the operation succeeded and false otherwise.</text:p>
      <text:p text:style-name="P341">Examples</text:p>
      <text:p text:style-name="P224">An example of trying to make a directory in a read-only VFS will fail:</text:p>
      <text:p text:style-name="Preformatted_20_Text"><text:s text:c="2"/>mkdir('qdl-vfs#/zip/<text:span text:style-name="T291">foo</text:span>')</text:p>
      <text:p text:style-name="Preformatted_20_Text">Error: You do not have <text:span text:style-name="T291">permissions </text:span>make directories in the virtual file system</text:p>
      <text:p text:style-name="Preformatted_20_Text"/>
      <text:p text:style-name="P224">Making a directory in a system that is writeable works fine:</text:p>
      <text:p text:style-name="Preformatted_20_Text"><text:s text:c="2"/>mkdir('qdl-vfs#/pt/woof-123')</text:p>
      <text:p text:style-name="Preformatted_20_Text">true</text:p>
      <text:p text:style-name="Heading"><text:soft-page-break/>rmdir</text:p>
      <text:p text:style-name="P341">Description</text:p>
      <text:p text:style-name="P224">Remove an empty directory from a file system.</text:p>
      <text:p text:style-name="P341">Usage</text:p>
      <text:p text:style-name="Preformatted_20_Text">rmdir(arg)</text:p>
      <text:p text:style-name="P341">Arguments</text:p>
      <text:p text:style-name="P224"><text:span text:style-name="T128">arg</text:span> – a path in a file system to an empty directory. You must remove all files and sub-directories for this to work. Also, unlike <text:span text:style-name="T7">mkdir</text:span>, this will only remove the last component. </text:p>
      <text:p text:style-name="P341">Output</text:p>
      <text:p text:style-name="P224">A true if this succeeded and a false otherwise.</text:p>
      <text:p text:style-name="P341">Examples</text:p>
      <text:h text:style-name="Heading_20_3" text:outline-level="3"><text:bookmark-start text:name="__RefHeading___Toc6582_212472510"/>rm<text:bookmark-end text:name="__RefHeading___Toc6582_212472510"/></text:h>
      <text:p text:style-name="P341">Description</text:p>
      <text:p text:style-name="P224">Remove a single file from a directory.</text:p>
      <text:p text:style-name="P341">Usage</text:p>
      <text:p text:style-name="Preformatted_20_Text">rm(arg)</text:p>
      <text:p text:style-name="P341">Arguments</text:p>
      <text:p text:style-name="P224"><text:span text:style-name="T128">arg</text:span> -- the full path to the file</text:p>
      <text:p text:style-name="P341">Output</text:p>
      <text:p text:style-name="P391"><text:span text:style-name="T291">A true if this succeeded, false otherwise</text:span></text:p>
      <text:h text:style-name="P412" text:outline-level="3"><text:bookmark-start text:name="__RefHeading___Toc572_3277173355"/><text:span text:style-name="T250">p</text:span>rint, say<text:bookmark-end text:name="__RefHeading___Toc572_3277173355"/></text:h>
      <text:p text:style-name="P317">Description</text:p>
      <text:p text:style-name="P164">Print out the argument to the console. The two functions <text:span text:style-name="T7">say</text:span><text:span text:style-name="T56"> and </text:span><text:span text:style-name="T7">print</text:span><text:span text:style-name="T56"> are synonyms. Use whichever you prefer for readability. </text:span></text:p>
      <text:p text:style-name="P317"><text:soft-page-break/>Usage</text:p>
      <text:p text:style-name="Preformatted_20_Text">say(arg <text:span text:style-name="T251">[,prettyPrintForStems]</text:span>) </text:p>
      <text:p text:style-name="P287">print(arg <text:span text:style-name="T251">[,prettyPrintForStems]</text:span>)</text:p>
      <text:p text:style-name="P317">Arguments</text:p>
      <text:p text:style-name="Text_20_body"><text:span text:style-name="T128">arg </text:span>– anything.</text:p>
      <text:p text:style-name="Text_20_body"><text:span text:style-name="T136">p</text:span><text:span text:style-name="T128">rettyPrintForStem</text:span><text:span text:style-name="T136">s</text:span> <text:span text:style-name="T252">(optional) </text:span>-<text:span text:style-name="T32">IF</text:span><text:span text:style-name="T88"> arg is a stem, try to print a pretty version of it, defined as being more vertical. </text:span></text:p>
      <text:p text:style-name="P317">Output</text:p>
      <text:p text:style-name="P164">The printed representation of the argument <text:span text:style-name="T253">will be put o the console</text:span> <text:span text:style-name="T4">and</text:span><text:span text:style-name="T50"> the </text:span><text:span text:style-name="T53">value returned is </text:span><text:span text:style-name="T50">whatever was printed (so you can embed it in other statements – a very useful debugging trick.)</text:span></text:p>
      <text:p text:style-name="P317">Examples</text:p>
      <text:p text:style-name="P164">The momentous entire “Hello World” program in QDL:</text:p>
      <text:p text:style-name="Preformatted_20_Text"><text:s text:c="3"/>say('Hello World');</text:p>
      <text:p text:style-name="Preformatted_20_Text">Hello World</text:p>
      <text:p text:style-name="Preformatted_20_Text"/>
      <text:p text:style-name="P17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4"/>
      <text:p text:style-name="P17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53">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80">=</text:span>0,</text:p>
      <text:p text:style-name="Preformatted_20_Text"><text:s/>1<text:span text:style-name="T280">=</text:span>1,</text:p>
      <text:p text:style-name="Preformatted_20_Text"><text:s/>2<text:span text:style-name="T280">=</text:span>2,</text:p>
      <text:p text:style-name="Preformatted_20_Text"><text:s/>3<text:span text:style-name="T280">=</text:span>3,</text:p>
      <text:p text:style-name="Preformatted_20_Text"><text:s/>4<text:span text:style-name="T280">=</text:span>4,</text:p>
      <text:p text:style-name="Preformatted_20_Text"><text:s/>5<text:span text:style-name="T280">=</text:span>5</text:p>
      <text:p text:style-name="Preformatted_20_Text">}</text:p>
      <text:p text:style-name="P191"><text:s text:c="2"/></text:p>
      <text:p text:style-name="P192">Compare this with just plain printing it:</text:p>
      <text:p text:style-name="Preformatted_20_Text"><text:s text:c="4"/><text:span text:style-name="T275">say(</text:span>f.<text:span text:style-name="T275">);</text:span></text:p>
      <text:p text:style-name="Preformatted_20_Text">{0=0, 1=1, 2=2, 3=3, 4=4, 5=5}</text:p>
      <text:h text:style-name="P412" text:outline-level="3"><text:bookmark-start text:name="__RefHeading___Toc710_3277173355"/><text:soft-page-break/>read_file<text:bookmark-end text:name="__RefHeading___Toc710_3277173355"/></text:h>
      <text:p text:style-name="P332">Description</text:p>
      <text:p text:style-name="P164">Read a file. The result is always a string</text:p>
      <text:p text:style-name="P332">Usage</text:p>
      <text:p text:style-name="Preformatted_20_Text">read_file(file_name [, to_list || is_binary])</text:p>
      <text:p text:style-name="P332">Arguments</text:p>
      <text:p text:style-name="P164"><text:span text:style-name="T128">file_name</text:span> – the full path to the file. <text:span text:style-name="T290">This may be in a virtual file system too.</text:span></text:p>
      <text:p text:style-name="P164">The next argument is optional and is an integer</text:p>
      <text:p text:style-name="P164"><text:span text:style-name="T128">to_list</text:span> <text:span text:style-name="T333">== </text:span>0 – <text:span text:style-name="T333"><text:s/></text:span>return the result as a stem list each line separate </text:p>
      <text:p text:style-name="P164"><text:span text:style-name="T128">is_binary</text:span> =<text:span text:style-name="T232">= </text:span>1 – return the result as a base 64 encoded string of bytes.</text:p>
      <text:p text:style-name="P164">If no second argument is given, the result is simply a string <text:span text:style-name="T231">of the entire contents of the file</text:span>.</text:p>
      <text:p text:style-name="P332">Output</text:p>
      <text:p text:style-name="P208">Either a simple string (only file name is given), a stem if it is flagged as a list or a base64 string if it si flagged as binary.</text:p>
      <text:p text:style-name="P332">Examples</text:p>
      <text:p text:style-name="Preformatted_20_Text">cfg. := read_file('/var/lib/tomcat/conf/server.xml', 0);</text:p>
      <text:p text:style-name="Preformatted_20_Text"/>
      <text:p text:style-name="P165">Would read in the file /var/lib/tomcat/conf/server.xml and return a stem. Each line in the file is in order in <text:span text:style-name="T7">cfg.0</text:span>, <text:span text:style-name="T7">cfg.1</text:span>, … <text:span text:style-name="T233">Compare this with</text:span></text:p>
      <text:p text:style-name="P276"><text:span text:style-name="T233">big_string</text:span> := read_file('/var/lib/tomcat/conf/server.xml');</text:p>
      <text:p text:style-name="P276"/>
      <text:p text:style-name="P166">Which reads the same file and puts the entire thing in a single string.</text:p>
      <text:p text:style-name="Preformatted_20_Text">my_b64 := read_file(<text:span text:style-name="T232">'/var/lib/crypto/keystore.jks'</text:span> , 1);</text:p>
      <text:p text:style-name="Preformatted_20_Text"/>
      <text:p text:style-name="P166">this reads the keystore.jks file (which is binary) and base64 encodes it, storing it in the <text:span text:style-name="T7">my_b64</text:span><text:span text:style-name="T56"> variable. QDL does not have the capacity to do low-level operations on binary data, but it can move them where they need to go faithfully.</text:span></text:p>
      <text:p text:style-name="P55">A couple of more examples:</text:p>
      <text:p text:style-name="Preformatted_20_Text"><text:s text:c="6"/>// <text:span text:style-name="T236">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236">read the exact same file and turn the bytes into a base 64 string.</text:span></text:p>
      <text:p text:style-name="Preformatted_20_Text"><text:soft-page-break/><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70">(This is the sample hello world program for qdl). </text:p>
      <text:h text:style-name="P412" text:outline-level="3"><text:bookmark-start text:name="__RefHeading___Toc712_3277173355"/>scan<text:bookmark-end text:name="__RefHeading___Toc712_3277173355"/></text:h>
      <text:p text:style-name="P332">Description</text:p>
      <text:p text:style-name="P167">Prompt a user for input</text:p>
      <text:p text:style-name="P332">Usage</text:p>
      <text:p text:style-name="Preformatted_20_Text">scan([prompt])</text:p>
      <text:p text:style-name="P332">Arguments</text:p>
      <text:p text:style-name="P167"><text:span text:style-name="T128">prompt</text:span> (optional) – something to print out, probably cuing the user.</text:p>
      <text:p text:style-name="P332">Output</text:p>
      <text:p text:style-name="P167">Whatever the user types in as a string. There is no end of line marker returned.</text:p>
      <text:p text:style-name="P33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68">So the user sees the prompt (in this case “do you want to continue?(y/n):”) and types in the response of “y”, which is stored in the variable <text:span text:style-name="T7">response</text:span><text:span text:style-name="T56">. </text:span><text:span text:style-name="T67">In this next example we input a loop in buffer mode, then execute it. </text:span><text:span text:style-name="T80">(This assumes that local buffering is on in the workspace so you can use the )edit command).</text:span></text:p>
      <text:p text:style-name="Preformatted_20_Text">)<text:span text:style-name="T333">edit</text:span></text:p>
      <text:p text:style-name="P450">edit&gt; i</text:p>
      <text:p text:style-name="Preformatted_20_Text">stop_looping := 'n';</text:p>
      <text:p text:style-name="Preformatted_20_Text">while[</text:p>
      <text:p text:style-name="Preformatted_20_Text"><text:s text:c="6"/><text:span text:style-name="T200">stop_looping != 'y'</text:span></text:p>
      <text:p text:style-name="Preformatted_20_Text"><text:s text:c="3"/><text:span text:style-name="T200">]do[</text:span></text:p>
      <text:p text:style-name="Preformatted_20_Text"><text:soft-page-break/><text:s text:c="6"/><text:span text:style-name="T200">stop_looping := scan('stop looping? (y/n):');</text:span></text:p>
      <text:p text:style-name="Preformatted_20_Text"><text:s/><text:span text:style-name="T200">]; //end do</text:span></text:p>
      <text:p text:style-name="Preformatted_20_Text">.</text:p>
      <text:p text:style-name="P450">edit&gt;q</text:p>
      <text:p text:style-name="Preformatted_20_Text">stop looping? (y/n):foo</text:p>
      <text:p text:style-name="Preformatted_20_Text">stop looping? (y/n):bar</text:p>
      <text:p text:style-name="Preformatted_20_Text">stop looping? (y/n):y</text:p>
      <text:p text:style-name="Preformatted_20_Text"/>
      <text:p text:style-name="P169">Only when we enter the expected response of “y” does it stop.</text:p>
      <text:h text:style-name="Heading_20_3" text:outline-level="3"><text:bookmark-start text:name="__RefHeading___Toc6465_212472510"/>vf<text:span text:style-name="T276">s</text:span>_mount<text:bookmark-end text:name="__RefHeading___Toc6465_212472510"/></text:h>
      <text:p text:style-name="Heading">Description</text:p>
      <text:p text:style-name="P212">Mount a virtual file system</text:p>
      <text:p text:style-name="Heading">Usage</text:p>
      <text:p text:style-name="Preformatted_20_Text">vfs_mount(<text:span text:style-name="T336">cfg.</text:span>)</text:p>
      <text:p text:style-name="Heading">Arguments</text:p>
      <text:p text:style-name="P369"><text:span text:style-name="T128">cfg.</text:span> = a stem that contains the configuration for this type. </text:p>
      <text:p text:style-name="P370"><text:span text:style-name="T323">p</text:span><text:span text:style-name="T128">ermissions</text:span> (optional) <text:span text:style-name="T278">= </text:span><text:s/>the permissions the VFS has. These are 'r' for read and 'w' for write. <text:span text:style-name="T278">If omitted, the VFS is mounted in read-only mode.</text:span></text:p>
      <text:p text:style-name="P371">Required entries <text:span text:style-name="T340">for the following types</text:span></text:p>
      <text:p text:style-name="P373"><text:span text:style-name="T127">type</text:span> <text:span text:style-name="T34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73"><text:span text:style-name="T341"/></text:p>
      <text:p text:style-name="P368"><text:span text:style-name="T128">scheme</text:span> <text:span text:style-name="T278">=</text:span> the scheme (label) for this system</text:p>
      <text:p text:style-name="P368"><text:span text:style-name="T128">mount_point</text:span> <text:span text:style-name="T278">=</text:span> the internal path (starts with a /) for programs to refer to.</text:p>
      <text:p text:style-name="P372"><text:span text:style-name="T324">access</text:span><text:span text:style-name="T128"> = </text:span><text:span text:style-name="T343">(optional) the permissions, ‘r' for readable, ‘w' for writeable or ‘rw' for both. Omitting this mounts the VFS in read-only mode.</text:span></text:p>
      <text:p text:style-name="P374"><text:span text:style-name="T162">Here are the supported other parameters by type.</text:span></text:p>
      <text:p text:style-name="Heading">memory</text:p>
      <text:p text:style-name="P374">No other parameters are required.</text:p>
      <text:p text:style-name="P375">Example</text:p>
      <text:p text:style-name="Preformatted_20_Text">cfg.<text:span text:style-name="T346">type :='memory';</text:span></text:p>
      <text:p text:style-name="P455">cfg.scheme := ‘ram-disk';</text:p>
      <text:p text:style-name="P455">cfg.mount_point := ‘/vfs/cache';</text:p>
      <text:p text:style-name="P455"><text:soft-page-break/>cfg.<text:span text:style-name="T347">access </text:span>:= ‘rw';</text:p>
      <text:p text:style-name="P455">vfs_mount(cfg.);</text:p>
      <text:p text:style-name="P455"/>
      <text:p text:style-name="Text_20_body">This would create a memory store mounte<text:span text:style-name="T346">d</text:span> at /<text:span text:style-name="T56">vfs/cache </text:span><text:span text:style-name="T81">and accessible with the prefix ram-disk, e.g.</text:span></text:p>
      <text:p text:style-name="Preformatted_20_Text">read_file(‘ram-disk#/vfs/cache/bigfile.txt);</text:p>
      <text:p text:style-name="Heading">pass_through</text:p>
      <text:p text:style-name="P374"><text:span text:style-name="T128">root_dir</text:span> = The directory that servers as the root for this VFS. All files and directories will be created under this</text:p>
      <text:p text:style-name="Heading">zip</text:p>
      <text:p text:style-name="P374"><text:span text:style-name="T128">zip_file</text:span> = the absolute path to the zip file that will be mounted. All zip-based VFS are read only.</text:p>
      <text:p text:style-name="Heading">mysql</text:p>
      <text:p text:style-name="P374">This has a lot <text:span text:style-name="T358">of parameters </text:span>for connecting to a database</text:p>
      <text:p text:style-name="Heading">Output</text:p>
      <text:p text:style-name="P212">A 0 if there was no problem.</text:p>
      <text:p text:style-name="Heading">Examples</text:p>
      <text:p text:style-name="P212">In this example, we will mount a local file <text:span text:style-name="T277">system</text:span> and read a file. <text:span text:style-name="T277">We mount the VFS for both reads and writes.</text:span> You refer to a file in the vfs seamlessly using the scheme to prefix it. </text:p>
      <text:p text:style-name="P451"><text:s text:c="2"/><text:span text:style-name="T337">cfg.type :='pass_through';</text:span></text:p>
      <text:p text:style-name="P451"><text:s text:c="2"/><text:span text:style-name="T337">cfg.root := '/home/ncsa/dev/qdl/scripting'</text:span>;</text:p>
      <text:p text:style-name="P452"><text:s text:c="2"/><text:span text:style-name="T338">cfg.mount_point := ‘/';</text:span></text:p>
      <text:p text:style-name="P453"><text:s text:c="2"/>cfg.scheme := 'qdl-vfs';</text:p>
      <text:p text:style-name="P453"><text:s text:c="2"/>cfg.<text:span text:style-name="T347">access</text:span>:= ‘rw';</text:p>
      <text:p text:style-name="P451"><text:s text:c="2"/>vfs_mount(<text:span text:style-name="T337">cfg.</text:span>);</text:p>
      <text:p text:style-name="Preformatted_20_Text">0</text:p>
      <text:p text:style-name="Preformatted_20_Text"><text:s text:c="3"/>read_file('qdl-vfs<text:span text:style-name="T28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76">lots more</text:span></text:p>
      <text:p text:style-name="Text_20_body"/>
      <text:p text:style-name="Heading">Another way of doing the previous example.</text:p>
      <text:p text:style-name="P371">You can also just set all the parameters and box them up. This will, or course, remove these from the symbol table. </text:p>
      <text:p text:style-name="Preformatted_20_Text"><text:s text:c="2"/>type :='pass_through';</text:p>
      <text:p text:style-name="Preformatted_20_Text"><text:s text:c="2"/><text:span text:style-name="T337">root := '/home/ncsa/dev/qdl/scripting'</text:span>;</text:p>
      <text:p text:style-name="Preformatted_20_Text"><text:s text:c="2"/><text:span text:style-name="T338">mount_point := ‘/';</text:span></text:p>
      <text:p text:style-name="Preformatted_20_Text"><text:s text:c="2"/>scheme := 'qdl-vfs';</text:p>
      <text:p text:style-name="Preformatted_20_Text"><text:soft-page-break/><text:s text:c="2"/>permissions := ‘rw';</text:p>
      <text:p text:style-name="P454"><text:s text:c="2"/>cfg. := box(type,root,mount_point,scheme, permissions);</text:p>
      <text:p text:style-name="Preformatted_20_Text"><text:s text:c="2"/>vfs_mount(<text:span text:style-name="T339">cfg.</text:span>);<text:line-break/></text:p>
      <text:p text:style-name="P212">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2">(The reason for this on a server is security: Often servers run with enhanced privileges which may be inherited by applications. QDL always seeks to be a good citizen and only allows what is specifically granted to it.)</text:p>
      <text:h text:style-name="P412" text:outline-level="3"><text:bookmark-start text:name="__RefHeading___Toc714_3277173355"/>write_file<text:bookmark-end text:name="__RefHeading___Toc714_3277173355"/></text:h>
      <text:p text:style-name="P332">Description</text:p>
      <text:p text:style-name="P171">write contents to a file</text:p>
      <text:p text:style-name="P332">Usage</text:p>
      <text:p text:style-name="Preformatted_20_Text">write_file(file_name, contents <text:span text:style-name="T237">[,is_base64]</text:span>)</text:p>
      <text:p text:style-name="P332">Arguments</text:p>
      <text:p text:style-name="P172"><text:span text:style-name="T128">file_name</text:span> – the name of the file. </text:p>
      <text:p text:style-name="P172"><text:span text:style-name="T128">contents</text:span> = A string or a stem list. If the stem is not a list (so indices 0, 1, …) then this will fail/</text:p>
      <text:p text:style-name="P172"><text:span text:style-name="T128">is_base64</text:span> (optional) – if <text:span text:style-name="T2">true</text:span><text:span text:style-name="T44"> then try to decode this into binary and write it as a binary object.</text:span></text:p>
      <text:p text:style-name="P332">Output</text:p>
      <text:p text:style-name="P172">Returns <text:span text:style-name="T2">true</text:span> if this succeeded.</text:p>
      <text:p text:style-name="P332">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3"/>
      <text:p text:style-name="P17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58">A script is simply a sequence of QDL commands in a file. You may run scripts in a variety of ways and these commands let you do it from in the workspace.</text:p>
      <text:h text:style-name="P412" text:outline-level="3"><text:bookmark-start text:name="__RefHeading___Toc718_3277173355"/><text:soft-page-break/>execute<text:bookmark-end text:name="__RefHeading___Toc718_3277173355"/></text:h>
      <text:p text:style-name="P332">Description</text:p>
      <text:p text:style-name="P159">Send a string to the interpreter and evaluate it.</text:p>
      <text:p text:style-name="P332">Usage</text:p>
      <text:p text:style-name="Preformatted_20_Text">execute(string)</text:p>
      <text:p text:style-name="P332">Arguments</text:p>
      <text:p text:style-name="P159"><text:span text:style-name="T128">string</text:span> – the string to be executed. This must be a valid QDL statement or it will fail</text:p>
      <text:p text:style-name="P332">Output</text:p>
      <text:p text:style-name="P160">Whatever the executes statement outputs.</text:p>
      <text:p text:style-name="P33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43" text:outline-level="3"/>
      <text:h text:style-name="P412" text:outline-level="3"><text:bookmark-start text:name="__RefHeading___Toc720_3277173355"/>load_script<text:bookmark-end text:name="__RefHeading___Toc720_3277173355"/></text:h>
      <text:p text:style-name="P332">Description</text:p>
      <text:p text:style-name="P169">Read a script from a file and execute it in the current environment. This means that any variables it sets of functions it defines are now part of the active workspace. Caution that this will overwrite whatever you have if there is a name clash.</text:p>
      <text:p text:style-name="P332">Usage</text:p>
      <text:p text:style-name="Preformatted_20_Text">load_script(file_name)</text:p>
      <text:p text:style-name="P332">Arguments</text:p>
      <text:p text:style-name="Text_20_body"><text:span text:style-name="T152">file_name</text:span> – the fully qualified path to the file</text:p>
      <text:p text:style-name="P332">Output</text:p>
      <text:p text:style-name="P169">None</text:p>
      <text:p text:style-name="P332"><text:soft-page-break/>Examples</text:p>
      <text:p text:style-name="Preformatted_20_Text">load_<text:span text:style-name="T234">script</text:span>('/<text:span text:style-name="T234">home/bob/qdl/math_util.qdl');</text:span></text:p>
      <text:p text:style-name="Preformatted_20_Text"/>
      <text:h text:style-name="P412" text:outline-level="3"><text:bookmark-start text:name="__RefHeading___Toc722_3277173355"/>run_script<text:bookmark-end text:name="__RefHeading___Toc722_3277173355"/></text:h>
      <text:p text:style-name="P332">Description</text:p>
      <text:p text:style-name="P169">Read a script from a file and execute it in a completely new environment. The output of the file is piped to the current console. </text:p>
      <text:p text:style-name="P332">Usage</text:p>
      <text:p text:style-name="Preformatted_20_Text">run_script(file_name)</text:p>
      <text:p text:style-name="P332">Arguments</text:p>
      <text:p text:style-name="Text_20_body"><text:span text:style-name="T128">file_name</text:span> – the fully qualified path to the file</text:p>
      <text:p text:style-name="P332">Output</text:p>
      <text:p text:style-name="P169">none</text:p>
      <text:p text:style-name="P332">Examples</text:p>
      <text:p text:style-name="Preformatted_20_Text">run_script('/home/bob/qdl/<text:span text:style-name="T235">format_reports.qdl');</text:span></text:p>
      <text:h text:style-name="Heading_20_2" text:outline-level="2"><text:bookmark-start text:name="__RefHeading___Toc753_3277173355"/>General functions<text:bookmark-end text:name="__RefHeading___Toc753_3277173355"/></text:h>
      <text:p text:style-name="P157">These are functions that are generally appli<text:span text:style-name="T235">c</text:span>able and do not fall in to the other categories.</text:p>
      <text:h text:style-name="P433" text:outline-level="3"><text:bookmark-start text:name="__RefHeading___Toc755_3277173355"/>is_defined<text:bookmark-end text:name="__RefHeading___Toc755_3277173355"/></text:h>
      <text:p text:style-name="P333">Description</text:p>
      <text:p text:style-name="P106">A scalar-only function that will return if a given variable is defined, <text:span text:style-name="T7">i.e</text:span>., has been assigned a value.</text:p>
      <text:p text:style-name="P333">Usage</text:p>
      <text:p text:style-name="P275">is_defined(<text:span text:style-name="T7">var</text:span><text:span text:style-name="T56">)</text:span></text:p>
      <text:p text:style-name="P333">Arguments</text:p>
      <text:p text:style-name="P106"><text:span text:style-name="T128">var</text:span> is the variable. Remember that stem variables end with a period if you are addressing the entire thing.</text:p>
      <text:p text:style-name="P333">Output</text:p>
      <text:p text:style-name="P106">A boolean.</text:p>
      <text:p text:style-name="P333"><text:soft-page-break/>Examples</text:p>
      <text:p text:style-name="P275"><text:s text:c="4"/>a := 'foo';</text:p>
      <text:p text:style-name="P275"><text:s text:c="4"/>say(is_defined(a));</text:p>
      <text:p text:style-name="P275">true</text:p>
      <text:p text:style-name="P275"/>
      <text:p text:style-name="P275"><text:s text:c="4"/>say(is_defined(b));</text:p>
      <text:p text:style-name="P275">false</text:p>
      <text:p text:style-name="P275"/>
      <text:p text:style-name="P277"><text:s text:c="4"/>b. := make_index(4);</text:p>
      <text:p text:style-name="P277"><text:s text:c="4"/>say(is_defined(b.));</text:p>
      <text:p text:style-name="P275">true</text:p>
      <text:p text:style-name="P275"/>
      <text:p text:style-name="P275"><text:s text:c="4"/>say(is_defined(b.1));</text:p>
      <text:p text:style-name="P275">true</text:p>
      <text:p text:style-name="P275"/>
      <text:p text:style-name="P275"><text:s text:c="4"/>say(is_defined(b.woof));</text:p>
      <text:p text:style-name="P275">false</text:p>
      <text:p text:style-name="P106"><text:line-break/>This last example shows that if a stem is defined, then you can use this to check the elements as well.</text:p>
      <text:h text:style-name="P444" text:outline-level="3"><text:bookmark-start text:name="__RefHeading___Toc570_3277173355"/>is_function<text:bookmark-end text:name="__RefHeading___Toc570_3277173355"/></text:h>
      <text:p text:style-name="P333">Description</text:p>
      <text:p text:style-name="P117">Checks if a symbol is a function.</text:p>
      <text:p text:style-name="P333">Usage</text:p>
      <text:p text:style-name="P118">is_function(<text:span text:style-name="T7">var </text:span><text:span text:style-name="T8">[, argCount]</text:span>)</text:p>
      <text:p text:style-name="P333">Arguments</text:p>
      <text:p text:style-name="P118"><text:span text:style-name="T128">var</text:span> is a string that contains the name of the function.</text:p>
      <text:p text:style-name="P119"><text:span text:style-name="T134">a</text:span><text:span text:style-name="T128">rgCount</text:span> <text:span text:style-name="T235">(</text:span>optional<text:span text:style-name="T235">) – </text:span><text:s/>This is the number of arguments that the function may accept. If you omit it than the result will reflect if there is <text:span text:style-name="T32"><text:s/>any</text:span><text:span text:style-name="T88"> such named function, regardless of argument count.</text:span></text:p>
      <text:p text:style-name="P333">Output</text:p>
      <text:p text:style-name="P118">A boolean which is <text:span text:style-name="T2">true</text:span><text:span text:style-name="T44"> if the function is defined in the current scope.</text:span></text:p>
      <text:p text:style-name="P333">Examples</text:p>
      <text:p text:style-name="P118">In this case, a function, <text:span text:style-name="T7">f</text:span><text:span text:style-name="T56"> is defined in a module called </text:span><text:span text:style-name="T7">mytest:functions</text:span><text:span text:style-name="T56"> </text:span></text:p>
      <text:p text:style-name="P275"><text:s text:c="4"/>say(is_defined('f'));</text:p>
      <text:p text:style-name="P275">false</text:p>
      <text:p text:style-name="P275"><text:s text:c="4"/>import('mytest:functions');</text:p>
      <text:p text:style-name="P275"><text:s text:c="4"/>say(is_defined('f'));</text:p>
      <text:p text:style-name="P275">true</text:p>
      <text:p text:style-name="P56"/>
      <text:p text:style-name="P57"><text:soft-page-break/>This also works with stem elements, so</text:p>
      <text:p text:style-name="P57">is_defined(t.x)</text:p>
      <text:p text:style-name="P57">would return true if the stem t. contained the element x.</text:p>
      <text:h text:style-name="P408" text:outline-level="3"><text:bookmark-start text:name="__RefHeading___Toc757_3277173355"/>remove<text:bookmark-end text:name="__RefHeading___Toc757_3277173355"/></text:h>
      <text:p text:style-name="P333">Description</text:p>
      <text:p text:style-name="P156">Remove a stem and its values from the symbol table</text:p>
      <text:p text:style-name="P333">Usage</text:p>
      <text:p text:style-name="P275">remove(<text:span text:style-name="T229">var</text:span>)</text:p>
      <text:p text:style-name="P333">Arguments</text:p>
      <text:p text:style-name="P156">var – a scalar or stem to be removed.</text:p>
      <text:p text:style-name="P333">Output</text:p>
      <text:p text:style-name="P156">none</text:p>
      <text:p text:style-name="P338">Examples</text:p>
      <text:p text:style-name="P178">Here we define a stem and check is defined, then remove it.</text:p>
      <text:p text:style-name="P275"><text:s text:c="4"/>t. := indices(5);</text:p>
      <text:p text:style-name="P275"><text:s text:c="4"/>say(is_defined(t.));</text:p>
      <text:p text:style-name="P275">true</text:p>
      <text:p text:style-name="P275"/>
      <text:p text:style-name="P275"><text:s text:c="4"/>remove(t.);</text:p>
      <text:p text:style-name="P275"><text:s text:c="4"/>say(is_defined(t.));</text:p>
      <text:p text:style-name="P275">false</text:p>
      <text:p text:style-name="P275"/>
      <text:p text:style-name="P156">Here we set a variable then remove it.</text:p>
      <text:p text:style-name="P275"><text:s text:c="4"/></text:p>
      <text:p text:style-name="P275"><text:s text:c="4"/>p := 'abc';</text:p>
      <text:p text:style-name="P275"><text:s text:c="4"/>say(is_defined(p));</text:p>
      <text:p text:style-name="P275">true</text:p>
      <text:p text:style-name="P275"><text:s text:c="4"/>remove(p);</text:p>
      <text:p text:style-name="P275"><text:s text:c="4"/>say(is_defined(p));</text:p>
      <text:p text:style-name="P275">false</text:p>
      <text:p text:style-name="Text_20_body"/>
      <text:p text:style-name="P211">Also, this will remove entries to stems, so</text:p>
      <text:p text:style-name="Preformatted_20_Text">remove(t.b)</text:p>
      <text:p text:style-name="P211">will remove the entry with index b from the stem t. Similarly</text:p>
      <text:p text:style-name="Preformatted_20_Text">remove(t.x.)</text:p>
      <text:p text:style-name="P211">will remove <text:span text:style-name="T56">the </text:span><text:span text:style-name="T7">entire</text:span><text:span text:style-name="T56"> sub-stem x. </text:span><text:span text:style-name="T72">Use with care!</text:span></text:p>
      <text:p text:style-name="Preformatted_20_Text"><text:soft-page-break/><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293">true</text:p>
      <text:p text:style-name="P292"><text:s text:c="2"/>is_defined(stem.0)</text:p>
      <text:p text:style-name="P292">false</text:p>
      <text:p text:style-name="P292"/>
      <text:p text:style-name="P292"/>
      <text:p text:style-name="Preformatted_20_Text"><text:s text:c="2"/>stem.</text:p>
      <text:p text:style-name="Preformatted_20_Text">{0.={0=0, 1=1, 2=2}}</text:p>
      <text:p text:style-name="Preformatted_20_Text"><text:s text:c="2"/>is_defined(stem.0.)</text:p>
      <text:p text:style-name="Preformatted_20_Text">true</text:p>
      <text:h text:style-name="P446" text:outline-level="3">var_type</text:h>
      <text:p text:style-name="P393">Description</text:p>
      <text:p text:style-name="P394">For a given variable, return an integer that tells what the stored type is. This is very useful in, for instance, writing switch statements to process the contents of a stem whose elements are unknown.</text:p>
      <text:p text:style-name="P393">Usage</text:p>
      <text:p text:style-name="P388">var_type(arg0, arg1, arg2, ...)</text:p>
      <text:p text:style-name="P393">Arguments</text:p>
      <text:p text:style-name="P394">arg0,… Each is an expression (which also means a variable or constant). Note that a list of arguments returns a stem list whose elements are the types of the arguments.</text:p>
      <text:p text:style-name="Heading">Output</text:p>
      <text:p text:style-name="P393">The possible results are all integers and are</text:p>
      <table:table table:name="Table1" table:style-name="Table1">
        <table:table-column table:style-name="Table1.A"/>
        <table:table-column table:style-name="Table1.B"/>
        <table:table-row>
          <table:table-cell table:style-name="Table1.A1" office:value-type="string">
            <text:p text:style-name="P471">Value</text:p>
          </table:table-cell>
          <table:table-cell table:style-name="Table1.B1" office:value-type="string">
            <text:p text:style-name="P471">Variable type</text:p>
          </table:table-cell>
        </table:table-row>
        <table:table-row>
          <table:table-cell table:style-name="Table1.A2" office:value-type="string">
            <text:p text:style-name="P470">-<text:span text:style-name="T362">1</text:span></text:p>
          </table:table-cell>
          <table:table-cell table:style-name="Table1.B2" office:value-type="string">
            <text:p text:style-name="P468"><text:span text:style-name="T363">u</text:span>ndefined <text:span text:style-name="T363">variable</text:span></text:p>
          </table:table-cell>
        </table:table-row>
        <table:table-row>
          <table:table-cell table:style-name="Table1.A2" office:value-type="string">
            <text:p text:style-name="P469">0</text:p>
          </table:table-cell>
          <table:table-cell table:style-name="Table1.B2" office:value-type="string">
            <text:p text:style-name="P468">null</text:p>
          </table:table-cell>
        </table:table-row>
        <table:table-row>
          <table:table-cell table:style-name="Table1.A2" office:value-type="string">
            <text:p text:style-name="P469">1</text:p>
          </table:table-cell>
          <table:table-cell table:style-name="Table1.B2" office:value-type="string">
            <text:p text:style-name="P468">boolean</text:p>
          </table:table-cell>
        </table:table-row>
        <table:table-row>
          <table:table-cell table:style-name="Table1.A2" office:value-type="string">
            <text:p text:style-name="P469">2</text:p>
          </table:table-cell>
          <table:table-cell table:style-name="Table1.B2" office:value-type="string">
            <text:p text:style-name="P468">long</text:p>
          </table:table-cell>
        </table:table-row>
        <table:table-row>
          <table:table-cell table:style-name="Table1.A2" office:value-type="string">
            <text:p text:style-name="P469">3</text:p>
          </table:table-cell>
          <table:table-cell table:style-name="Table1.B2" office:value-type="string">
            <text:p text:style-name="P468">string</text:p>
          </table:table-cell>
        </table:table-row>
        <table:table-row>
          <table:table-cell table:style-name="Table1.A2" office:value-type="string">
            <text:p text:style-name="P469">4</text:p>
          </table:table-cell>
          <table:table-cell table:style-name="Table1.B2" office:value-type="string">
            <text:p text:style-name="P468">stem </text:p>
          </table:table-cell>
        </table:table-row>
        <table:table-row>
          <table:table-cell table:style-name="Table1.A2" office:value-type="string">
            <text:p text:style-name="P469">5</text:p>
          </table:table-cell>
          <table:table-cell table:style-name="Table1.B2" office:value-type="string">
            <text:p text:style-name="P468">decimal</text:p>
          </table:table-cell>
        </table:table-row>
      </table:table>
      <text:p text:style-name="Heading">Examples</text:p>
      <text:p text:style-name="P394">We will define a stem with several elements. </text:p>
      <text:p text:style-name="P461"><text:bookmark-start text:name="__DdeLink__9815_189047918"/><text:s text:c="4"/>a.0 := 42</text:p>
      <text:p text:style-name="P461"><text:s text:c="4"/>a.1. := random(3)</text:p>
      <text:p text:style-name="P461"><text:soft-page-break/><text:s text:c="4"/>a.2 := ‘foo’</text:p>
      <text:p text:style-name="P461"><text:s text:c="4"/>a.4 := true</text:p>
      <text:p text:style-name="P461"><text:s text:c="4"/>a.5 := -34555.554345</text:p>
      <text:p text:style-name="P461"><text:s text:c="4"/>a.6 := null</text:p>
      <text:p text:style-name="Text_20_body"/>
      <text:p text:style-name="Text_20_body"><text:span text:style-name="T364">N</text:span>ote that there is no <text:span text:style-name="T128">a.3</text:span> element – it is undefined. <text:span text:style-name="T364">The entire stem can have its type checked</text:span></text:p>
      <text:p text:style-name="P462"><text:s text:c="2"/>var_type(a.)</text:p>
      <text:p text:style-name="P462">4<text:bookmark-end text:name="__DdeLink__9815_189047918"/></text:p>
      <text:p text:style-name="Text_20_body"><text:line-break/><text:span text:style-name="T365">This means it is a stem. Next, we loop through the elements and say what the type of each is. Note that the key set does not touch </text:span><text:span text:style-name="T328">a.3</text:span><text:span text:style-name="T36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63">0</text:p>
      <text:p text:style-name="Preformatted_20_Text"/>
      <text:p text:style-name="Preformatted_20_Text"><text:s text:c="2"/>var_type(a.0, a.2, a.3)</text:p>
      <text:p text:style-name="Preformatted_20_Text">{0=2, 1=3, 2=-<text:span text:style-name="T365">1</text:span>}</text:p>
      <text:p text:style-name="Text_20_body"><text:line-break/><text:span text:style-name="T365">Note that the last one returns a -1, meaning that a.3 is undefined. </text:span></text:p>
      <text:p text:style-name="P395">For example, <text:span text:style-name="T369">how to use it with a switch statement:</text:span></text:p>
      <text:p text:style-name="P467"><text:s text:c="4"/>)buffer local on</text:p>
      <text:p text:style-name="P46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369">q </text:span></text:p>
      <text:p text:style-name="P467">done</text:p>
      <text:p text:style-name="P467"><text:s text:c="4"/>)</text:p>
      <text:p text:style-name="P466">integer:42</text:p>
      <text:p text:style-name="P466">{0=-6087687479374980224, 1=-6728256611667942117, 2=5319763765663058324}</text:p>
      <text:p text:style-name="P466">string:foo</text:p>
      <text:p text:style-name="P466">boolean:true</text:p>
      <text:p text:style-name="P466">decimal:-34555.554345</text:p>
      <text:p text:style-name="P466">null <text:s text:c="2"/><text:span text:style-name="T4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09T15:42:32.449096131</dc:date>
    <meta:editing-duration>P43DT18H33M42S</meta:editing-duration>
    <meta:editing-cycles>314</meta:editing-cycles>
    <meta:generator>LibreOffice/6.0.7.3$Linux_X86_64 LibreOffice_project/00m0$Build-3</meta:generator>
    <meta:print-date>2020-01-29T17:06:18.687854046</meta:print-date>
    <meta:document-statistic meta:table-count="1" meta:image-count="0" meta:object-count="0" meta:page-count="73" meta:paragraph-count="2112" meta:word-count="14326" meta:character-count="87022" meta:non-whitespace-character-count="72384"/>
  </office:meta>
</office:document-meta>
</file>